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6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3.48mm"/>
    </style:style>
    <style:style style:name="co5" style:family="table-column">
      <style:table-column-properties fo:break-before="auto" style:column-width="14.71mm"/>
    </style:style>
    <style:style style:name="co6" style:family="table-column">
      <style:table-column-properties fo:break-before="auto" style:column-width="18.19mm"/>
    </style:style>
    <style:style style:name="co7" style:family="table-column">
      <style:table-column-properties fo:break-before="auto" style:column-width="28.42mm"/>
    </style:style>
    <style:style style:name="co8" style:family="table-column">
      <style:table-column-properties fo:break-before="auto" style:column-width="29.65mm"/>
    </style:style>
    <style:style style:name="co9" style:family="table-column">
      <style:table-column-properties fo:break-before="auto" style:column-width="61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6.63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 fo:border="4.51pt double #000000" style:border-line-width="0.53mm 0.53mm 0.53mm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4.51pt double #000000" style:border-line-width-left="0.53mm 0.53mm 0.53mm" fo:border-right="4.51pt double #000000" style:border-line-width-right="0.53mm 0.53mm 0.53mm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4.51pt double #000000" style:border-line-width-bottom="0.53mm 0.53mm 0.53mm" style:text-align-source="fix" style:repeat-content="false" fo:border-left="none" fo:border-right="none" fo:border-top="4.51pt double #000000" style:border-line-width-top="0.53mm 0.53mm 0.53mm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2.55pt double #000000" style:border-line-width="0.3mm 0.3mm 0.3mm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2.55pt double #000000" style:border-line-width-left="0.3mm 0.3mm 0.3mm" fo:border-right="2.55pt double #000000" style:border-line-width-right="0.3mm 0.3mm 0.3mm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2.55pt double #000000" style:border-line-width-bottom="0.3mm 0.3mm 0.3mm" style:text-align-source="fix" style:repeat-content="false" fo:border-left="none" fo:border-right="none" fo:border-top="2.55pt double #000000" style:border-line-width-top="0.3mm 0.3mm 0.3mm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" style:family="table-cell" style:parent-style-name="Default">
      <style:text-properties style:use-window-font-color="true"/>
    </style:style>
    <style:style style:name="ce25" style:family="table-cell" style:parent-style-name="Default">
      <style:text-properties fo:color="#bf0041"/>
    </style:style>
    <style:style style:name="ce27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ourHistogram" table:style-name="ta1">
        <table:shapes>
          <draw:frame draw:z-index="0" draw:style-name="gr1" draw:text-style-name="P1" svg:width="202.19mm" svg:height="114.69mm" svg:x="459.5mm" svg:y="17.76mm">
            <draw:object draw:notify-on-update-of-ranges="colourHistogram.Z4:colourHistogram.Z4 colourHistogram.Z5:colourHistogram.Z49 colourHistogram.AA4:colourHistogram.AA4 colourHistogram.AA5:colourHistogram.AA49 colourHistogram.Z4:colourHistogram.Z4 colourHistogram.Z5:colourHistogram.Z49 colourHistogram.AB4:colourHistogram.AB4 colourHistogram.AB5:colourHistogram.AB49 colourHistogram.Z4:colourHistogram.Z4 colourHistogram.Z5:colourHistogram.Z49 colourHistogram.AC4:colourHistogram.AC4 colourHistogram.AC5:colourHistogram.AC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0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4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26" calcext:value-type="float">
            <text:p>0.126</text:p>
          </table:table-cell>
          <table:table-cell table:number-columns-repeated="22"/>
          <table:table-cell office:value-type="string" calcext:value-type="string">
            <text:p>n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Mahalanobi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02" calcext:value-type="float">
            <text:p>0.1002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3" office:value-type="float" office:value="0.120446041934112" calcext:value-type="float">
            <text:p>0.120446041934112</text:p>
          </table:table-cell>
          <table:table-cell table:number-columns-repeated="10"/>
          <table:table-cell office:value-type="string" calcext:value-type="string">
            <text:p>Pca, 5</text:p>
          </table:table-cell>
          <table:table-cell office:value-type="float" office:value="0.152460733789203" calcext:value-type="float">
            <text:p>0.152460733789203</text:p>
          </table:table-cell>
        </table:table-row>
        <table:table-row table:style-name="ro1">
          <table:table-cell table:number-columns-repeated="25"/>
          <table:table-cell office:value-type="float" office:value="2" calcext:value-type="float">
            <text:p>2</text:p>
          </table:table-cell>
          <table:table-cell office:value-type="float" office:value="0.123998096912248" calcext:value-type="float">
            <text:p>0.123998096912248</text:p>
          </table:table-cell>
          <table:table-cell office:value-type="float" office:value="0.122036644821085" calcext:value-type="float">
            <text:p>0.122036644821085</text:p>
          </table:table-cell>
          <table:table-cell office:value-type="float" office:value="0.12210147550716" calcext:value-type="float">
            <text:p>0.122101475507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office:value-type="float" office:value="0.109204791400542" calcext:value-type="float">
            <text:p>0.109204791400542</text:p>
          </table:table-cell>
          <table:table-cell office:value-type="float" office:value="0.104887261664994" calcext:value-type="float">
            <text:p>0.104887261664994</text:p>
          </table:table-cell>
          <table:table-cell office:value-type="float" office:value="0.105276741975648" calcext:value-type="float">
            <text:p>0.1052767419756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0124075059244571" calcext:value-type="float">
            <text:p>0.01240750592445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306559554738" calcext:value-type="float">
            <text:p>0.13306559554738</text:p>
          </table:table-cell>
          <table:table-cell office:value-type="float" office:value="0.126010342369976" calcext:value-type="float">
            <text:p>0.126010342369976</text:p>
          </table:table-cell>
          <table:table-cell office:value-type="float" office:value="0.118688005247139" calcext:value-type="float">
            <text:p>0.1186880052471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21692822943367" calcext:value-type="float">
            <text:p>0.021692822943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2146820405239" calcext:value-type="float">
            <text:p>0.152146820405239</text:p>
          </table:table-cell>
          <table:table-cell table:style-name="ce17" office:value-type="float" office:value="0.144644958223468" calcext:value-type="float">
            <text:p>0.144644958223468</text:p>
          </table:table-cell>
          <table:table-cell table:style-name="ce17" office:value-type="float" office:value="0.152460733789203" calcext:value-type="float">
            <text:p>0.1524607337892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306520530057552" calcext:value-type="float">
            <text:p>0.030652053005755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4257031268308" calcext:value-type="float">
            <text:p>0.154257031268308</text:p>
          </table:table-cell>
          <table:table-cell office:value-type="float" office:value="0.13997950700725" calcext:value-type="float">
            <text:p>0.13997950700725</text:p>
          </table:table-cell>
          <table:table-cell office:value-type="float" office:value="0.139662128728171" calcext:value-type="float">
            <text:p>0.1396621287281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8244667988586" calcext:value-type="float">
            <text:p>0.0358244667988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81109143919" calcext:value-type="float">
            <text:p>0.1481109143919</text:p>
          </table:table-cell>
          <table:table-cell office:value-type="float" office:value="0.138143021488532" calcext:value-type="float">
            <text:p>0.138143021488532</text:p>
          </table:table-cell>
          <table:table-cell office:value-type="float" office:value="0.137122866273028" calcext:value-type="float">
            <text:p>0.1371228662730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.0431707936354404" calcext:value-type="float">
            <text:p>0.0431707936354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42768454638591" calcext:value-type="float">
            <text:p>0.142768454638591</text:p>
          </table:table-cell>
          <table:table-cell office:value-type="float" office:value="0.124046725674837" calcext:value-type="float">
            <text:p>0.124046725674837</text:p>
          </table:table-cell>
          <table:table-cell office:value-type="float" office:value="0.121349611454459" calcext:value-type="float">
            <text:p>0.1213496114544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487929825409876" calcext:value-type="float">
            <text:p>0.048792982540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42310183600939" calcext:value-type="float">
            <text:p>0.142310183600939</text:p>
          </table:table-cell>
          <table:table-cell office:value-type="float" office:value="0.123521493433612" calcext:value-type="float">
            <text:p>0.123521493433612</text:p>
          </table:table-cell>
          <table:table-cell office:value-type="float" office:value="0.129200506513394" calcext:value-type="float">
            <text:p>0.1292005065133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14285714285714" calcext:value-type="float">
            <text:p>0.214285714285714</text:p>
          </table:table-cell>
          <table:table-cell office:value-type="float" office:value="0.0542061850306518" calcext:value-type="float">
            <text:p>0.05420618503065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55133302706283" calcext:value-type="float">
            <text:p>0.155133302706283</text:p>
          </table:table-cell>
          <table:table-cell office:value-type="float" office:value="0.132031593186733" calcext:value-type="float">
            <text:p>0.132031593186733</text:p>
          </table:table-cell>
          <table:table-cell office:value-type="float" office:value="0.12899557974317" calcext:value-type="float">
            <text:p>0.128995579743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0625" calcext:value-type="float">
            <text:p>0.20625</text:p>
          </table:table-cell>
          <table:table-cell office:value-type="float" office:value="0.0598283739361991" calcext:value-type="float">
            <text:p>0.0598283739361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59952370138737" calcext:value-type="float">
            <text:p>0.159952370138737</text:p>
          </table:table-cell>
          <table:table-cell office:value-type="float" office:value="0.136030619369085" calcext:value-type="float">
            <text:p>0.136030619369085</text:p>
          </table:table-cell>
          <table:table-cell office:value-type="float" office:value="0.129152093431815" calcext:value-type="float">
            <text:p>0.1291520934318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88888888888889" calcext:value-type="float">
            <text:p>0.188888888888889</text:p>
          </table:table-cell>
          <table:table-cell office:value-type="float" office:value="0.0615525118672335" calcext:value-type="float">
            <text:p>0.0615525118672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5218018288621" calcext:value-type="float">
            <text:p>0.15218018288621</text:p>
          </table:table-cell>
          <table:table-cell office:value-type="float" office:value="0.128818913864675" calcext:value-type="float">
            <text:p>0.128818913864675</text:p>
          </table:table-cell>
          <table:table-cell office:value-type="float" office:value="0.127865211744417" calcext:value-type="float">
            <text:p>0.127865211744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.0650007877293025" calcext:value-type="float">
            <text:p>0.0650007877293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4842953767783" calcext:value-type="float">
            <text:p>0.154842953767783</text:p>
          </table:table-cell>
          <table:table-cell office:value-type="float" office:value="0.126502617592079" calcext:value-type="float">
            <text:p>0.126502617592079</text:p>
          </table:table-cell>
          <table:table-cell office:value-type="float" office:value="0.118649416089617" calcext:value-type="float">
            <text:p>0.1186494160896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68181818181818" calcext:value-type="float">
            <text:p>0.168181818181818</text:p>
          </table:table-cell>
          <table:table-cell office:value-type="float" office:value="0.066724925660337" calcext:value-type="float">
            <text:p>0.066724925660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61051418745658" calcext:value-type="float">
            <text:p>0.161051418745658</text:p>
          </table:table-cell>
          <table:table-cell office:value-type="float" office:value="0.129894552010418" calcext:value-type="float">
            <text:p>0.129894552010418</text:p>
          </table:table-cell>
          <table:table-cell office:value-type="float" office:value="0.125347735700457" calcext:value-type="float">
            <text:p>0.1253477357004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625" calcext:value-type="float">
            <text:p>0.1625</text:p>
          </table:table-cell>
          <table:table-cell office:value-type="float" office:value="0.0706229766348497" calcext:value-type="float">
            <text:p>0.0706229766348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7" office:value-type="float" office:value="0.167072329800748" calcext:value-type="float">
            <text:p>0.167072329800748</text:p>
          </table:table-cell>
          <table:table-cell office:value-type="float" office:value="0.13026789224575" calcext:value-type="float">
            <text:p>0.13026789224575</text:p>
          </table:table-cell>
          <table:table-cell office:value-type="float" office:value="0.126435859884171" calcext:value-type="float">
            <text:p>0.1264358598841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53846153846154" calcext:value-type="float">
            <text:p>0.153846153846154</text:p>
          </table:table-cell>
          <table:table-cell office:value-type="float" office:value="0.0723471145658842" calcext:value-type="float">
            <text:p>0.07234711456588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60827664807655" calcext:value-type="float">
            <text:p>0.160827664807655</text:p>
          </table:table-cell>
          <table:table-cell office:value-type="float" office:value="0.123447502742563" calcext:value-type="float">
            <text:p>0.123447502742563</text:p>
          </table:table-cell>
          <table:table-cell office:value-type="float" office:value="0.123412713272751" calcext:value-type="float">
            <text:p>0.1234127132727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76245165540397" calcext:value-type="float">
            <text:p>0.07624516554039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64362261666687" calcext:value-type="float">
            <text:p>0.164362261666687</text:p>
          </table:table-cell>
          <table:table-cell office:value-type="float" office:value="0.12674735269922" calcext:value-type="float">
            <text:p>0.12674735269922</text:p>
          </table:table-cell>
          <table:table-cell office:value-type="float" office:value="0.118355471083547" calcext:value-type="float">
            <text:p>0.1183554710835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43333333333333" calcext:value-type="float">
            <text:p>0.143333333333333</text:p>
          </table:table-cell>
          <table:table-cell office:value-type="float" office:value="0.0779693034714314" calcext:value-type="float">
            <text:p>0.077969303471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66785688605479" calcext:value-type="float">
            <text:p>0.166785688605479</text:p>
          </table:table-cell>
          <table:table-cell office:value-type="float" office:value="0.126384466704904" calcext:value-type="float">
            <text:p>0.126384466704904</text:p>
          </table:table-cell>
          <table:table-cell office:value-type="float" office:value="0.120443491630761" calcext:value-type="float">
            <text:p>0.1204434916307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46875" calcext:value-type="float">
            <text:p>0.146875</text:p>
          </table:table-cell>
          <table:table-cell office:value-type="float" office:value="0.0846568687796864" calcext:value-type="float">
            <text:p>0.084656868779686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60263591228962" calcext:value-type="float">
            <text:p>0.160263591228962</text:p>
          </table:table-cell>
          <table:table-cell office:value-type="float" office:value="0.121441399275155" calcext:value-type="float">
            <text:p>0.121441399275155</text:p>
          </table:table-cell>
          <table:table-cell office:value-type="float" office:value="0.114037921846709" calcext:value-type="float">
            <text:p>0.1140379218467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914421857985963" calcext:value-type="float">
            <text:p>0.0914421857985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62020332299443" calcext:value-type="float">
            <text:p>0.162020332299443</text:p>
          </table:table-cell>
          <table:table-cell office:value-type="float" office:value="0.11313031539861" calcext:value-type="float">
            <text:p>0.11313031539861</text:p>
          </table:table-cell>
          <table:table-cell office:value-type="float" office:value="0.109468015708377" calcext:value-type="float">
            <text:p>0.109468015708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47222222222222" calcext:value-type="float">
            <text:p>0.147222222222222</text:p>
          </table:table-cell>
          <table:table-cell office:value-type="float" office:value="0.0948904616606653" calcext:value-type="float">
            <text:p>0.09489046166066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59940936800319" calcext:value-type="float">
            <text:p>0.159940936800319</text:p>
          </table:table-cell>
          <table:table-cell office:value-type="float" office:value="0.117558907568298" calcext:value-type="float">
            <text:p>0.117558907568298</text:p>
          </table:table-cell>
          <table:table-cell office:value-type="float" office:value="0.109071154718215" calcext:value-type="float">
            <text:p>0.1090711547182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44736842105263" calcext:value-type="float">
            <text:p>0.144736842105263</text:p>
          </table:table-cell>
          <table:table-cell office:value-type="float" office:value="0.0983387375227342" calcext:value-type="float">
            <text:p>0.09833873752273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62278095218267" calcext:value-type="float">
            <text:p>0.162278095218267</text:p>
          </table:table-cell>
          <table:table-cell office:value-type="float" office:value="0.118583219097783" calcext:value-type="float">
            <text:p>0.118583219097783</text:p>
          </table:table-cell>
          <table:table-cell office:value-type="float" office:value="0.113501818878984" calcext:value-type="float">
            <text:p>0.1135018188789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425" calcext:value-type="float">
            <text:p>0.1425</text:p>
          </table:table-cell>
          <table:table-cell office:value-type="float" office:value="0.101675778679575" calcext:value-type="float">
            <text:p>0.101675778679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59034791205028" calcext:value-type="float">
            <text:p>0.159034791205028</text:p>
          </table:table-cell>
          <table:table-cell office:value-type="float" office:value="0.119144844084146" calcext:value-type="float">
            <text:p>0.119144844084146</text:p>
          </table:table-cell>
          <table:table-cell office:value-type="float" office:value="0.116149501061434" calcext:value-type="float">
            <text:p>0.116149501061434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24" calcext:value-type="float">
            <text:p>24</text:p>
          </table:table-cell>
          <table:table-cell office:value-type="float" office:value="0.163897117577515" calcext:value-type="float">
            <text:p>0.163897117577515</text:p>
          </table:table-cell>
          <table:table-cell office:value-type="float" office:value="0.12029744651725" calcext:value-type="float">
            <text:p>0.12029744651725</text:p>
          </table:table-cell>
          <table:table-cell office:value-type="float" office:value="0.116692290117904" calcext:value-type="float">
            <text:p>0.116692290117904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25" calcext:value-type="float">
            <text:p>25</text:p>
          </table:table-cell>
          <table:table-cell office:value-type="float" office:value="0.160888402038757" calcext:value-type="float">
            <text:p>0.160888402038757</text:p>
          </table:table-cell>
          <table:table-cell office:value-type="float" office:value="0.118319047688269" calcext:value-type="float">
            <text:p>0.118319047688269</text:p>
          </table:table-cell>
          <table:table-cell office:value-type="float" office:value="0.113513208204372" calcext:value-type="float">
            <text:p>0.113513208204372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3"/>
          <table:table-cell office:value-type="float" office:value="26" calcext:value-type="float">
            <text:p>26</text:p>
          </table:table-cell>
          <table:table-cell office:value-type="float" office:value="0.148801954927036" calcext:value-type="float">
            <text:p>0.148801954927036</text:p>
          </table:table-cell>
          <table:table-cell office:value-type="float" office:value="0.111282156475003" calcext:value-type="float">
            <text:p>0.111282156475003</text:p>
          </table:table-cell>
          <table:table-cell office:value-type="float" office:value="0.101861896271327" calcext:value-type="float">
            <text:p>0.101861896271327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float" office:value="27" calcext:value-type="float">
            <text:p>27</text:p>
          </table:table-cell>
          <table:table-cell office:value-type="float" office:value="0.148993701648752" calcext:value-type="float">
            <text:p>0.148993701648752</text:p>
          </table:table-cell>
          <table:table-cell office:value-type="float" office:value="0.106741539292381" calcext:value-type="float">
            <text:p>0.106741539292381</text:p>
          </table:table-cell>
          <table:table-cell office:value-type="float" office:value="0.106253392869246" calcext:value-type="float">
            <text:p>0.1062533928692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26" calcext:value-type="float">
            <text:p>0.126</text:p>
          </table:table-cell>
          <table:table-cell table:number-columns-repeated="22"/>
          <table:table-cell office:value-type="float" office:value="28" calcext:value-type="float">
            <text:p>28</text:p>
          </table:table-cell>
          <table:table-cell office:value-type="float" office:value="0.15305577208853" calcext:value-type="float">
            <text:p>0.15305577208853</text:p>
          </table:table-cell>
          <table:table-cell office:value-type="float" office:value="0.109781579642637" calcext:value-type="float">
            <text:p>0.10978157964263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02" calcext:value-type="float">
            <text:p>0.1002</text:p>
          </table:table-cell>
          <table:table-cell table:number-columns-repeated="22"/>
          <table:table-cell office:value-type="float" office:value="29" calcext:value-type="float">
            <text:p>29</text:p>
          </table:table-cell>
          <table:table-cell office:value-type="float" office:value="0.143317748930659" calcext:value-type="float">
            <text:p>0.143317748930659</text:p>
          </table:table-cell>
          <table:table-cell office:value-type="float" office:value="0.105742515705905" calcext:value-type="float">
            <text:p>0.105742515705905</text:p>
          </table:table-cell>
          <table:table-cell table:number-columns-repeated="13"/>
        </table:table-row>
        <table:table-row table:style-name="ro1">
          <table:table-cell table:number-columns-repeated="25"/>
          <table:table-cell office:value-type="float" office:value="30" calcext:value-type="float">
            <text:p>30</text:p>
          </table:table-cell>
          <table:table-cell office:value-type="float" office:value="0.145351717869495" calcext:value-type="float">
            <text:p>0.145351717869495</text:p>
          </table:table-cell>
          <table:table-cell office:value-type="float" office:value="0.104896583681062" calcext:value-type="float">
            <text:p>0.10489658368106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22"/>
          <table:table-cell office:value-type="float" office:value="31" calcext:value-type="float">
            <text:p>31</text:p>
          </table:table-cell>
          <table:table-cell office:value-type="float" office:value="0.142097468137284" calcext:value-type="float">
            <text:p>0.142097468137284</text:p>
          </table:table-cell>
          <table:table-cell office:value-type="float" office:value="0.104704942191277" calcext:value-type="float">
            <text:p>0.104704942191277</text:p>
          </table:table-cell>
          <table:table-cell table:number-columns-repeated="3"/>
          <table:table-cell table:formula="of:=MAX([.AA5:.AA41])" office:value-type="float" office:value="0.167072329800748" calcext:value-type="float">
            <text:p>0.1670723298007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0124075059244571" calcext:value-type="float">
            <text:p>0.01240750592445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40527970679822" calcext:value-type="float">
            <text:p>0.140527970679822</text:p>
          </table:table-cell>
          <table:table-cell office:value-type="float" office:value="0.101475570822618" calcext:value-type="float">
            <text:p>0.1014755708226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21692822943367" calcext:value-type="float">
            <text:p>0.021692822943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35214881666659" calcext:value-type="float">
            <text:p>0.135214881666659</text:p>
          </table:table-cell>
          <table:table-cell office:value-type="float" office:value="0.0991231342843856" calcext:value-type="float">
            <text:p>0.09912313428438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306520530057552" calcext:value-type="float">
            <text:p>0.030652053005755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36357515692144" calcext:value-type="float">
            <text:p>0.136357515692144</text:p>
          </table:table-cell>
          <table:table-cell office:value-type="float" office:value="0.0997950963827784" calcext:value-type="float">
            <text:p>0.0997950963827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8244667988586" calcext:value-type="float">
            <text:p>0.0358244667988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40700140472771" calcext:value-type="float">
            <text:p>0.140700140472771</text:p>
          </table:table-cell>
          <table:table-cell office:value-type="float" office:value="0.103104107024338" calcext:value-type="float">
            <text:p>0.1031041070243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.0431707936354404" calcext:value-type="float">
            <text:p>0.0431707936354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38598943748191" calcext:value-type="float">
            <text:p>0.138598943748191</text:p>
          </table:table-cell>
          <table:table-cell office:value-type="float" office:value="0.102849462539916" calcext:value-type="float">
            <text:p>0.1028494625399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487929825409876" calcext:value-type="float">
            <text:p>0.048792982540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35788276491083" calcext:value-type="float">
            <text:p>0.135788276491083</text:p>
          </table:table-cell>
          <table:table-cell office:value-type="float" office:value="0.100422147688197" calcext:value-type="float">
            <text:p>0.10042214768819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14285714285714" calcext:value-type="float">
            <text:p>0.214285714285714</text:p>
          </table:table-cell>
          <table:table-cell office:value-type="float" office:value="0.0542061850306518" calcext:value-type="float">
            <text:p>0.05420618503065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34293919190219" calcext:value-type="float">
            <text:p>0.134293919190219</text:p>
          </table:table-cell>
          <table:table-cell office:value-type="float" office:value="0.100798093844246" calcext:value-type="float">
            <text:p>0.1007980938442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0625" calcext:value-type="float">
            <text:p>0.20625</text:p>
          </table:table-cell>
          <table:table-cell office:value-type="float" office:value="0.0598283739361991" calcext:value-type="float">
            <text:p>0.0598283739361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32848327301983" calcext:value-type="float">
            <text:p>0.132848327301983</text:p>
          </table:table-cell>
          <table:table-cell office:value-type="float" office:value="0.0995211531557291" calcext:value-type="float">
            <text:p>0.0995211531557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88888888888889" calcext:value-type="float">
            <text:p>0.188888888888889</text:p>
          </table:table-cell>
          <table:table-cell office:value-type="float" office:value="0.0615525118672335" calcext:value-type="float">
            <text:p>0.0615525118672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31591434956053" calcext:value-type="float">
            <text:p>0.131591434956053</text:p>
          </table:table-cell>
          <table:table-cell office:value-type="float" office:value="0.0961239008960811" calcext:value-type="float">
            <text:p>0.0961239008960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.0650007877293025" calcext:value-type="float">
            <text:p>0.0650007877293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28494444319841" calcext:value-type="float">
            <text:p>0.128494444319841</text:p>
          </table:table-cell>
          <table:table-cell office:value-type="float" office:value="0.0946089579583946" calcext:value-type="float">
            <text:p>0.0946089579583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68181818181818" calcext:value-type="float">
            <text:p>0.168181818181818</text:p>
          </table:table-cell>
          <table:table-cell office:value-type="float" office:value="0.066724925660337" calcext:value-type="float">
            <text:p>0.066724925660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30167289144936" calcext:value-type="float">
            <text:p>0.130167289144936</text:p>
          </table:table-cell>
          <table:table-cell office:value-type="float" office:value="0.0941670271205735" calcext:value-type="float">
            <text:p>0.0941670271205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625" calcext:value-type="float">
            <text:p>0.1625</text:p>
          </table:table-cell>
          <table:table-cell office:value-type="float" office:value="0.0706229766348497" calcext:value-type="float">
            <text:p>0.0706229766348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24101643482191" calcext:value-type="float">
            <text:p>0.124101643482191</text:p>
          </table:table-cell>
          <table:table-cell office:value-type="float" office:value="0.0887360295485891" calcext:value-type="float">
            <text:p>0.0887360295485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53846153846154" calcext:value-type="float">
            <text:p>0.153846153846154</text:p>
          </table:table-cell>
          <table:table-cell office:value-type="float" office:value="0.0723471145658842" calcext:value-type="float">
            <text:p>0.07234711456588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24302393109459" calcext:value-type="float">
            <text:p>0.124302393109459</text:p>
          </table:table-cell>
          <table:table-cell office:value-type="float" office:value="0.0867679509207879" calcext:value-type="float">
            <text:p>0.08676795092078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76245165540397" calcext:value-type="float">
            <text:p>0.07624516554039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22293246594421" calcext:value-type="float">
            <text:p>0.122293246594421</text:p>
          </table:table-cell>
          <table:table-cell office:value-type="float" office:value="0.0896874031667113" calcext:value-type="float">
            <text:p>0.0896874031667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43333333333333" calcext:value-type="float">
            <text:p>0.143333333333333</text:p>
          </table:table-cell>
          <table:table-cell office:value-type="float" office:value="0.0779693034714314" calcext:value-type="float">
            <text:p>0.077969303471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46875" calcext:value-type="float">
            <text:p>0.146875</text:p>
          </table:table-cell>
          <table:table-cell office:value-type="float" office:value="0.0846568687796864" calcext:value-type="float">
            <text:p>0.084656868779686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914421857985963" calcext:value-type="float">
            <text:p>0.0914421857985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47222222222222" calcext:value-type="float">
            <text:p>0.147222222222222</text:p>
          </table:table-cell>
          <table:table-cell office:value-type="float" office:value="0.0948904616606653" calcext:value-type="float">
            <text:p>0.09489046166066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MAX([.AA5:.AA49])" office:value-type="float" office:value="0.167072329800748" calcext:value-type="float">
            <text:p>0.167072329800748</text:p>
          </table:table-cell>
          <table:table-cell table:formula="of:=MAX([.AB5:.AB49])" office:value-type="float" office:value="0.144644958223468" calcext:value-type="float">
            <text:p>0.144644958223468</text:p>
          </table:table-cell>
          <table:table-cell table:formula="of:=MAX([.AC5:.AC49])" office:value-type="float" office:value="0.152460733789203" calcext:value-type="float">
            <text:p>0.1524607337892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44736842105263" calcext:value-type="float">
            <text:p>0.144736842105263</text:p>
          </table:table-cell>
          <table:table-cell office:value-type="float" office:value="0.0983387375227342" calcext:value-type="float">
            <text:p>0.09833873752273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425" calcext:value-type="float">
            <text:p>0.1425</text:p>
          </table:table-cell>
          <table:table-cell office:value-type="float" office:value="0.101675778679575" calcext:value-type="float">
            <text:p>0.101675778679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9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131" calcext:value-type="float">
            <text:p>0.113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7" calcext:value-type="float">
            <text:p>0.107</text:p>
          </table:table-cell>
          <table:table-cell table:number-columns-repeated="38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38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0862068965517241" calcext:value-type="float">
            <text:p>0.008620689655172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0.0224137931034483" calcext:value-type="float">
            <text:p>0.02241379310344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293103448275862" calcext:value-type="float">
            <text:p>0.02931034482758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1473859844271" calcext:value-type="float">
            <text:p>0.0351473859844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.0385956618464961" calcext:value-type="float">
            <text:p>0.03859566184649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91666666666667" calcext:value-type="float">
            <text:p>0.191666666666667</text:p>
          </table:table-cell>
          <table:table-cell office:value-type="float" office:value="0.0403197997775306" calcext:value-type="float">
            <text:p>0.0403197997775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85714285714286" calcext:value-type="float">
            <text:p>0.185714285714286</text:p>
          </table:table-cell>
          <table:table-cell office:value-type="float" office:value="0.045492213570634" calcext:value-type="float">
            <text:p>0.04549221357063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8125" calcext:value-type="float">
            <text:p>0.18125</text:p>
          </table:table-cell>
          <table:table-cell office:value-type="float" office:value="0.0506646273637375" calcext:value-type="float">
            <text:p>0.050664627363738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66666666666667" calcext:value-type="float">
            <text:p>0.166666666666667</text:p>
          </table:table-cell>
          <table:table-cell office:value-type="float" office:value="0.052388765294772" calcext:value-type="float">
            <text:p>0.05238876529477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0.0541129032258065" calcext:value-type="float">
            <text:p>0.0541129032258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575611790878754" calcext:value-type="float">
            <text:p>0.0575611790878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45833333333333" calcext:value-type="float">
            <text:p>0.145833333333333</text:p>
          </table:table-cell>
          <table:table-cell office:value-type="float" office:value="0.0610094549499444" calcext:value-type="float">
            <text:p>0.061009454949944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42307692307692" calcext:value-type="float">
            <text:p>0.142307692307692</text:p>
          </table:table-cell>
          <table:table-cell office:value-type="float" office:value="0.0644577308120134" calcext:value-type="float">
            <text:p>0.06445773081201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35714285714286" calcext:value-type="float">
            <text:p>0.135714285714286</text:p>
          </table:table-cell>
          <table:table-cell office:value-type="float" office:value="0.0661818687430478" calcext:value-type="float">
            <text:p>0.066181868743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26666666666667" calcext:value-type="float">
            <text:p>0.126666666666667</text:p>
          </table:table-cell>
          <table:table-cell office:value-type="float" office:value="0.0661818687430478" calcext:value-type="float">
            <text:p>0.06618186874304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0696301446051168" calcext:value-type="float">
            <text:p>0.0696301446051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23529411764706" calcext:value-type="float">
            <text:p>0.123529411764706</text:p>
          </table:table-cell>
          <table:table-cell office:value-type="float" office:value="0.0729671857619577" calcext:value-type="float">
            <text:p>0.0729671857619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22222222222222" calcext:value-type="float">
            <text:p>0.122222222222222</text:p>
          </table:table-cell>
          <table:table-cell office:value-type="float" office:value="0.0764154616240267" calcext:value-type="float">
            <text:p>0.07641546162402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21052631578947" calcext:value-type="float">
            <text:p>0.121052631578947</text:p>
          </table:table-cell>
          <table:table-cell office:value-type="float" office:value="0.0798637374860957" calcext:value-type="float">
            <text:p>0.07986373748609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0867602892102336" calcext:value-type="float">
            <text:p>0.08676028921023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table:number-columns-repeated="17"/>
        </table:table-row>
      </table:table>
      <table:table table:name="spatialColour" table:style-name="ta1">
        <table:table-column table:style-name="co3" table:default-cell-style-name="ce4"/>
        <table:table-column table:style-name="co4" table:number-columns-repeated="20" table:default-cell-style-name="ce4"/>
        <table:table-column table:style-name="co1" table:number-columns-repeated="43" table:default-cell-style-name="ce4"/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0.110330083954908" calcext:value-type="float">
            <text:p>0.110330083954908</text:p>
          </table:table-cell>
          <table:table-cell office:value-type="float" office:value="0.107947831438832" calcext:value-type="float">
            <text:p>0.107947831438832</text:p>
          </table:table-cell>
          <table:table-cell office:value-type="float" office:value="0.134471610245759" calcext:value-type="float">
            <text:p>0.134471610245759</text:p>
          </table:table-cell>
          <table:table-cell office:value-type="float" office:value="0.134248908354344" calcext:value-type="float">
            <text:p>0.134248908354344</text:p>
          </table:table-cell>
          <table:table-cell office:value-type="float" office:value="0.133690847794665" calcext:value-type="float">
            <text:p>0.133690847794665</text:p>
          </table:table-cell>
          <table:table-cell office:value-type="float" office:value="0.136319541484346" calcext:value-type="float">
            <text:p>0.136319541484346</text:p>
          </table:table-cell>
          <table:table-cell office:value-type="float" office:value="0.133617845221567" calcext:value-type="float">
            <text:p>0.133617845221567</text:p>
          </table:table-cell>
          <table:table-cell office:value-type="float" office:value="0.133949721516496" calcext:value-type="float">
            <text:p>0.133949721516496</text:p>
          </table:table-cell>
          <table:table-cell office:value-type="float" office:value="0.132567918570782" calcext:value-type="float">
            <text:p>0.132567918570782</text:p>
          </table:table-cell>
          <table:table-cell office:value-type="float" office:value="0.131937283900045" calcext:value-type="float">
            <text:p>0.131937283900045</text:p>
          </table:table-cell>
          <table:table-cell office:value-type="float" office:value="0.131917697774937" calcext:value-type="float">
            <text:p>0.131917697774937</text:p>
          </table:table-cell>
          <table:table-cell office:value-type="float" office:value="0.133681800708332" calcext:value-type="float">
            <text:p>0.133681800708332</text:p>
          </table:table-cell>
          <table:table-cell office:value-type="float" office:value="0.131837621844508" calcext:value-type="float">
            <text:p>0.131837621844508</text:p>
          </table:table-cell>
          <table:table-cell office:value-type="float" office:value="0.131514686859722" calcext:value-type="float">
            <text:p>0.131514686859722</text:p>
          </table:table-cell>
          <table:table-cell office:value-type="float" office:value="0.133808448445113" calcext:value-type="float">
            <text:p>0.133808448445113</text:p>
          </table:table-cell>
          <table:table-cell office:value-type="float" office:value="0.131416801165404" calcext:value-type="float">
            <text:p>0.131416801165404</text:p>
          </table:table-cell>
          <table:table-cell office:value-type="float" office:value="0.131441056712505" calcext:value-type="float">
            <text:p>0.131441056712505</text:p>
          </table:table-cell>
          <table:table-cell office:value-type="float" office:value="0.133287523593938" calcext:value-type="float">
            <text:p>0.133287523593938</text:p>
          </table:table-cell>
          <table:table-cell office:value-type="float" office:value="0.131340628689656" calcext:value-type="float">
            <text:p>0.131340628689656</text:p>
          </table:table-cell>
          <table:table-cell office:value-type="float" office:value="0.132807587890696" calcext:value-type="float">
            <text:p>0.132807587890696</text:p>
          </table:table-cell>
          <table:table-cell table:number-columns-repeated="4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0.121310072901447" calcext:value-type="float">
            <text:p>0.121310072901447</text:p>
          </table:table-cell>
          <table:table-cell office:value-type="float" office:value="0.117942131086733" calcext:value-type="float">
            <text:p>0.117942131086733</text:p>
          </table:table-cell>
          <table:table-cell office:value-type="float" office:value="0.142393964378744" calcext:value-type="float">
            <text:p>0.142393964378744</text:p>
          </table:table-cell>
          <table:table-cell office:value-type="float" office:value="0.155099887245219" calcext:value-type="float">
            <text:p>0.155099887245219</text:p>
          </table:table-cell>
          <table:table-cell office:value-type="float" office:value="0.152650235676804" calcext:value-type="float">
            <text:p>0.152650235676804</text:p>
          </table:table-cell>
          <table:table-cell office:value-type="float" office:value="0.153675631521656" calcext:value-type="float">
            <text:p>0.153675631521656</text:p>
          </table:table-cell>
          <table:table-cell office:value-type="float" office:value="0.154665826092069" calcext:value-type="float">
            <text:p>0.154665826092069</text:p>
          </table:table-cell>
          <table:table-cell office:value-type="float" office:value="0.153760050245861" calcext:value-type="float">
            <text:p>0.153760050245861</text:p>
          </table:table-cell>
          <table:table-cell office:value-type="float" office:value="0.151945784135663" calcext:value-type="float">
            <text:p>0.151945784135663</text:p>
          </table:table-cell>
          <table:table-cell office:value-type="float" office:value="0.151001882964687" calcext:value-type="float">
            <text:p>0.151001882964687</text:p>
          </table:table-cell>
          <table:table-cell office:value-type="float" office:value="0.151052018816639" calcext:value-type="float">
            <text:p>0.151052018816639</text:p>
          </table:table-cell>
          <table:table-cell office:value-type="float" office:value="0.151861821011478" calcext:value-type="float">
            <text:p>0.151861821011478</text:p>
          </table:table-cell>
          <table:table-cell office:value-type="float" office:value="0.152407541564619" calcext:value-type="float">
            <text:p>0.152407541564619</text:p>
          </table:table-cell>
          <table:table-cell office:value-type="float" office:value="0.151043264326986" calcext:value-type="float">
            <text:p>0.151043264326986</text:p>
          </table:table-cell>
          <table:table-cell office:value-type="float" office:value="0.150727016561527" calcext:value-type="float">
            <text:p>0.150727016561527</text:p>
          </table:table-cell>
          <table:table-cell office:value-type="float" office:value="0.151551000304875" calcext:value-type="float">
            <text:p>0.151551000304875</text:p>
          </table:table-cell>
          <table:table-cell office:value-type="float" office:value="0.151842160857398" calcext:value-type="float">
            <text:p>0.151842160857398</text:p>
          </table:table-cell>
          <table:table-cell office:value-type="float" office:value="0.152779616222647" calcext:value-type="float">
            <text:p>0.152779616222647</text:p>
          </table:table-cell>
          <table:table-cell office:value-type="float" office:value="0.151125859140818" calcext:value-type="float">
            <text:p>0.151125859140818</text:p>
          </table:table-cell>
          <table:table-cell office:value-type="float" office:value="0.152779425997864" calcext:value-type="float">
            <text:p>0.152779425997864</text:p>
          </table:table-cell>
          <table:table-cell table:number-columns-repeated="4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0.130954135545726" calcext:value-type="float">
            <text:p>0.130954135545726</text:p>
          </table:table-cell>
          <table:table-cell office:value-type="float" office:value="0.11225608332869" calcext:value-type="float">
            <text:p>0.11225608332869</text:p>
          </table:table-cell>
          <table:table-cell office:value-type="float" office:value="0.140067002468674" calcext:value-type="float">
            <text:p>0.140067002468674</text:p>
          </table:table-cell>
          <table:table-cell office:value-type="float" office:value="0.146946691965426" calcext:value-type="float">
            <text:p>0.146946691965426</text:p>
          </table:table-cell>
          <table:table-cell office:value-type="float" office:value="0.148017457847031" calcext:value-type="float">
            <text:p>0.148017457847031</text:p>
          </table:table-cell>
          <table:table-cell office:value-type="float" office:value="0.147698086078691" calcext:value-type="float">
            <text:p>0.147698086078691</text:p>
          </table:table-cell>
          <table:table-cell office:value-type="float" office:value="0.151313288484416" calcext:value-type="float">
            <text:p>0.151313288484416</text:p>
          </table:table-cell>
          <table:table-cell office:value-type="float" office:value="0.149523919986805" calcext:value-type="float">
            <text:p>0.149523919986805</text:p>
          </table:table-cell>
          <table:table-cell office:value-type="float" office:value="0.149340947019168" calcext:value-type="float">
            <text:p>0.149340947019168</text:p>
          </table:table-cell>
          <table:table-cell office:value-type="float" office:value="0.149851780521781" calcext:value-type="float">
            <text:p>0.149851780521781</text:p>
          </table:table-cell>
          <table:table-cell office:value-type="float" office:value="0.148160193664809" calcext:value-type="float">
            <text:p>0.148160193664809</text:p>
          </table:table-cell>
          <table:table-cell office:value-type="float" office:value="0.148763940732466" calcext:value-type="float">
            <text:p>0.148763940732466</text:p>
          </table:table-cell>
          <table:table-cell office:value-type="float" office:value="0.148845370730216" calcext:value-type="float">
            <text:p>0.148845370730216</text:p>
          </table:table-cell>
          <table:table-cell office:value-type="float" office:value="0.14720268998572" calcext:value-type="float">
            <text:p>0.14720268998572</text:p>
          </table:table-cell>
          <table:table-cell office:value-type="float" office:value="0.148490222828593" calcext:value-type="float">
            <text:p>0.148490222828593</text:p>
          </table:table-cell>
          <table:table-cell office:value-type="float" office:value="0.145992012652253" calcext:value-type="float">
            <text:p>0.145992012652253</text:p>
          </table:table-cell>
          <table:table-cell office:value-type="float" office:value="0.145565234368709" calcext:value-type="float">
            <text:p>0.145565234368709</text:p>
          </table:table-cell>
          <table:table-cell office:value-type="float" office:value="0.147517952054732" calcext:value-type="float">
            <text:p>0.147517952054732</text:p>
          </table:table-cell>
          <table:table-cell office:value-type="float" office:value="0.144819171019913" calcext:value-type="float">
            <text:p>0.144819171019913</text:p>
          </table:table-cell>
          <table:table-cell office:value-type="float" office:value="0.147033471609384" calcext:value-type="float">
            <text:p>0.147033471609384</text:p>
          </table:table-cell>
          <table:table-cell table:number-columns-repeated="4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float" office:value="0.137728195156797" calcext:value-type="float">
            <text:p>0.137728195156797</text:p>
          </table:table-cell>
          <table:table-cell office:value-type="float" office:value="0.125381150772844" calcext:value-type="float">
            <text:p>0.125381150772844</text:p>
          </table:table-cell>
          <table:table-cell office:value-type="float" office:value="0.14975732284121" calcext:value-type="float">
            <text:p>0.14975732284121</text:p>
          </table:table-cell>
          <table:table-cell office:value-type="float" office:value="0.154349692122739" calcext:value-type="float">
            <text:p>0.154349692122739</text:p>
          </table:table-cell>
          <table:table-cell office:value-type="float" office:value="0.153990651871702" calcext:value-type="float">
            <text:p>0.153990651871702</text:p>
          </table:table-cell>
          <table:table-cell office:value-type="float" office:value="0.155039551780283" calcext:value-type="float">
            <text:p>0.155039551780283</text:p>
          </table:table-cell>
          <table:table-cell office:value-type="float" office:value="0.154510388084842" calcext:value-type="float">
            <text:p>0.154510388084842</text:p>
          </table:table-cell>
          <table:table-cell office:value-type="float" office:value="0.154169829835518" calcext:value-type="float">
            <text:p>0.154169829835518</text:p>
          </table:table-cell>
          <table:table-cell office:value-type="float" office:value="0.153716669638272" calcext:value-type="float">
            <text:p>0.153716669638272</text:p>
          </table:table-cell>
          <table:table-cell office:value-type="float" office:value="0.15364323169979" calcext:value-type="float">
            <text:p>0.15364323169979</text:p>
          </table:table-cell>
          <table:table-cell office:value-type="float" office:value="0.152971637127578" calcext:value-type="float">
            <text:p>0.152971637127578</text:p>
          </table:table-cell>
          <table:table-cell office:value-type="float" office:value="0.152895684585397" calcext:value-type="float">
            <text:p>0.152895684585397</text:p>
          </table:table-cell>
          <table:table-cell office:value-type="float" office:value="0.152153816708249" calcext:value-type="float">
            <text:p>0.152153816708249</text:p>
          </table:table-cell>
          <table:table-cell office:value-type="float" office:value="0.151577325548044" calcext:value-type="float">
            <text:p>0.151577325548044</text:p>
          </table:table-cell>
          <table:table-cell office:value-type="float" office:value="0.153278680788399" calcext:value-type="float">
            <text:p>0.153278680788399</text:p>
          </table:table-cell>
          <table:table-cell office:value-type="float" office:value="0.15245379774371" calcext:value-type="float">
            <text:p>0.15245379774371</text:p>
          </table:table-cell>
          <table:table-cell office:value-type="float" office:value="0.151009658381165" calcext:value-type="float">
            <text:p>0.151009658381165</text:p>
          </table:table-cell>
          <table:table-cell office:value-type="float" office:value="0.152393505759653" calcext:value-type="float">
            <text:p>0.152393505759653</text:p>
          </table:table-cell>
          <table:table-cell office:value-type="float" office:value="0.151937054307097" calcext:value-type="float">
            <text:p>0.151937054307097</text:p>
          </table:table-cell>
          <table:table-cell office:value-type="float" office:value="0.151945879689818" calcext:value-type="float">
            <text:p>0.151945879689818</text:p>
          </table:table-cell>
          <table:table-cell table:number-columns-repeated="4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0.136642366975245" calcext:value-type="float">
            <text:p>0.136642366975245</text:p>
          </table:table-cell>
          <table:table-cell office:value-type="float" office:value="0.126414540985562" calcext:value-type="float">
            <text:p>0.126414540985562</text:p>
          </table:table-cell>
          <table:table-cell office:value-type="float" office:value="0.150527071412059" calcext:value-type="float">
            <text:p>0.150527071412059</text:p>
          </table:table-cell>
          <table:table-cell office:value-type="float" office:value="0.154017938962308" calcext:value-type="float">
            <text:p>0.154017938962308</text:p>
          </table:table-cell>
          <table:table-cell office:value-type="float" office:value="0.151599632217418" calcext:value-type="float">
            <text:p>0.151599632217418</text:p>
          </table:table-cell>
          <table:table-cell office:value-type="float" office:value="0.149351533523573" calcext:value-type="float">
            <text:p>0.149351533523573</text:p>
          </table:table-cell>
          <table:table-cell office:value-type="float" office:value="0.151527791175483" calcext:value-type="float">
            <text:p>0.151527791175483</text:p>
          </table:table-cell>
          <table:table-cell office:value-type="float" office:value="0.149708109554885" calcext:value-type="float">
            <text:p>0.149708109554885</text:p>
          </table:table-cell>
          <table:table-cell office:value-type="float" office:value="0.148535523396727" calcext:value-type="float">
            <text:p>0.148535523396727</text:p>
          </table:table-cell>
          <table:table-cell office:value-type="float" office:value="0.14989657902213" calcext:value-type="float">
            <text:p>0.14989657902213</text:p>
          </table:table-cell>
          <table:table-cell office:value-type="float" office:value="0.149106652392449" calcext:value-type="float">
            <text:p>0.149106652392449</text:p>
          </table:table-cell>
          <table:table-cell office:value-type="float" office:value="0.149626194105242" calcext:value-type="float">
            <text:p>0.149626194105242</text:p>
          </table:table-cell>
          <table:table-cell office:value-type="float" office:value="0.14859856069475" calcext:value-type="float">
            <text:p>0.14859856069475</text:p>
          </table:table-cell>
          <table:table-cell office:value-type="float" office:value="0.148723968308099" calcext:value-type="float">
            <text:p>0.148723968308099</text:p>
          </table:table-cell>
          <table:table-cell office:value-type="float" office:value="0.148101130422433" calcext:value-type="float">
            <text:p>0.148101130422433</text:p>
          </table:table-cell>
          <table:table-cell office:value-type="float" office:value="0.148748322246689" calcext:value-type="float">
            <text:p>0.148748322246689</text:p>
          </table:table-cell>
          <table:table-cell office:value-type="float" office:value="0.147208286912463" calcext:value-type="float">
            <text:p>0.147208286912463</text:p>
          </table:table-cell>
          <table:table-cell office:value-type="float" office:value="0.147556693238436" calcext:value-type="float">
            <text:p>0.147556693238436</text:p>
          </table:table-cell>
          <table:table-cell office:value-type="float" office:value="0.147177221265955" calcext:value-type="float">
            <text:p>0.147177221265955</text:p>
          </table:table-cell>
          <table:table-cell office:value-type="float" office:value="0.147263060366535" calcext:value-type="float">
            <text:p>0.147263060366535</text:p>
          </table:table-cell>
          <table:table-cell table:number-columns-repeated="4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0.133783423405085" calcext:value-type="float">
            <text:p>0.133783423405085</text:p>
          </table:table-cell>
          <table:table-cell office:value-type="float" office:value="0.123299097169232" calcext:value-type="float">
            <text:p>0.123299097169232</text:p>
          </table:table-cell>
          <table:table-cell office:value-type="float" office:value="0.144258798914017" calcext:value-type="float">
            <text:p>0.144258798914017</text:p>
          </table:table-cell>
          <table:table-cell office:value-type="float" office:value="0.155174626208017" calcext:value-type="float">
            <text:p>0.155174626208017</text:p>
          </table:table-cell>
          <table:table-cell office:value-type="float" office:value="0.150712824805772" calcext:value-type="float">
            <text:p>0.150712824805772</text:p>
          </table:table-cell>
          <table:table-cell office:value-type="float" office:value="0.150866935499326" calcext:value-type="float">
            <text:p>0.150866935499326</text:p>
          </table:table-cell>
          <table:table-cell office:value-type="float" office:value="0.149320483220845" calcext:value-type="float">
            <text:p>0.149320483220845</text:p>
          </table:table-cell>
          <table:table-cell office:value-type="float" office:value="0.14781256518566" calcext:value-type="float">
            <text:p>0.14781256518566</text:p>
          </table:table-cell>
          <table:table-cell office:value-type="float" office:value="0.148218052044012" calcext:value-type="float">
            <text:p>0.148218052044012</text:p>
          </table:table-cell>
          <table:table-cell office:value-type="float" office:value="0.14901222512403" calcext:value-type="float">
            <text:p>0.14901222512403</text:p>
          </table:table-cell>
          <table:table-cell office:value-type="float" office:value="0.147248615461457" calcext:value-type="float">
            <text:p>0.147248615461457</text:p>
          </table:table-cell>
          <table:table-cell office:value-type="float" office:value="0.146650508714225" calcext:value-type="float">
            <text:p>0.146650508714225</text:p>
          </table:table-cell>
          <table:table-cell office:value-type="float" office:value="0.14667103127625" calcext:value-type="float">
            <text:p>0.14667103127625</text:p>
          </table:table-cell>
          <table:table-cell office:value-type="float" office:value="0.147415328416321" calcext:value-type="float">
            <text:p>0.147415328416321</text:p>
          </table:table-cell>
          <table:table-cell office:value-type="float" office:value="0.145888574703736" calcext:value-type="float">
            <text:p>0.145888574703736</text:p>
          </table:table-cell>
          <table:table-cell office:value-type="float" office:value="0.146000362630374" calcext:value-type="float">
            <text:p>0.146000362630374</text:p>
          </table:table-cell>
          <table:table-cell office:value-type="float" office:value="0.146790957354724" calcext:value-type="float">
            <text:p>0.146790957354724</text:p>
          </table:table-cell>
          <table:table-cell office:value-type="float" office:value="0.146947635339497" calcext:value-type="float">
            <text:p>0.146947635339497</text:p>
          </table:table-cell>
          <table:table-cell office:value-type="float" office:value="0.146342269456611" calcext:value-type="float">
            <text:p>0.146342269456611</text:p>
          </table:table-cell>
          <table:table-cell office:value-type="float" office:value="0.146178750553519" calcext:value-type="float">
            <text:p>0.146178750553519</text:p>
          </table:table-cell>
          <table:table-cell table:number-columns-repeated="4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0.136643517097824" calcext:value-type="float">
            <text:p>0.136643517097824</text:p>
          </table:table-cell>
          <table:table-cell office:value-type="float" office:value="0.124645947355451" calcext:value-type="float">
            <text:p>0.124645947355451</text:p>
          </table:table-cell>
          <table:table-cell office:value-type="float" office:value="0.147326128761943" calcext:value-type="float">
            <text:p>0.147326128761943</text:p>
          </table:table-cell>
          <table:table-cell office:value-type="float" office:value="0.153137723357615" calcext:value-type="float">
            <text:p>0.153137723357615</text:p>
          </table:table-cell>
          <table:table-cell office:value-type="float" office:value="0.152188766882675" calcext:value-type="float">
            <text:p>0.152188766882675</text:p>
          </table:table-cell>
          <table:table-cell office:value-type="float" office:value="0.15157422126607" calcext:value-type="float">
            <text:p>0.15157422126607</text:p>
          </table:table-cell>
          <table:table-cell office:value-type="float" office:value="0.151195252460448" calcext:value-type="float">
            <text:p>0.151195252460448</text:p>
          </table:table-cell>
          <table:table-cell office:value-type="float" office:value="0.150502717947987" calcext:value-type="float">
            <text:p>0.150502717947987</text:p>
          </table:table-cell>
          <table:table-cell office:value-type="float" office:value="0.148305445346251" calcext:value-type="float">
            <text:p>0.148305445346251</text:p>
          </table:table-cell>
          <table:table-cell office:value-type="float" office:value="0.149343787303102" calcext:value-type="float">
            <text:p>0.149343787303102</text:p>
          </table:table-cell>
          <table:table-cell office:value-type="float" office:value="0.148048554652311" calcext:value-type="float">
            <text:p>0.148048554652311</text:p>
          </table:table-cell>
          <table:table-cell office:value-type="float" office:value="0.148269408110649" calcext:value-type="float">
            <text:p>0.148269408110649</text:p>
          </table:table-cell>
          <table:table-cell office:value-type="float" office:value="0.147520269471908" calcext:value-type="float">
            <text:p>0.147520269471908</text:p>
          </table:table-cell>
          <table:table-cell office:value-type="float" office:value="0.146933412873344" calcext:value-type="float">
            <text:p>0.146933412873344</text:p>
          </table:table-cell>
          <table:table-cell office:value-type="float" office:value="0.146866801514308" calcext:value-type="float">
            <text:p>0.146866801514308</text:p>
          </table:table-cell>
          <table:table-cell office:value-type="float" office:value="0.147816441516844" calcext:value-type="float">
            <text:p>0.147816441516844</text:p>
          </table:table-cell>
          <table:table-cell office:value-type="float" office:value="0.147634869512887" calcext:value-type="float">
            <text:p>0.147634869512887</text:p>
          </table:table-cell>
          <table:table-cell office:value-type="float" office:value="0.147051626236945" calcext:value-type="float">
            <text:p>0.147051626236945</text:p>
          </table:table-cell>
          <table:table-cell office:value-type="float" office:value="0.147218658180477" calcext:value-type="float">
            <text:p>0.147218658180477</text:p>
          </table:table-cell>
          <table:table-cell office:value-type="float" office:value="0.146549507015004" calcext:value-type="float">
            <text:p>0.146549507015004</text:p>
          </table:table-cell>
          <table:table-cell table:number-columns-repeated="4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0.137670034963085" calcext:value-type="float">
            <text:p>0.137670034963085</text:p>
          </table:table-cell>
          <table:table-cell office:value-type="float" office:value="0.126693693767266" calcext:value-type="float">
            <text:p>0.126693693767266</text:p>
          </table:table-cell>
          <table:table-cell office:value-type="float" office:value="0.14679935356494" calcext:value-type="float">
            <text:p>0.14679935356494</text:p>
          </table:table-cell>
          <table:table-cell office:value-type="float" office:value="0.153475758372596" calcext:value-type="float">
            <text:p>0.153475758372596</text:p>
          </table:table-cell>
          <table:table-cell office:value-type="float" office:value="0.149818020628436" calcext:value-type="float">
            <text:p>0.149818020628436</text:p>
          </table:table-cell>
          <table:table-cell office:value-type="float" office:value="0.150584584025475" calcext:value-type="float">
            <text:p>0.150584584025475</text:p>
          </table:table-cell>
          <table:table-cell office:value-type="float" office:value="0.152087306248262" calcext:value-type="float">
            <text:p>0.152087306248262</text:p>
          </table:table-cell>
          <table:table-cell office:value-type="float" office:value="0.149864609279767" calcext:value-type="float">
            <text:p>0.149864609279767</text:p>
          </table:table-cell>
          <table:table-cell office:value-type="float" office:value="0.149447150044953" calcext:value-type="float">
            <text:p>0.149447150044953</text:p>
          </table:table-cell>
          <table:table-cell office:value-type="float" office:value="0.148645345415803" calcext:value-type="float">
            <text:p>0.148645345415803</text:p>
          </table:table-cell>
          <table:table-cell office:value-type="float" office:value="0.149479811911657" calcext:value-type="float">
            <text:p>0.149479811911657</text:p>
          </table:table-cell>
          <table:table-cell office:value-type="float" office:value="0.148643704697414" calcext:value-type="float">
            <text:p>0.148643704697414</text:p>
          </table:table-cell>
          <table:table-cell office:value-type="float" office:value="0.147351021166125" calcext:value-type="float">
            <text:p>0.147351021166125</text:p>
          </table:table-cell>
          <table:table-cell office:value-type="float" office:value="0.14853996821382" calcext:value-type="float">
            <text:p>0.14853996821382</text:p>
          </table:table-cell>
          <table:table-cell office:value-type="float" office:value="0.147075556485706" calcext:value-type="float">
            <text:p>0.147075556485706</text:p>
          </table:table-cell>
          <table:table-cell office:value-type="float" office:value="0.147007005535185" calcext:value-type="float">
            <text:p>0.147007005535185</text:p>
          </table:table-cell>
          <table:table-cell office:value-type="float" office:value="0.147497742799866" calcext:value-type="float">
            <text:p>0.147497742799866</text:p>
          </table:table-cell>
          <table:table-cell office:value-type="float" office:value="0.147342512966822" calcext:value-type="float">
            <text:p>0.147342512966822</text:p>
          </table:table-cell>
          <table:table-cell office:value-type="float" office:value="0.146568940187809" calcext:value-type="float">
            <text:p>0.146568940187809</text:p>
          </table:table-cell>
          <table:table-cell office:value-type="float" office:value="0.146239245189382" calcext:value-type="float">
            <text:p>0.146239245189382</text:p>
          </table:table-cell>
          <table:table-cell table:number-columns-repeated="4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0.137846763703493" calcext:value-type="float">
            <text:p>0.137846763703493</text:p>
          </table:table-cell>
          <table:table-cell office:value-type="float" office:value="0.127763323940894" calcext:value-type="float">
            <text:p>0.127763323940894</text:p>
          </table:table-cell>
          <table:table-cell office:value-type="float" office:value="0.148132346134015" calcext:value-type="float">
            <text:p>0.148132346134015</text:p>
          </table:table-cell>
          <table:table-cell office:value-type="float" office:value="0.15455274857915" calcext:value-type="float">
            <text:p>0.15455274857915</text:p>
          </table:table-cell>
          <table:table-cell office:value-type="float" office:value="0.150735793935566" calcext:value-type="float">
            <text:p>0.150735793935566</text:p>
          </table:table-cell>
          <table:table-cell office:value-type="float" office:value="0.152364120414049" calcext:value-type="float">
            <text:p>0.152364120414049</text:p>
          </table:table-cell>
          <table:table-cell office:value-type="float" office:value="0.154330215173473" calcext:value-type="float">
            <text:p>0.154330215173473</text:p>
          </table:table-cell>
          <table:table-cell office:value-type="float" office:value="0.151424492601636" calcext:value-type="float">
            <text:p>0.151424492601636</text:p>
          </table:table-cell>
          <table:table-cell office:value-type="float" office:value="0.150883747498189" calcext:value-type="float">
            <text:p>0.150883747498189</text:p>
          </table:table-cell>
          <table:table-cell office:value-type="float" office:value="0.149896725401303" calcext:value-type="float">
            <text:p>0.149896725401303</text:p>
          </table:table-cell>
          <table:table-cell office:value-type="float" office:value="0.151043929239461" calcext:value-type="float">
            <text:p>0.151043929239461</text:p>
          </table:table-cell>
          <table:table-cell office:value-type="float" office:value="0.149312804215428" calcext:value-type="float">
            <text:p>0.149312804215428</text:p>
          </table:table-cell>
          <table:table-cell office:value-type="float" office:value="0.149235042349757" calcext:value-type="float">
            <text:p>0.149235042349757</text:p>
          </table:table-cell>
          <table:table-cell office:value-type="float" office:value="0.149478530195656" calcext:value-type="float">
            <text:p>0.149478530195656</text:p>
          </table:table-cell>
          <table:table-cell office:value-type="float" office:value="0.148076374956108" calcext:value-type="float">
            <text:p>0.148076374956108</text:p>
          </table:table-cell>
          <table:table-cell office:value-type="float" office:value="0.148794189429453" calcext:value-type="float">
            <text:p>0.148794189429453</text:p>
          </table:table-cell>
          <table:table-cell office:value-type="float" office:value="0.147746296516144" calcext:value-type="float">
            <text:p>0.147746296516144</text:p>
          </table:table-cell>
          <table:table-cell office:value-type="float" office:value="0.148053504791892" calcext:value-type="float">
            <text:p>0.148053504791892</text:p>
          </table:table-cell>
          <table:table-cell office:value-type="float" office:value="0.148037785087022" calcext:value-type="float">
            <text:p>0.148037785087022</text:p>
          </table:table-cell>
          <table:table-cell office:value-type="float" office:value="0.148209875455863" calcext:value-type="float">
            <text:p>0.148209875455863</text:p>
          </table:table-cell>
          <table:table-cell table:number-columns-repeated="4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0.139157433419111" calcext:value-type="float">
            <text:p>0.139157433419111</text:p>
          </table:table-cell>
          <table:table-cell office:value-type="float" office:value="0.128205104018736" calcext:value-type="float">
            <text:p>0.128205104018736</text:p>
          </table:table-cell>
          <table:table-cell office:value-type="float" office:value="0.147862802860834" calcext:value-type="float">
            <text:p>0.147862802860834</text:p>
          </table:table-cell>
          <table:table-cell office:value-type="float" office:value="0.153178606844555" calcext:value-type="float">
            <text:p>0.153178606844555</text:p>
          </table:table-cell>
          <table:table-cell office:value-type="float" office:value="0.151262278703191" calcext:value-type="float">
            <text:p>0.151262278703191</text:p>
          </table:table-cell>
          <table:table-cell office:value-type="float" office:value="0.150990716926921" calcext:value-type="float">
            <text:p>0.150990716926921</text:p>
          </table:table-cell>
          <table:table-cell office:value-type="float" office:value="0.151297688454258" calcext:value-type="float">
            <text:p>0.151297688454258</text:p>
          </table:table-cell>
          <table:table-cell office:value-type="float" office:value="0.150215409873343" calcext:value-type="float">
            <text:p>0.150215409873343</text:p>
          </table:table-cell>
          <table:table-cell office:value-type="float" office:value="0.14905760898785" calcext:value-type="float">
            <text:p>0.14905760898785</text:p>
          </table:table-cell>
          <table:table-cell office:value-type="float" office:value="0.148702730163785" calcext:value-type="float">
            <text:p>0.148702730163785</text:p>
          </table:table-cell>
          <table:table-cell office:value-type="float" office:value="0.148358380169825" calcext:value-type="float">
            <text:p>0.148358380169825</text:p>
          </table:table-cell>
          <table:table-cell office:value-type="float" office:value="0.14857195760502" calcext:value-type="float">
            <text:p>0.14857195760502</text:p>
          </table:table-cell>
          <table:table-cell office:value-type="float" office:value="0.14694194856481" calcext:value-type="float">
            <text:p>0.14694194856481</text:p>
          </table:table-cell>
          <table:table-cell office:value-type="float" office:value="0.146940282969412" calcext:value-type="float">
            <text:p>0.146940282969412</text:p>
          </table:table-cell>
          <table:table-cell office:value-type="float" office:value="0.147109792205132" calcext:value-type="float">
            <text:p>0.147109792205132</text:p>
          </table:table-cell>
          <table:table-cell office:value-type="float" office:value="0.147620350729479" calcext:value-type="float">
            <text:p>0.147620350729479</text:p>
          </table:table-cell>
          <table:table-cell office:value-type="float" office:value="0.148050392875271" calcext:value-type="float">
            <text:p>0.148050392875271</text:p>
          </table:table-cell>
          <table:table-cell office:value-type="float" office:value="0.147768072184167" calcext:value-type="float">
            <text:p>0.147768072184167</text:p>
          </table:table-cell>
          <table:table-cell office:value-type="float" office:value="0.147017960855284" calcext:value-type="float">
            <text:p>0.147017960855284</text:p>
          </table:table-cell>
          <table:table-cell office:value-type="float" office:value="0.146694510149122" calcext:value-type="float">
            <text:p>0.146694510149122</text:p>
          </table:table-cell>
          <table:table-cell table:number-columns-repeated="4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0.140371037929076" calcext:value-type="float">
            <text:p>0.140371037929076</text:p>
          </table:table-cell>
          <table:table-cell office:value-type="float" office:value="0.12900109845524" calcext:value-type="float">
            <text:p>0.12900109845524</text:p>
          </table:table-cell>
          <table:table-cell office:value-type="float" office:value="0.148430589135946" calcext:value-type="float">
            <text:p>0.148430589135946</text:p>
          </table:table-cell>
          <table:table-cell office:value-type="float" office:value="0.154682379332924" calcext:value-type="float">
            <text:p>0.154682379332924</text:p>
          </table:table-cell>
          <table:table-cell office:value-type="float" office:value="0.151642246560149" calcext:value-type="float">
            <text:p>0.151642246560149</text:p>
          </table:table-cell>
          <table:table-cell office:value-type="float" office:value="0.15470624446996" calcext:value-type="float">
            <text:p>0.15470624446996</text:p>
          </table:table-cell>
          <table:table-cell office:value-type="float" office:value="0.152829323891463" calcext:value-type="float">
            <text:p>0.152829323891463</text:p>
          </table:table-cell>
          <table:table-cell office:value-type="float" office:value="0.151025337022861" calcext:value-type="float">
            <text:p>0.151025337022861</text:p>
          </table:table-cell>
          <table:table-cell office:value-type="float" office:value="0.1503700264318" calcext:value-type="float">
            <text:p>0.1503700264318</text:p>
          </table:table-cell>
          <table:table-cell office:value-type="float" office:value="0.148017284238161" calcext:value-type="float">
            <text:p>0.148017284238161</text:p>
          </table:table-cell>
          <table:table-cell office:value-type="float" office:value="0.149719406582043" calcext:value-type="float">
            <text:p>0.149719406582043</text:p>
          </table:table-cell>
          <table:table-cell office:value-type="float" office:value="0.148519558148108" calcext:value-type="float">
            <text:p>0.148519558148108</text:p>
          </table:table-cell>
          <table:table-cell office:value-type="float" office:value="0.148600271853771" calcext:value-type="float">
            <text:p>0.148600271853771</text:p>
          </table:table-cell>
          <table:table-cell office:value-type="float" office:value="0.148945952947321" calcext:value-type="float">
            <text:p>0.148945952947321</text:p>
          </table:table-cell>
          <table:table-cell office:value-type="float" office:value="0.147445442875697" calcext:value-type="float">
            <text:p>0.147445442875697</text:p>
          </table:table-cell>
          <table:table-cell office:value-type="float" office:value="0.147618821513126" calcext:value-type="float">
            <text:p>0.147618821513126</text:p>
          </table:table-cell>
          <table:table-cell office:value-type="float" office:value="0.147490176319291" calcext:value-type="float">
            <text:p>0.147490176319291</text:p>
          </table:table-cell>
          <table:table-cell office:value-type="float" office:value="0.147852006804485" calcext:value-type="float">
            <text:p>0.147852006804485</text:p>
          </table:table-cell>
          <table:table-cell office:value-type="float" office:value="0.147358370912949" calcext:value-type="float">
            <text:p>0.147358370912949</text:p>
          </table:table-cell>
          <table:table-cell office:value-type="float" office:value="0.146142018666508" calcext:value-type="float">
            <text:p>0.146142018666508</text:p>
          </table:table-cell>
          <table:table-cell table:number-columns-repeated="4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float" office:value="0.139589261086944" calcext:value-type="float">
            <text:p>0.139589261086944</text:p>
          </table:table-cell>
          <table:table-cell office:value-type="float" office:value="0.129384923788763" calcext:value-type="float">
            <text:p>0.129384923788763</text:p>
          </table:table-cell>
          <table:table-cell office:value-type="float" office:value="0.149152134790868" calcext:value-type="float">
            <text:p>0.149152134790868</text:p>
          </table:table-cell>
          <table:table-cell office:value-type="float" office:value="0.155948615982916" calcext:value-type="float">
            <text:p>0.155948615982916</text:p>
          </table:table-cell>
          <table:table-cell office:value-type="float" office:value="0.152874202951023" calcext:value-type="float">
            <text:p>0.152874202951023</text:p>
          </table:table-cell>
          <table:table-cell office:value-type="float" office:value="0.1541705181003" calcext:value-type="float">
            <text:p>0.1541705181003</text:p>
          </table:table-cell>
          <table:table-cell office:value-type="float" office:value="0.152151366427327" calcext:value-type="float">
            <text:p>0.152151366427327</text:p>
          </table:table-cell>
          <table:table-cell office:value-type="float" office:value="0.1514114081078" calcext:value-type="float">
            <text:p>0.1514114081078</text:p>
          </table:table-cell>
          <table:table-cell office:value-type="float" office:value="0.151341722929931" calcext:value-type="float">
            <text:p>0.151341722929931</text:p>
          </table:table-cell>
          <table:table-cell office:value-type="float" office:value="0.148923529254947" calcext:value-type="float">
            <text:p>0.148923529254947</text:p>
          </table:table-cell>
          <table:table-cell office:value-type="float" office:value="0.148778940771643" calcext:value-type="float">
            <text:p>0.148778940771643</text:p>
          </table:table-cell>
          <table:table-cell office:value-type="float" office:value="0.148376118842694" calcext:value-type="float">
            <text:p>0.148376118842694</text:p>
          </table:table-cell>
          <table:table-cell office:value-type="float" office:value="0.148067535867431" calcext:value-type="float">
            <text:p>0.148067535867431</text:p>
          </table:table-cell>
          <table:table-cell office:value-type="float" office:value="0.147982241776974" calcext:value-type="float">
            <text:p>0.147982241776974</text:p>
          </table:table-cell>
          <table:table-cell office:value-type="float" office:value="0.14695543510479" calcext:value-type="float">
            <text:p>0.14695543510479</text:p>
          </table:table-cell>
          <table:table-cell office:value-type="float" office:value="0.147054253497466" calcext:value-type="float">
            <text:p>0.147054253497466</text:p>
          </table:table-cell>
          <table:table-cell office:value-type="float" office:value="0.148024413735766" calcext:value-type="float">
            <text:p>0.148024413735766</text:p>
          </table:table-cell>
          <table:table-cell office:value-type="float" office:value="0.146996288030128" calcext:value-type="float">
            <text:p>0.146996288030128</text:p>
          </table:table-cell>
          <table:table-cell office:value-type="float" office:value="0.146486029257712" calcext:value-type="float">
            <text:p>0.146486029257712</text:p>
          </table:table-cell>
          <table:table-cell office:value-type="float" office:value="0.147377047200792" calcext:value-type="float">
            <text:p>0.147377047200792</text:p>
          </table:table-cell>
          <table:table-cell table:number-columns-repeated="4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0.141000181483839" calcext:value-type="float">
            <text:p>0.141000181483839</text:p>
          </table:table-cell>
          <table:table-cell office:value-type="float" office:value="0.128672048470579" calcext:value-type="float">
            <text:p>0.128672048470579</text:p>
          </table:table-cell>
          <table:table-cell office:value-type="float" office:value="0.149629182962762" calcext:value-type="float">
            <text:p>0.149629182962762</text:p>
          </table:table-cell>
          <table:table-cell office:value-type="float" office:value="0.154509490413749" calcext:value-type="float">
            <text:p>0.154509490413749</text:p>
          </table:table-cell>
          <table:table-cell office:value-type="float" office:value="0.152748975068901" calcext:value-type="float">
            <text:p>0.152748975068901</text:p>
          </table:table-cell>
          <table:table-cell office:value-type="float" office:value="0.153528019956348" calcext:value-type="float">
            <text:p>0.153528019956348</text:p>
          </table:table-cell>
          <table:table-cell office:value-type="float" office:value="0.151579338210232" calcext:value-type="float">
            <text:p>0.151579338210232</text:p>
          </table:table-cell>
          <table:table-cell office:value-type="float" office:value="0.151212598027359" calcext:value-type="float">
            <text:p>0.151212598027359</text:p>
          </table:table-cell>
          <table:table-cell office:value-type="float" office:value="0.150362829560456" calcext:value-type="float">
            <text:p>0.150362829560456</text:p>
          </table:table-cell>
          <table:table-cell office:value-type="float" office:value="0.148781953599699" calcext:value-type="float">
            <text:p>0.148781953599699</text:p>
          </table:table-cell>
          <table:table-cell office:value-type="float" office:value="0.149322436323681" calcext:value-type="float">
            <text:p>0.149322436323681</text:p>
          </table:table-cell>
          <table:table-cell office:value-type="float" office:value="0.149740766911665" calcext:value-type="float">
            <text:p>0.149740766911665</text:p>
          </table:table-cell>
          <table:table-cell office:value-type="float" office:value="0.147437792383529" calcext:value-type="float">
            <text:p>0.147437792383529</text:p>
          </table:table-cell>
          <table:table-cell office:value-type="float" office:value="0.147360457413831" calcext:value-type="float">
            <text:p>0.147360457413831</text:p>
          </table:table-cell>
          <table:table-cell office:value-type="float" office:value="0.146758014068436" calcext:value-type="float">
            <text:p>0.146758014068436</text:p>
          </table:table-cell>
          <table:table-cell office:value-type="float" office:value="0.147086035655349" calcext:value-type="float">
            <text:p>0.147086035655349</text:p>
          </table:table-cell>
          <table:table-cell office:value-type="float" office:value="0.147050692566303" calcext:value-type="float">
            <text:p>0.147050692566303</text:p>
          </table:table-cell>
          <table:table-cell office:value-type="float" office:value="0.146584838664615" calcext:value-type="float">
            <text:p>0.146584838664615</text:p>
          </table:table-cell>
          <table:table-cell office:value-type="float" office:value="0.14613953000876" calcext:value-type="float">
            <text:p>0.14613953000876</text:p>
          </table:table-cell>
          <table:table-cell office:value-type="float" office:value="0.146188054491019" calcext:value-type="float">
            <text:p>0.146188054491019</text:p>
          </table:table-cell>
          <table:table-cell table:number-columns-repeated="4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0.140330199800551" calcext:value-type="float">
            <text:p>0.140330199800551</text:p>
          </table:table-cell>
          <table:table-cell office:value-type="float" office:value="0.129275081172417" calcext:value-type="float">
            <text:p>0.129275081172417</text:p>
          </table:table-cell>
          <table:table-cell office:value-type="float" office:value="0.147865394308764" calcext:value-type="float">
            <text:p>0.147865394308764</text:p>
          </table:table-cell>
          <table:table-cell office:value-type="float" office:value="0.155959433442382" calcext:value-type="float">
            <text:p>0.155959433442382</text:p>
          </table:table-cell>
          <table:table-cell office:value-type="float" office:value="0.15399174143579" calcext:value-type="float">
            <text:p>0.15399174143579</text:p>
          </table:table-cell>
          <table:table-cell office:value-type="float" office:value="0.153561787182677" calcext:value-type="float">
            <text:p>0.153561787182677</text:p>
          </table:table-cell>
          <table:table-cell office:value-type="float" office:value="0.151791120455721" calcext:value-type="float">
            <text:p>0.151791120455721</text:p>
          </table:table-cell>
          <table:table-cell office:value-type="float" office:value="0.151279610659878" calcext:value-type="float">
            <text:p>0.151279610659878</text:p>
          </table:table-cell>
          <table:table-cell office:value-type="float" office:value="0.150662616776707" calcext:value-type="float">
            <text:p>0.150662616776707</text:p>
          </table:table-cell>
          <table:table-cell office:value-type="float" office:value="0.147661691880681" calcext:value-type="float">
            <text:p>0.147661691880681</text:p>
          </table:table-cell>
          <table:table-cell office:value-type="float" office:value="0.147488036706387" calcext:value-type="float">
            <text:p>0.147488036706387</text:p>
          </table:table-cell>
          <table:table-cell office:value-type="float" office:value="0.148560609393612" calcext:value-type="float">
            <text:p>0.148560609393612</text:p>
          </table:table-cell>
          <table:table-cell office:value-type="float" office:value="0.147278409409547" calcext:value-type="float">
            <text:p>0.147278409409547</text:p>
          </table:table-cell>
          <table:table-cell office:value-type="float" office:value="0.14761176786606" calcext:value-type="float">
            <text:p>0.14761176786606</text:p>
          </table:table-cell>
          <table:table-cell office:value-type="float" office:value="0.145706963004869" calcext:value-type="float">
            <text:p>0.145706963004869</text:p>
          </table:table-cell>
          <table:table-cell office:value-type="float" office:value="0.147080248047546" calcext:value-type="float">
            <text:p>0.147080248047546</text:p>
          </table:table-cell>
          <table:table-cell office:value-type="float" office:value="0.147044074011497" calcext:value-type="float">
            <text:p>0.147044074011497</text:p>
          </table:table-cell>
          <table:table-cell office:value-type="float" office:value="0.146284664504126" calcext:value-type="float">
            <text:p>0.146284664504126</text:p>
          </table:table-cell>
          <table:table-cell office:value-type="float" office:value="0.146014433732863" calcext:value-type="float">
            <text:p>0.146014433732863</text:p>
          </table:table-cell>
          <table:table-cell office:value-type="float" office:value="0.145025907998156" calcext:value-type="float">
            <text:p>0.145025907998156</text:p>
          </table:table-cell>
          <table:table-cell table:number-columns-repeated="4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0.141322579507303" calcext:value-type="float">
            <text:p>0.141322579507303</text:p>
          </table:table-cell>
          <table:table-cell office:value-type="float" office:value="0.131192301460776" calcext:value-type="float">
            <text:p>0.131192301460776</text:p>
          </table:table-cell>
          <table:table-cell office:value-type="float" office:value="0.149429000240877" calcext:value-type="float">
            <text:p>0.149429000240877</text:p>
          </table:table-cell>
          <table:table-cell office:value-type="float" office:value="0.155713317522048" calcext:value-type="float">
            <text:p>0.155713317522048</text:p>
          </table:table-cell>
          <table:table-cell office:value-type="float" office:value="0.151542889278148" calcext:value-type="float">
            <text:p>0.151542889278148</text:p>
          </table:table-cell>
          <table:table-cell office:value-type="float" office:value="0.15028478040775" calcext:value-type="float">
            <text:p>0.15028478040775</text:p>
          </table:table-cell>
          <table:table-cell office:value-type="float" office:value="0.149952966119435" calcext:value-type="float">
            <text:p>0.149952966119435</text:p>
          </table:table-cell>
          <table:table-cell office:value-type="float" office:value="0.148916279326739" calcext:value-type="float">
            <text:p>0.148916279326739</text:p>
          </table:table-cell>
          <table:table-cell office:value-type="float" office:value="0.149488679362299" calcext:value-type="float">
            <text:p>0.149488679362299</text:p>
          </table:table-cell>
          <table:table-cell office:value-type="float" office:value="0.146392719942311" calcext:value-type="float">
            <text:p>0.146392719942311</text:p>
          </table:table-cell>
          <table:table-cell office:value-type="float" office:value="0.147425723779591" calcext:value-type="float">
            <text:p>0.147425723779591</text:p>
          </table:table-cell>
          <table:table-cell office:value-type="float" office:value="0.147063805682225" calcext:value-type="float">
            <text:p>0.147063805682225</text:p>
          </table:table-cell>
          <table:table-cell office:value-type="float" office:value="0.145718833357971" calcext:value-type="float">
            <text:p>0.145718833357971</text:p>
          </table:table-cell>
          <table:table-cell office:value-type="float" office:value="0.145510939529752" calcext:value-type="float">
            <text:p>0.145510939529752</text:p>
          </table:table-cell>
          <table:table-cell office:value-type="float" office:value="0.144574253844193" calcext:value-type="float">
            <text:p>0.144574253844193</text:p>
          </table:table-cell>
          <table:table-cell office:value-type="float" office:value="0.144304667168337" calcext:value-type="float">
            <text:p>0.144304667168337</text:p>
          </table:table-cell>
          <table:table-cell office:value-type="float" office:value="0.145567454734387" calcext:value-type="float">
            <text:p>0.145567454734387</text:p>
          </table:table-cell>
          <table:table-cell office:value-type="float" office:value="0.146231547653283" calcext:value-type="float">
            <text:p>0.146231547653283</text:p>
          </table:table-cell>
          <table:table-cell office:value-type="float" office:value="0.144506170742613" calcext:value-type="float">
            <text:p>0.144506170742613</text:p>
          </table:table-cell>
          <table:table-cell office:value-type="float" office:value="0.144131561814915" calcext:value-type="float">
            <text:p>0.144131561814915</text:p>
          </table:table-cell>
          <table:table-cell table:number-columns-repeated="4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float" office:value="0.14125257952522" calcext:value-type="float">
            <text:p>0.14125257952522</text:p>
          </table:table-cell>
          <table:table-cell office:value-type="float" office:value="0.129313742755604" calcext:value-type="float">
            <text:p>0.129313742755604</text:p>
          </table:table-cell>
          <table:table-cell office:value-type="float" office:value="0.148685120276849" calcext:value-type="float">
            <text:p>0.148685120276849</text:p>
          </table:table-cell>
          <table:table-cell office:value-type="float" office:value="0.154344797145029" calcext:value-type="float">
            <text:p>0.154344797145029</text:p>
          </table:table-cell>
          <table:table-cell office:value-type="float" office:value="0.151414773332775" calcext:value-type="float">
            <text:p>0.151414773332775</text:p>
          </table:table-cell>
          <table:table-cell office:value-type="float" office:value="0.151178934012464" calcext:value-type="float">
            <text:p>0.151178934012464</text:p>
          </table:table-cell>
          <table:table-cell office:value-type="float" office:value="0.149578519134096" calcext:value-type="float">
            <text:p>0.149578519134096</text:p>
          </table:table-cell>
          <table:table-cell office:value-type="float" office:value="0.148474198086389" calcext:value-type="float">
            <text:p>0.148474198086389</text:p>
          </table:table-cell>
          <table:table-cell office:value-type="float" office:value="0.148509044240488" calcext:value-type="float">
            <text:p>0.148509044240488</text:p>
          </table:table-cell>
          <table:table-cell office:value-type="float" office:value="0.146443629235562" calcext:value-type="float">
            <text:p>0.146443629235562</text:p>
          </table:table-cell>
          <table:table-cell office:value-type="float" office:value="0.146782120838595" calcext:value-type="float">
            <text:p>0.146782120838595</text:p>
          </table:table-cell>
          <table:table-cell office:value-type="float" office:value="0.147017354118487" calcext:value-type="float">
            <text:p>0.147017354118487</text:p>
          </table:table-cell>
          <table:table-cell office:value-type="float" office:value="0.145496974625659" calcext:value-type="float">
            <text:p>0.145496974625659</text:p>
          </table:table-cell>
          <table:table-cell office:value-type="float" office:value="0.146638388174469" calcext:value-type="float">
            <text:p>0.146638388174469</text:p>
          </table:table-cell>
          <table:table-cell office:value-type="float" office:value="0.144770451285038" calcext:value-type="float">
            <text:p>0.144770451285038</text:p>
          </table:table-cell>
          <table:table-cell office:value-type="float" office:value="0.145177467710965" calcext:value-type="float">
            <text:p>0.145177467710965</text:p>
          </table:table-cell>
          <table:table-cell office:value-type="float" office:value="0.145326708296348" calcext:value-type="float">
            <text:p>0.145326708296348</text:p>
          </table:table-cell>
          <table:table-cell office:value-type="float" office:value="0.145180840278017" calcext:value-type="float">
            <text:p>0.145180840278017</text:p>
          </table:table-cell>
          <table:table-cell office:value-type="float" office:value="0.145179739041262" calcext:value-type="float">
            <text:p>0.145179739041262</text:p>
          </table:table-cell>
          <table:table-cell office:value-type="float" office:value="0.143835162146153" calcext:value-type="float">
            <text:p>0.143835162146153</text:p>
          </table:table-cell>
          <table:table-cell table:number-columns-repeated="4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0.141314827788595" calcext:value-type="float">
            <text:p>0.141314827788595</text:p>
          </table:table-cell>
          <table:table-cell office:value-type="float" office:value="0.128942751903812" calcext:value-type="float">
            <text:p>0.128942751903812</text:p>
          </table:table-cell>
          <table:table-cell office:value-type="float" office:value="0.147512213794792" calcext:value-type="float">
            <text:p>0.147512213794792</text:p>
          </table:table-cell>
          <table:table-cell office:value-type="float" office:value="0.154641165558914" calcext:value-type="float">
            <text:p>0.154641165558914</text:p>
          </table:table-cell>
          <table:table-cell office:value-type="float" office:value="0.150761889143936" calcext:value-type="float">
            <text:p>0.150761889143936</text:p>
          </table:table-cell>
          <table:table-cell office:value-type="float" office:value="0.152129342492727" calcext:value-type="float">
            <text:p>0.152129342492727</text:p>
          </table:table-cell>
          <table:table-cell office:value-type="float" office:value="0.148965207416915" calcext:value-type="float">
            <text:p>0.148965207416915</text:p>
          </table:table-cell>
          <table:table-cell office:value-type="float" office:value="0.148467652264198" calcext:value-type="float">
            <text:p>0.148467652264198</text:p>
          </table:table-cell>
          <table:table-cell office:value-type="float" office:value="0.148955501783885" calcext:value-type="float">
            <text:p>0.148955501783885</text:p>
          </table:table-cell>
          <table:table-cell office:value-type="float" office:value="0.145908010747509" calcext:value-type="float">
            <text:p>0.145908010747509</text:p>
          </table:table-cell>
          <table:table-cell office:value-type="float" office:value="0.146365248741797" calcext:value-type="float">
            <text:p>0.146365248741797</text:p>
          </table:table-cell>
          <table:table-cell office:value-type="float" office:value="0.146462763850689" calcext:value-type="float">
            <text:p>0.146462763850689</text:p>
          </table:table-cell>
          <table:table-cell office:value-type="float" office:value="0.144360936575463" calcext:value-type="float">
            <text:p>0.144360936575463</text:p>
          </table:table-cell>
          <table:table-cell office:value-type="float" office:value="0.146614154611608" calcext:value-type="float">
            <text:p>0.146614154611608</text:p>
          </table:table-cell>
          <table:table-cell office:value-type="float" office:value="0.143600178158865" calcext:value-type="float">
            <text:p>0.143600178158865</text:p>
          </table:table-cell>
          <table:table-cell office:value-type="float" office:value="0.145304813490363" calcext:value-type="float">
            <text:p>0.145304813490363</text:p>
          </table:table-cell>
          <table:table-cell office:value-type="float" office:value="0.145073326140478" calcext:value-type="float">
            <text:p>0.145073326140478</text:p>
          </table:table-cell>
          <table:table-cell office:value-type="float" office:value="0.14402239841806" calcext:value-type="float">
            <text:p>0.14402239841806</text:p>
          </table:table-cell>
          <table:table-cell office:value-type="float" office:value="0.14470439399954" calcext:value-type="float">
            <text:p>0.14470439399954</text:p>
          </table:table-cell>
          <table:table-cell office:value-type="float" office:value="0.143375281721607" calcext:value-type="float">
            <text:p>0.143375281721607</text:p>
          </table:table-cell>
          <table:table-cell table:number-columns-repeated="4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float" office:value="0.140826753501823" calcext:value-type="float">
            <text:p>0.140826753501823</text:p>
          </table:table-cell>
          <table:table-cell office:value-type="float" office:value="0.128824713225908" calcext:value-type="float">
            <text:p>0.128824713225908</text:p>
          </table:table-cell>
          <table:table-cell office:value-type="float" office:value="0.147943213046325" calcext:value-type="float">
            <text:p>0.147943213046325</text:p>
          </table:table-cell>
          <table:table-cell office:value-type="float" office:value="0.153845715882313" calcext:value-type="float">
            <text:p>0.153845715882313</text:p>
          </table:table-cell>
          <table:table-cell office:value-type="float" office:value="0.151276768337175" calcext:value-type="float">
            <text:p>0.151276768337175</text:p>
          </table:table-cell>
          <table:table-cell office:value-type="float" office:value="0.150873168501967" calcext:value-type="float">
            <text:p>0.150873168501967</text:p>
          </table:table-cell>
          <table:table-cell office:value-type="float" office:value="0.149083353328121" calcext:value-type="float">
            <text:p>0.149083353328121</text:p>
          </table:table-cell>
          <table:table-cell office:value-type="float" office:value="0.147931458025292" calcext:value-type="float">
            <text:p>0.147931458025292</text:p>
          </table:table-cell>
          <table:table-cell office:value-type="float" office:value="0.148115557888158" calcext:value-type="float">
            <text:p>0.148115557888158</text:p>
          </table:table-cell>
          <table:table-cell office:value-type="float" office:value="0.145391531239123" calcext:value-type="float">
            <text:p>0.145391531239123</text:p>
          </table:table-cell>
          <table:table-cell office:value-type="float" office:value="0.14565665772079" calcext:value-type="float">
            <text:p>0.14565665772079</text:p>
          </table:table-cell>
          <table:table-cell office:value-type="float" office:value="0.14553972612834" calcext:value-type="float">
            <text:p>0.14553972612834</text:p>
          </table:table-cell>
          <table:table-cell office:value-type="float" office:value="0.145187303377757" calcext:value-type="float">
            <text:p>0.145187303377757</text:p>
          </table:table-cell>
          <table:table-cell office:value-type="float" office:value="0.144925310828798" calcext:value-type="float">
            <text:p>0.144925310828798</text:p>
          </table:table-cell>
          <table:table-cell office:value-type="float" office:value="0.143900831809618" calcext:value-type="float">
            <text:p>0.143900831809618</text:p>
          </table:table-cell>
          <table:table-cell office:value-type="float" office:value="0.145472767926518" calcext:value-type="float">
            <text:p>0.145472767926518</text:p>
          </table:table-cell>
          <table:table-cell office:value-type="float" office:value="0.145101914984625" calcext:value-type="float">
            <text:p>0.145101914984625</text:p>
          </table:table-cell>
          <table:table-cell office:value-type="float" office:value="0.143757141832245" calcext:value-type="float">
            <text:p>0.143757141832245</text:p>
          </table:table-cell>
          <table:table-cell office:value-type="float" office:value="0.143837792895105" calcext:value-type="float">
            <text:p>0.143837792895105</text:p>
          </table:table-cell>
          <table:table-cell office:value-type="float" office:value="0.143295948822266" calcext:value-type="float">
            <text:p>0.143295948822266</text:p>
          </table:table-cell>
          <table:table-cell table:number-columns-repeated="4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float" office:value="0.139695814212708" calcext:value-type="float">
            <text:p>0.139695814212708</text:p>
          </table:table-cell>
          <table:table-cell office:value-type="float" office:value="0.129259191394681" calcext:value-type="float">
            <text:p>0.129259191394681</text:p>
          </table:table-cell>
          <table:table-cell office:value-type="float" office:value="0.146114407044337" calcext:value-type="float">
            <text:p>0.146114407044337</text:p>
          </table:table-cell>
          <table:table-cell office:value-type="float" office:value="0.15449968439488" calcext:value-type="float">
            <text:p>0.15449968439488</text:p>
          </table:table-cell>
          <table:table-cell office:value-type="float" office:value="0.149619502044306" calcext:value-type="float">
            <text:p>0.149619502044306</text:p>
          </table:table-cell>
          <table:table-cell office:value-type="float" office:value="0.150716802833792" calcext:value-type="float">
            <text:p>0.150716802833792</text:p>
          </table:table-cell>
          <table:table-cell office:value-type="float" office:value="0.149209999719133" calcext:value-type="float">
            <text:p>0.149209999719133</text:p>
          </table:table-cell>
          <table:table-cell office:value-type="float" office:value="0.147353388947783" calcext:value-type="float">
            <text:p>0.147353388947783</text:p>
          </table:table-cell>
          <table:table-cell office:value-type="float" office:value="0.147548666681851" calcext:value-type="float">
            <text:p>0.147548666681851</text:p>
          </table:table-cell>
          <table:table-cell office:value-type="float" office:value="0.145157858837133" calcext:value-type="float">
            <text:p>0.145157858837133</text:p>
          </table:table-cell>
          <table:table-cell office:value-type="float" office:value="0.144671789689999" calcext:value-type="float">
            <text:p>0.144671789689999</text:p>
          </table:table-cell>
          <table:table-cell office:value-type="float" office:value="0.144850914149176" calcext:value-type="float">
            <text:p>0.144850914149176</text:p>
          </table:table-cell>
          <table:table-cell office:value-type="float" office:value="0.143856340576998" calcext:value-type="float">
            <text:p>0.143856340576998</text:p>
          </table:table-cell>
          <table:table-cell office:value-type="float" office:value="0.145350327035511" calcext:value-type="float">
            <text:p>0.145350327035511</text:p>
          </table:table-cell>
          <table:table-cell office:value-type="float" office:value="0.143078312799347" calcext:value-type="float">
            <text:p>0.143078312799347</text:p>
          </table:table-cell>
          <table:table-cell office:value-type="float" office:value="0.144806342892978" calcext:value-type="float">
            <text:p>0.144806342892978</text:p>
          </table:table-cell>
          <table:table-cell office:value-type="float" office:value="0.144724375648525" calcext:value-type="float">
            <text:p>0.144724375648525</text:p>
          </table:table-cell>
          <table:table-cell office:value-type="float" office:value="0.144259632960909" calcext:value-type="float">
            <text:p>0.144259632960909</text:p>
          </table:table-cell>
          <table:table-cell office:value-type="float" office:value="0.143969373862682" calcext:value-type="float">
            <text:p>0.143969373862682</text:p>
          </table:table-cell>
          <table:table-cell office:value-type="float" office:value="0.142420918192191" calcext:value-type="float">
            <text:p>0.142420918192191</text:p>
          </table:table-cell>
          <table:table-cell table:number-columns-repeated="4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0.140892360493774" calcext:value-type="float">
            <text:p>0.140892360493774</text:p>
          </table:table-cell>
          <table:table-cell office:value-type="float" office:value="0.128961045948464" calcext:value-type="float">
            <text:p>0.128961045948464</text:p>
          </table:table-cell>
          <table:table-cell office:value-type="float" office:value="0.148517493027903" calcext:value-type="float">
            <text:p>0.148517493027903</text:p>
          </table:table-cell>
          <table:table-cell office:value-type="float" office:value="0.154905475297529" calcext:value-type="float">
            <text:p>0.154905475297529</text:p>
          </table:table-cell>
          <table:table-cell office:value-type="float" office:value="0.149509154445717" calcext:value-type="float">
            <text:p>0.149509154445717</text:p>
          </table:table-cell>
          <table:table-cell office:value-type="float" office:value="0.150316425826822" calcext:value-type="float">
            <text:p>0.150316425826822</text:p>
          </table:table-cell>
          <table:table-cell office:value-type="float" office:value="0.148608103939562" calcext:value-type="float">
            <text:p>0.148608103939562</text:p>
          </table:table-cell>
          <table:table-cell office:value-type="float" office:value="0.147456279856878" calcext:value-type="float">
            <text:p>0.147456279856878</text:p>
          </table:table-cell>
          <table:table-cell office:value-type="float" office:value="0.147144502440616" calcext:value-type="float">
            <text:p>0.147144502440616</text:p>
          </table:table-cell>
          <table:table-cell office:value-type="float" office:value="0.145360348870858" calcext:value-type="float">
            <text:p>0.145360348870858</text:p>
          </table:table-cell>
          <table:table-cell office:value-type="float" office:value="0.145096556033656" calcext:value-type="float">
            <text:p>0.145096556033656</text:p>
          </table:table-cell>
          <table:table-cell office:value-type="float" office:value="0.145569289820894" calcext:value-type="float">
            <text:p>0.145569289820894</text:p>
          </table:table-cell>
          <table:table-cell office:value-type="float" office:value="0.144181544818228" calcext:value-type="float">
            <text:p>0.144181544818228</text:p>
          </table:table-cell>
          <table:table-cell office:value-type="float" office:value="0.146300905370411" calcext:value-type="float">
            <text:p>0.146300905370411</text:p>
          </table:table-cell>
          <table:table-cell office:value-type="float" office:value="0.142898349135316" calcext:value-type="float">
            <text:p>0.142898349135316</text:p>
          </table:table-cell>
          <table:table-cell office:value-type="float" office:value="0.145867857541922" calcext:value-type="float">
            <text:p>0.145867857541922</text:p>
          </table:table-cell>
          <table:table-cell office:value-type="float" office:value="0.143931937266784" calcext:value-type="float">
            <text:p>0.143931937266784</text:p>
          </table:table-cell>
          <table:table-cell office:value-type="float" office:value="0.144193920275925" calcext:value-type="float">
            <text:p>0.144193920275925</text:p>
          </table:table-cell>
          <table:table-cell office:value-type="float" office:value="0.144498243229845" calcext:value-type="float">
            <text:p>0.144498243229845</text:p>
          </table:table-cell>
          <table:table-cell office:value-type="float" office:value="0.143727507405655" calcext:value-type="float">
            <text:p>0.143727507405655</text:p>
          </table:table-cell>
          <table:table-cell table:number-columns-repeated="4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4x4, L1</text:p>
          </table:table-cell>
          <table:table-cell office:value-type="float" office:value="0.159188385208395" calcext:value-type="float">
            <text:p>0.15918838520839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office:value-type="float" office:value="0.159763914744038" calcext:value-type="float">
            <text:p>0.159763914744038</text:p>
          </table:table-cell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atialTexture" table:style-name="ta1">
        <table:shapes>
          <draw:frame draw:z-index="0" draw:style-name="gr1" draw:text-style-name="P1" svg:width="159.99mm" svg:height="89.99mm" svg:x="63.46mm" svg:y="110.41mm">
            <draw:object draw:notify-on-update-of-ranges="spatialTexture.A4:spatialTexture.A22 spatialTexture.B4:spatialTexture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98.95mm" svg:y="11.46mm">
            <draw:object draw:notify-on-update-of-ranges="spatialTexture.D4:spatialTexture.D23 spatialTexture.E4:spatialTexture.E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ce4"/>
        <table:table-column table:style-name="co5" table:number-columns-repeated="21" table:default-cell-style-name="ce4"/>
        <table:table-column table:style-name="co1" table:number-columns-repeated="38" table:default-cell-style-name="ce4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4x4</text:p>
          </table:table-cell>
          <table:table-cell table:number-columns-repeated="2"/>
          <table:table-cell office:value-type="string" calcext:value-type="string">
            <text:p>4x4, 7</text:p>
          </table:table-cell>
          <table:table-cell table:number-columns-repeated="2"/>
          <table:table-cell office:value-type="string" calcext:value-type="string">
            <text:p>4x4, 7, 0.09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PCA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ins</text:p>
          </table:table-cell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Threshold</text:p>
          </table:table-cell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MAP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234058229789625" calcext:value-type="float">
            <text:p>0.234058229789625</text:p>
          </table:table-cell>
          <table:table-cell office:value-type="float" office:value="0.143759737899905" calcext:value-type="float">
            <text:p>0.143759737899905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0121612787363" calcext:value-type="float">
            <text:p>0.12012161278736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18985682428527" calcext:value-type="float">
            <text:p>0.18985682428527</text:p>
          </table:table-cell>
          <table:table-cell/>
          <table:table-cell office:value-type="string" calcext:value-type="string">
            <text:p>STD dev</text:p>
          </table:table-cell>
          <table:table-cell office:value-type="float" office:value="0.1294" calcext:value-type="float">
            <text:p>0.1294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34595457652872" calcext:value-type="float">
            <text:p>0.07345954576528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89268386112103" calcext:value-type="float">
            <text:p>0.189268386112103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7105994540046" calcext:value-type="float">
            <text:p>0.13710599454004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195716094612265" calcext:value-type="float">
            <text:p>0.195716094612265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8302864365869" calcext:value-type="float">
            <text:p>0.08830286436586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99705483485795" calcext:value-type="float">
            <text:p>0.199705483485795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2151770112695" calcext:value-type="float">
            <text:p>0.17215177011269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04658550865377" calcext:value-type="float">
            <text:p>0.204658550865377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998888259061" calcext:value-type="float">
            <text:p>0.1499888825906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208754277347306" calcext:value-type="float">
            <text:p>0.208754277347306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0093460567691" calcext:value-type="float">
            <text:p>0.21009346056769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210587796721644" calcext:value-type="float">
            <text:p>0.210587796721644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2156396921991" calcext:value-type="float">
            <text:p>0.16215639692199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210093460567691" calcext:value-type="float">
            <text:p>0.210093460567691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6009694752591" calcext:value-type="float">
            <text:p>0.20600969475259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13698282978194" calcext:value-type="float">
            <text:p>0.213698282978194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4782674348264" calcext:value-type="float">
            <text:p>0.19478267434826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11207820949002" calcext:value-type="float">
            <text:p>0.211207820949002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6066108376681" calcext:value-type="float">
            <text:p>0.20606610837668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206204389914809" calcext:value-type="float">
            <text:p>0.206204389914809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9001310736172" calcext:value-type="float">
            <text:p>0.189001310736172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206638535733983" calcext:value-type="float">
            <text:p>0.206638535733983</text:p>
          </table:table-cell>
          <table:table-cell table:number-columns-repeated="5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7542351307939" calcext:value-type="float">
            <text:p>0.19754235130793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205510397479482" calcext:value-type="float">
            <text:p>0.205510397479482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5175092615052" calcext:value-type="float">
            <text:p>0.195175092615052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202220674247699" calcext:value-type="float">
            <text:p>0.202220674247699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5737901374382" calcext:value-type="float">
            <text:p>0.19573790137438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97337774746488" calcext:value-type="float">
            <text:p>0.197337774746488</text:p>
          </table:table-cell>
          <table:table-cell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353860783673" calcext:value-type="float">
            <text:p>0.1935386078367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189248007756157" calcext:value-type="float">
            <text:p>0.189248007756157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7667548384295" calcext:value-type="float">
            <text:p>0.187667548384295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188943385411632" calcext:value-type="float">
            <text:p>0.188943385411632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9931186482027" calcext:value-type="float">
            <text:p>0.18993118648202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187477382445339" calcext:value-type="float">
            <text:p>0.187477382445339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756204416172" calcext:value-type="float">
            <text:p>0.18756204416172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184106288977242" calcext:value-type="float">
            <text:p>0.184106288977242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7087405897001" calcext:value-type="float">
            <text:p>0.187087405897001</text:p>
          </table:table-cell>
          <table:table-cell table:number-columns-repeated="62"/>
        </table:table-row>
        <table:table-row table:style-name="ro1" table:number-rows-repeated="24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N=7, thres=0.09</text:p>
          </table:table-cell>
          <table:table-cell table:number-columns-repeated="58"/>
        </table:table-row>
        <table:table-row table:style-name="ro3">
          <table:table-cell table:number-columns-repeated="5"/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12" office:value-type="float" office:value="1" calcext:value-type="float">
            <text:p>1</text:p>
          </table:table-cell>
          <table:table-cell office:value-type="float" office:value="0.163708924420646" calcext:value-type="float">
            <text:p>0.163708924420646</text:p>
          </table:table-cell>
          <table:table-cell office:value-type="float" office:value="0.168786041095455" calcext:value-type="float">
            <text:p>0.168786041095455</text:p>
          </table:table-cell>
          <table:table-cell office:value-type="float" office:value="0.183624159897743" calcext:value-type="float">
            <text:p>0.183624159897743</text:p>
          </table:table-cell>
          <table:table-cell office:value-type="float" office:value="0.162961654897764" calcext:value-type="float">
            <text:p>0.162961654897764</text:p>
          </table:table-cell>
          <table:table-cell office:value-type="float" office:value="0.166852666008016" calcext:value-type="float">
            <text:p>0.166852666008016</text:p>
          </table:table-cell>
          <table:table-cell office:value-type="float" office:value="0.156992611387929" calcext:value-type="float">
            <text:p>0.156992611387929</text:p>
          </table:table-cell>
          <table:table-cell office:value-type="float" office:value="0.148829083164892" calcext:value-type="float">
            <text:p>0.148829083164892</text:p>
          </table:table-cell>
          <table:table-cell office:value-type="float" office:value="0.141047526358936" calcext:value-type="float">
            <text:p>0.141047526358936</text:p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12" office:value-type="float" office:value="2" calcext:value-type="float">
            <text:p>2</text:p>
          </table:table-cell>
          <table:table-cell office:value-type="float" office:value="0.188120713681852" calcext:value-type="float">
            <text:p>0.188120713681852</text:p>
          </table:table-cell>
          <table:table-cell office:value-type="float" office:value="0.19282129266811" calcext:value-type="float">
            <text:p>0.19282129266811</text:p>
          </table:table-cell>
          <table:table-cell office:value-type="float" office:value="0.218206171535889" calcext:value-type="float">
            <text:p>0.218206171535889</text:p>
          </table:table-cell>
          <table:table-cell office:value-type="float" office:value="0.198171958374763" calcext:value-type="float">
            <text:p>0.198171958374763</text:p>
          </table:table-cell>
          <table:table-cell office:value-type="float" office:value="0.192206486051231" calcext:value-type="float">
            <text:p>0.192206486051231</text:p>
          </table:table-cell>
          <table:table-cell office:value-type="float" office:value="0.181664387632563" calcext:value-type="float">
            <text:p>0.181664387632563</text:p>
          </table:table-cell>
          <table:table-cell office:value-type="float" office:value="0.16948241384017" calcext:value-type="float">
            <text:p>0.16948241384017</text:p>
          </table:table-cell>
          <table:table-cell office:value-type="float" office:value="0.163839133167014" calcext:value-type="float">
            <text:p>0.163839133167014</text:p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12" office:value-type="float" office:value="3" calcext:value-type="float">
            <text:p>3</text:p>
          </table:table-cell>
          <table:table-cell office:value-type="float" office:value="0.194610096115299" calcext:value-type="float">
            <text:p>0.194610096115299</text:p>
          </table:table-cell>
          <table:table-cell office:value-type="float" office:value="0.20838560406208" calcext:value-type="float">
            <text:p>0.20838560406208</text:p>
          </table:table-cell>
          <table:table-cell office:value-type="float" office:value="0.220277064696227" calcext:value-type="float">
            <text:p>0.220277064696227</text:p>
          </table:table-cell>
          <table:table-cell office:value-type="float" office:value="0.203105453508598" calcext:value-type="float">
            <text:p>0.203105453508598</text:p>
          </table:table-cell>
          <table:table-cell office:value-type="float" office:value="0.19536116491931" calcext:value-type="float">
            <text:p>0.19536116491931</text:p>
          </table:table-cell>
          <table:table-cell office:value-type="float" office:value="0.190848359187779" calcext:value-type="float">
            <text:p>0.190848359187779</text:p>
          </table:table-cell>
          <table:table-cell office:value-type="float" office:value="0.177235874700777" calcext:value-type="float">
            <text:p>0.177235874700777</text:p>
          </table:table-cell>
          <table:table-cell office:value-type="float" office:value="0.177197033417558" calcext:value-type="float">
            <text:p>0.177197033417558</text:p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12" office:value-type="float" office:value="4" calcext:value-type="float">
            <text:p>4</text:p>
          </table:table-cell>
          <table:table-cell office:value-type="float" office:value="0.188557515305966" calcext:value-type="float">
            <text:p>0.188557515305966</text:p>
          </table:table-cell>
          <table:table-cell office:value-type="float" office:value="0.212114955527005" calcext:value-type="float">
            <text:p>0.212114955527005</text:p>
          </table:table-cell>
          <table:table-cell office:value-type="float" office:value="0.23077798625658" calcext:value-type="float">
            <text:p>0.23077798625658</text:p>
          </table:table-cell>
          <table:table-cell office:value-type="float" office:value="0.213698282978194" calcext:value-type="float">
            <text:p>0.213698282978194</text:p>
          </table:table-cell>
          <table:table-cell office:value-type="float" office:value="0.198647651327931" calcext:value-type="float">
            <text:p>0.198647651327931</text:p>
          </table:table-cell>
          <table:table-cell office:value-type="float" office:value="0.195433028912815" calcext:value-type="float">
            <text:p>0.195433028912815</text:p>
          </table:table-cell>
          <table:table-cell office:value-type="float" office:value="0.188898670862643" calcext:value-type="float">
            <text:p>0.188898670862643</text:p>
          </table:table-cell>
          <table:table-cell office:value-type="float" office:value="0.183567813680648" calcext:value-type="float">
            <text:p>0.183567813680648</text:p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12" office:value-type="float" office:value="5" calcext:value-type="float">
            <text:p>5</text:p>
          </table:table-cell>
          <table:table-cell office:value-type="float" office:value="0.198205562980248" calcext:value-type="float">
            <text:p>0.198205562980248</text:p>
          </table:table-cell>
          <table:table-cell office:value-type="float" office:value="0.207630038488785" calcext:value-type="float">
            <text:p>0.207630038488785</text:p>
          </table:table-cell>
          <table:table-cell office:value-type="float" office:value="0.217647431783143" calcext:value-type="float">
            <text:p>0.217647431783143</text:p>
          </table:table-cell>
          <table:table-cell office:value-type="float" office:value="0.20328352975743" calcext:value-type="float">
            <text:p>0.20328352975743</text:p>
          </table:table-cell>
          <table:table-cell office:value-type="float" office:value="0.191125566009884" calcext:value-type="float">
            <text:p>0.191125566009884</text:p>
          </table:table-cell>
          <table:table-cell office:value-type="float" office:value="0.183121031322389" calcext:value-type="float">
            <text:p>0.183121031322389</text:p>
          </table:table-cell>
          <table:table-cell office:value-type="float" office:value="0.176524573590725" calcext:value-type="float">
            <text:p>0.176524573590725</text:p>
          </table:table-cell>
          <table:table-cell office:value-type="float" office:value="0.165591036002646" calcext:value-type="float">
            <text:p>0.165591036002646</text:p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12" office:value-type="float" office:value="6" calcext:value-type="float">
            <text:p>6</text:p>
          </table:table-cell>
          <table:table-cell office:value-type="float" office:value="0.17922803577762" calcext:value-type="float">
            <text:p>0.17922803577762</text:p>
          </table:table-cell>
          <table:table-cell office:value-type="float" office:value="0.195702485747592" calcext:value-type="float">
            <text:p>0.195702485747592</text:p>
          </table:table-cell>
          <table:table-cell office:value-type="float" office:value="0.213751118595017" calcext:value-type="float">
            <text:p>0.213751118595017</text:p>
          </table:table-cell>
          <table:table-cell office:value-type="float" office:value="0.188506079017607" calcext:value-type="float">
            <text:p>0.188506079017607</text:p>
          </table:table-cell>
          <table:table-cell office:value-type="float" office:value="0.179927011387398" calcext:value-type="float">
            <text:p>0.179927011387398</text:p>
          </table:table-cell>
          <table:table-cell office:value-type="float" office:value="0.177448990980069" calcext:value-type="float">
            <text:p>0.177448990980069</text:p>
          </table:table-cell>
          <table:table-cell office:value-type="float" office:value="0.16537458610843" calcext:value-type="float">
            <text:p>0.16537458610843</text:p>
          </table:table-cell>
          <table:table-cell office:value-type="float" office:value="0.159513696218287" calcext:value-type="float">
            <text:p>0.159513696218287</text:p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12" office:value-type="float" office:value="7" calcext:value-type="float">
            <text:p>7</text:p>
          </table:table-cell>
          <table:table-cell office:value-type="float" office:value="0.208558955739972" calcext:value-type="float">
            <text:p>0.208558955739972</text:p>
          </table:table-cell>
          <table:table-cell office:value-type="float" office:value="0.218229988918556" calcext:value-type="float">
            <text:p>0.218229988918556</text:p>
          </table:table-cell>
          <table:table-cell office:value-type="float" office:value="0.226213392322972" calcext:value-type="float">
            <text:p>0.226213392322972</text:p>
          </table:table-cell>
          <table:table-cell office:value-type="float" office:value="0.201917376788367" calcext:value-type="float">
            <text:p>0.201917376788367</text:p>
          </table:table-cell>
          <table:table-cell office:value-type="float" office:value="0.193518910499497" calcext:value-type="float">
            <text:p>0.193518910499497</text:p>
          </table:table-cell>
          <table:table-cell office:value-type="float" office:value="0.181953404902833" calcext:value-type="float">
            <text:p>0.181953404902833</text:p>
          </table:table-cell>
          <table:table-cell office:value-type="float" office:value="0.169411189037903" calcext:value-type="float">
            <text:p>0.169411189037903</text:p>
          </table:table-cell>
          <table:table-cell office:value-type="float" office:value="0.161357308330293" calcext:value-type="float">
            <text:p>0.161357308330293</text:p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12" office:value-type="float" office:value="8" calcext:value-type="float">
            <text:p>8</text:p>
          </table:table-cell>
          <table:table-cell office:value-type="float" office:value="0.199886866175129" calcext:value-type="float">
            <text:p>0.199886866175129</text:p>
          </table:table-cell>
          <table:table-cell office:value-type="float" office:value="0.210227692025191" calcext:value-type="float">
            <text:p>0.210227692025191</text:p>
          </table:table-cell>
          <table:table-cell office:value-type="float" office:value="0.217892588225874" calcext:value-type="float">
            <text:p>0.217892588225874</text:p>
          </table:table-cell>
          <table:table-cell office:value-type="float" office:value="0.200311588875839" calcext:value-type="float">
            <text:p>0.200311588875839</text:p>
          </table:table-cell>
          <table:table-cell office:value-type="float" office:value="0.183853269737719" calcext:value-type="float">
            <text:p>0.183853269737719</text:p>
          </table:table-cell>
          <table:table-cell office:value-type="float" office:value="0.181804884257826" calcext:value-type="float">
            <text:p>0.181804884257826</text:p>
          </table:table-cell>
          <table:table-cell office:value-type="float" office:value="0.165805665744334" calcext:value-type="float">
            <text:p>0.165805665744334</text:p>
          </table:table-cell>
          <table:table-cell office:value-type="float" office:value="0.156267231262792" calcext:value-type="float">
            <text:p>0.156267231262792</text:p>
          </table:table-cell>
          <table:table-cell table:number-columns-repeated="50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atialColourTexture" table:style-name="ta1">
        <table:table-column table:style-name="co6" table:number-columns-repeated="9" table:default-cell-style-name="ce1"/>
        <table:table-column table:style-name="co1" table:number-columns-repeated="55" table:default-cell-style-name="ce1"/>
        <table:table-row table:style-name="ro4"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55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4" office:value-type="float" office:value="0.161642340456172" calcext:value-type="float">
            <text:p>0.161642340456172</text:p>
          </table:table-cell>
          <table:table-cell table:style-name="ce4" office:value-type="float" office:value="0.14886657329612" calcext:value-type="float">
            <text:p>0.14886657329612</text:p>
          </table:table-cell>
          <table:table-cell table:style-name="ce4" office:value-type="float" office:value="0.180725528795773" calcext:value-type="float">
            <text:p>0.180725528795773</text:p>
          </table:table-cell>
          <table:table-cell table:style-name="ce4" office:value-type="float" office:value="0.179711737109463" calcext:value-type="float">
            <text:p>0.179711737109463</text:p>
          </table:table-cell>
          <table:table-cell table:style-name="ce4" office:value-type="float" office:value="0.17923182329424" calcext:value-type="float">
            <text:p>0.17923182329424</text:p>
          </table:table-cell>
          <table:table-cell table:style-name="ce4" office:value-type="float" office:value="0.177140841794706" calcext:value-type="float">
            <text:p>0.177140841794706</text:p>
          </table:table-cell>
          <table:table-cell table:style-name="ce4" office:value-type="float" office:value="0.175637196186075" calcext:value-type="float">
            <text:p>0.175637196186075</text:p>
          </table:table-cell>
          <table:table-cell table:style-name="ce4" office:value-type="float" office:value="0.174419985238637" calcext:value-type="float">
            <text:p>0.174419985238637</text:p>
          </table:table-cell>
          <table:table-cell table:number-columns-repeated="55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4" office:value-type="float" office:value="0.198142173889198" calcext:value-type="float">
            <text:p>0.198142173889198</text:p>
          </table:table-cell>
          <table:table-cell table:style-name="ce4" office:value-type="float" office:value="0.184825412568014" calcext:value-type="float">
            <text:p>0.184825412568014</text:p>
          </table:table-cell>
          <table:table-cell table:style-name="ce4" office:value-type="float" office:value="0.210991940952182" calcext:value-type="float">
            <text:p>0.210991940952182</text:p>
          </table:table-cell>
          <table:table-cell table:style-name="ce4" office:value-type="float" office:value="0.212459182843932" calcext:value-type="float">
            <text:p>0.212459182843932</text:p>
          </table:table-cell>
          <table:table-cell table:style-name="ce4" office:value-type="float" office:value="0.205155743372752" calcext:value-type="float">
            <text:p>0.205155743372752</text:p>
          </table:table-cell>
          <table:table-cell table:style-name="ce4" office:value-type="float" office:value="0.202066748854385" calcext:value-type="float">
            <text:p>0.202066748854385</text:p>
          </table:table-cell>
          <table:table-cell table:style-name="ce4" office:value-type="float" office:value="0.199672213613915" calcext:value-type="float">
            <text:p>0.199672213613915</text:p>
          </table:table-cell>
          <table:table-cell table:style-name="ce4" office:value-type="float" office:value="0.192826363382161" calcext:value-type="float">
            <text:p>0.192826363382161</text:p>
          </table:table-cell>
          <table:table-cell table:number-columns-repeated="55"/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4" office:value-type="float" office:value="0.200810273848103" calcext:value-type="float">
            <text:p>0.200810273848103</text:p>
          </table:table-cell>
          <table:table-cell table:style-name="ce4" office:value-type="float" office:value="0.18814211206654" calcext:value-type="float">
            <text:p>0.18814211206654</text:p>
          </table:table-cell>
          <table:table-cell table:style-name="ce4" office:value-type="float" office:value="0.210156448073683" calcext:value-type="float">
            <text:p>0.210156448073683</text:p>
          </table:table-cell>
          <table:table-cell table:style-name="ce4" office:value-type="float" office:value="0.214637297764859" calcext:value-type="float">
            <text:p>0.214637297764859</text:p>
          </table:table-cell>
          <table:table-cell table:style-name="ce4" office:value-type="float" office:value="0.204656309487746" calcext:value-type="float">
            <text:p>0.204656309487746</text:p>
          </table:table-cell>
          <table:table-cell table:style-name="ce4" office:value-type="float" office:value="0.200039543025339" calcext:value-type="float">
            <text:p>0.200039543025339</text:p>
          </table:table-cell>
          <table:table-cell table:style-name="ce4" office:value-type="float" office:value="0.199065933977053" calcext:value-type="float">
            <text:p>0.199065933977053</text:p>
          </table:table-cell>
          <table:table-cell table:style-name="ce4" office:value-type="float" office:value="0.196011114350613" calcext:value-type="float">
            <text:p>0.196011114350613</text:p>
          </table:table-cell>
          <table:table-cell table:number-columns-repeated="55"/>
        </table:table-row>
        <table:table-row table:style-name="ro4">
          <table:table-cell table:style-name="ce12" office:value-type="float" office:value="4" calcext:value-type="float">
            <text:p>4</text:p>
          </table:table-cell>
          <table:table-cell table:style-name="ce4" office:value-type="float" office:value="0.211315402513031" calcext:value-type="float">
            <text:p>0.211315402513031</text:p>
          </table:table-cell>
          <table:table-cell table:style-name="ce4" office:value-type="float" office:value="0.195349248150831" calcext:value-type="float">
            <text:p>0.195349248150831</text:p>
          </table:table-cell>
          <table:table-cell table:style-name="ce4" office:value-type="float" office:value="0.217027732925254" calcext:value-type="float">
            <text:p>0.217027732925254</text:p>
          </table:table-cell>
          <table:table-cell table:style-name="ce4" office:value-type="float" office:value="0.214925238599224" calcext:value-type="float">
            <text:p>0.214925238599224</text:p>
          </table:table-cell>
          <table:table-cell table:style-name="ce4" office:value-type="float" office:value="0.21340641130082" calcext:value-type="float">
            <text:p>0.21340641130082</text:p>
          </table:table-cell>
          <table:table-cell table:style-name="ce4" office:value-type="float" office:value="0.20502097270191" calcext:value-type="float">
            <text:p>0.20502097270191</text:p>
          </table:table-cell>
          <table:table-cell table:style-name="ce4" office:value-type="float" office:value="0.201385186096579" calcext:value-type="float">
            <text:p>0.201385186096579</text:p>
          </table:table-cell>
          <table:table-cell table:style-name="ce4" office:value-type="float" office:value="0.197740989165118" calcext:value-type="float">
            <text:p>0.197740989165118</text:p>
          </table:table-cell>
          <table:table-cell table:number-columns-repeated="55"/>
        </table:table-row>
        <table:table-row table:style-name="ro4">
          <table:table-cell table:style-name="ce12" office:value-type="float" office:value="5" calcext:value-type="float">
            <text:p>5</text:p>
          </table:table-cell>
          <table:table-cell table:style-name="ce4" office:value-type="float" office:value="0.212493739504207" calcext:value-type="float">
            <text:p>0.212493739504207</text:p>
          </table:table-cell>
          <table:table-cell table:style-name="ce4" office:value-type="float" office:value="0.192807996824171" calcext:value-type="float">
            <text:p>0.192807996824171</text:p>
          </table:table-cell>
          <table:table-cell table:style-name="ce4" office:value-type="float" office:value="0.207279751296499" calcext:value-type="float">
            <text:p>0.207279751296499</text:p>
          </table:table-cell>
          <table:table-cell table:style-name="ce4" office:value-type="float" office:value="0.205604956064033" calcext:value-type="float">
            <text:p>0.205604956064033</text:p>
          </table:table-cell>
          <table:table-cell table:style-name="ce4" office:value-type="float" office:value="0.200394354124755" calcext:value-type="float">
            <text:p>0.200394354124755</text:p>
          </table:table-cell>
          <table:table-cell table:style-name="ce4" office:value-type="float" office:value="0.195984408092252" calcext:value-type="float">
            <text:p>0.195984408092252</text:p>
          </table:table-cell>
          <table:table-cell table:style-name="ce4" office:value-type="float" office:value="0.192174668667442" calcext:value-type="float">
            <text:p>0.192174668667442</text:p>
          </table:table-cell>
          <table:table-cell table:style-name="ce4" office:value-type="float" office:value="0.184938399285783" calcext:value-type="float">
            <text:p>0.184938399285783</text:p>
          </table:table-cell>
          <table:table-cell table:number-columns-repeated="55"/>
        </table:table-row>
        <table:table-row table:style-name="ro4">
          <table:table-cell table:style-name="ce12" office:value-type="float" office:value="6" calcext:value-type="float">
            <text:p>6</text:p>
          </table:table-cell>
          <table:table-cell table:style-name="ce4" office:value-type="float" office:value="0.204424459049801" calcext:value-type="float">
            <text:p>0.204424459049801</text:p>
          </table:table-cell>
          <table:table-cell table:style-name="ce4" office:value-type="float" office:value="0.185739469868891" calcext:value-type="float">
            <text:p>0.185739469868891</text:p>
          </table:table-cell>
          <table:table-cell table:style-name="ce4" office:value-type="float" office:value="0.204746373363444" calcext:value-type="float">
            <text:p>0.204746373363444</text:p>
          </table:table-cell>
          <table:table-cell table:style-name="ce4" office:value-type="float" office:value="0.203480947460744" calcext:value-type="float">
            <text:p>0.203480947460744</text:p>
          </table:table-cell>
          <table:table-cell table:style-name="ce4" office:value-type="float" office:value="0.197048814933653" calcext:value-type="float">
            <text:p>0.197048814933653</text:p>
          </table:table-cell>
          <table:table-cell table:style-name="ce4" office:value-type="float" office:value="0.191883359922767" calcext:value-type="float">
            <text:p>0.191883359922767</text:p>
          </table:table-cell>
          <table:table-cell table:style-name="ce4" office:value-type="float" office:value="0.187815354964349" calcext:value-type="float">
            <text:p>0.187815354964349</text:p>
          </table:table-cell>
          <table:table-cell table:style-name="ce4" office:value-type="float" office:value="0.182804129268353" calcext:value-type="float">
            <text:p>0.182804129268353</text:p>
          </table:table-cell>
          <table:table-cell table:number-columns-repeated="55"/>
        </table:table-row>
        <table:table-row table:style-name="ro4">
          <table:table-cell table:style-name="ce12" office:value-type="float" office:value="7" calcext:value-type="float">
            <text:p>7</text:p>
          </table:table-cell>
          <table:table-cell table:style-name="ce4" office:value-type="float" office:value="0.213399092250688" calcext:value-type="float">
            <text:p>0.213399092250688</text:p>
          </table:table-cell>
          <table:table-cell table:style-name="ce4" office:value-type="float" office:value="0.191224564568905" calcext:value-type="float">
            <text:p>0.191224564568905</text:p>
          </table:table-cell>
          <table:table-cell table:style-name="ce4" office:value-type="float" office:value="0.209518026896829" calcext:value-type="float">
            <text:p>0.209518026896829</text:p>
          </table:table-cell>
          <table:table-cell table:style-name="ce4" office:value-type="float" office:value="0.20620578049705" calcext:value-type="float">
            <text:p>0.20620578049705</text:p>
          </table:table-cell>
          <table:table-cell table:style-name="ce4" office:value-type="float" office:value="0.202905784339466" calcext:value-type="float">
            <text:p>0.202905784339466</text:p>
          </table:table-cell>
          <table:table-cell table:style-name="ce4" office:value-type="float" office:value="0.19773619955454" calcext:value-type="float">
            <text:p>0.19773619955454</text:p>
          </table:table-cell>
          <table:table-cell table:style-name="ce4" office:value-type="float" office:value="0.188310463015004" calcext:value-type="float">
            <text:p>0.188310463015004</text:p>
          </table:table-cell>
          <table:table-cell table:style-name="ce4" office:value-type="float" office:value="0.182837138097235" calcext:value-type="float">
            <text:p>0.182837138097235</text:p>
          </table:table-cell>
          <table:table-cell table:number-columns-repeated="55"/>
        </table:table-row>
        <table:table-row table:style-name="ro4">
          <table:table-cell table:style-name="ce12" office:value-type="float" office:value="8" calcext:value-type="float">
            <text:p>8</text:p>
          </table:table-cell>
          <table:table-cell table:style-name="ce4" office:value-type="float" office:value="0.208070067199801" calcext:value-type="float">
            <text:p>0.208070067199801</text:p>
          </table:table-cell>
          <table:table-cell table:style-name="ce4" office:value-type="float" office:value="0.189805153759759" calcext:value-type="float">
            <text:p>0.189805153759759</text:p>
          </table:table-cell>
          <table:table-cell table:style-name="ce4" office:value-type="float" office:value="0.20588316920161" calcext:value-type="float">
            <text:p>0.20588316920161</text:p>
          </table:table-cell>
          <table:table-cell table:style-name="ce4" office:value-type="float" office:value="0.204892215926678" calcext:value-type="float">
            <text:p>0.204892215926678</text:p>
          </table:table-cell>
          <table:table-cell table:style-name="ce4" office:value-type="float" office:value="0.199934076185422" calcext:value-type="float">
            <text:p>0.199934076185422</text:p>
          </table:table-cell>
          <table:table-cell table:style-name="ce4" office:value-type="float" office:value="0.193945457069763" calcext:value-type="float">
            <text:p>0.193945457069763</text:p>
          </table:table-cell>
          <table:table-cell table:style-name="ce4" office:value-type="float" office:value="0.188294950124899" calcext:value-type="float">
            <text:p>0.188294950124899</text:p>
          </table:table-cell>
          <table:table-cell table:style-name="ce4" office:value-type="float" office:value="0.183572168037311" calcext:value-type="float">
            <text:p>0.183572168037311</text:p>
          </table:table-cell>
          <table:table-cell table:number-columns-repeated="5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.205987685584717" calcext:value-type="float">
            <text:p>0.205987685584717</text:p>
          </table:table-cell>
          <table:table-cell office:value-type="float" office:value="0.187626937465504" calcext:value-type="float">
            <text:p>0.187626937465504</text:p>
          </table:table-cell>
          <table:table-cell office:value-type="float" office:value="0.20305501119336" calcext:value-type="float">
            <text:p>0.20305501119336</text:p>
          </table:table-cell>
          <table:table-cell office:value-type="float" office:value="0.201066988308386" calcext:value-type="float">
            <text:p>0.201066988308386</text:p>
          </table:table-cell>
          <table:table-cell office:value-type="float" office:value="0.195485673306381" calcext:value-type="float">
            <text:p>0.195485673306381</text:p>
          </table:table-cell>
          <table:table-cell office:value-type="float" office:value="0.189760088215849" calcext:value-type="float">
            <text:p>0.189760088215849</text:p>
          </table:table-cell>
          <table:table-cell office:value-type="float" office:value="0.185416477918809" calcext:value-type="float">
            <text:p>0.185416477918809</text:p>
          </table:table-cell>
          <table:table-cell office:value-type="float" office:value="0.178115728123924" calcext:value-type="float">
            <text:p>0.178115728123924</text:p>
          </table:table-cell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office:value-type="string" calcext:value-type="string">
            <text:p>4x4 L1</text:p>
          </table:table-cell>
          <table:table-cell office:value-type="float" office:value="0.255973507321162" calcext:value-type="float">
            <text:p>0.255973507321162</text:p>
          </table:table-cell>
          <table:table-cell table:number-columns-repeated="61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CA" table:style-name="ta1">
        <table:shapes>
          <draw:frame draw:z-index="0" draw:style-name="gr1" draw:text-style-name="P1" svg:width="177.31mm" svg:height="107.47mm" svg:x="87.03mm" svg:y="14.14mm">
            <draw:object draw:notify-on-update-of-ranges="PCA.A6:PCA.A200 PCA.B6:PCA.B200 PCA.A6:PCA.A200 PCA.C6:PCA.C2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90.41mm" svg:height="107.1mm" svg:x="340.26mm" svg:y="9.4mm">
            <draw:object draw:notify-on-update-of-ranges="PCA.L6:PCA.L306 PCA.M6:PCA.M306 PCA.L6:PCA.L306 PCA.N6:PCA.N30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43.05mm" svg:y="141.51mm">
            <draw:object draw:notify-on-update-of-ranges="PCA.L6:PCA.L86 PCA.M6:PCA.M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77.31mm" svg:height="107.47mm" svg:x="697.38mm" svg:y="27.1mm">
            <draw:object draw:notify-on-update-of-ranges="PCA.AA6:PCA.AA139 PCA.AB6:PCA.AB139 PCA.AA6:PCA.AA139 PCA.AC6:PCA.AC1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190.41mm" svg:height="107.1mm" svg:x="990.82mm" svg:y="22.58mm">
            <draw:object draw:notify-on-update-of-ranges="PCA.AN6:PCA.AN206 PCA.AO6:PCA.AO206 PCA.AN6:PCA.AN206 PCA.AP6:PCA.AP20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1" table:number-columns-repeated="10" table:default-cell-style-name="Default"/>
        <table:table-column table:style-name="co8" table:number-columns-repeated="2" table:default-cell-style-name="Default"/>
        <table:table-column table:style-name="co1" table:number-columns-repeated="29" table:default-cell-style-name="Default"/>
        <table:table-row table:style-name="ro1" table:number-rows-repeated="2">
          <table:table-cell table:number-columns-repeated="42"/>
        </table:table-row>
        <table:table-row table:style-name="ro1">
          <table:table-cell table:style-name="ce14" office:value-type="string" calcext:value-type="string">
            <text:p>4x4, 7, 0.09</text:p>
          </table:table-cell>
          <table:table-cell table:style-name="ce14"/>
          <table:table-cell table:number-columns-repeated="9"/>
          <table:table-cell table:style-name="ce14" office:value-type="string" calcext:value-type="string">
            <text:p>4x4, 7, 0.09</text:p>
          </table:table-cell>
          <table:table-cell table:style-name="ce14"/>
          <table:table-cell table:number-columns-repeated="13"/>
          <table:table-cell table:style-name="ce14" office:value-type="string" calcext:value-type="string">
            <text:p>4x3, 7, 0.09</text:p>
          </table:table-cell>
          <table:table-cell table:style-name="ce14"/>
          <table:table-cell table:number-columns-repeated="11"/>
          <table:table-cell table:style-name="ce14" office:value-type="string" calcext:value-type="string">
            <text:p>4x3, 7, 0.09</text:p>
          </table:table-cell>
          <table:table-cell table:style-name="ce14"/>
          <table:table-cell/>
        </table:table-row>
        <table:table-row table:style-name="ro1">
          <table:table-cell table:style-name="ce15" table:number-columns-repeated="2"/>
          <table:table-cell table:number-columns-repeated="9"/>
          <table:table-cell table:style-name="ce15" table:number-columns-repeated="2"/>
          <table:table-cell table:number-columns-repeated="13"/>
          <table:table-cell table:style-name="ce15" table:number-columns-repeated="2"/>
          <table:table-cell table:number-columns-repeated="11"/>
          <table:table-cell table:style-name="ce15" table:number-columns-repeated="2"/>
          <table:table-cell/>
        </table:table-row>
        <table:table-row table:style-name="ro1">
          <table:table-cell table:style-name="ce16" office:value-type="string" calcext:value-type="string">
            <text:p>deflation</text:p>
          </table:table-cell>
          <table:table-cell table:style-name="ce16" office:value-type="string" calcext:value-type="string">
            <text:p>MAP</text:p>
          </table:table-cell>
          <table:table-cell table:number-columns-repeated="9"/>
          <table:table-cell table:style-name="ce16" office:value-type="string" calcext:value-type="string">
            <text:p>deflation</text:p>
          </table:table-cell>
          <table:table-cell table:style-name="ce16" office:value-type="string" calcext:value-type="string">
            <text:p>MAP</text:p>
          </table:table-cell>
          <table:table-cell table:number-columns-repeated="13"/>
          <table:table-cell table:style-name="ce16" office:value-type="string" calcext:value-type="string">
            <text:p>deflation</text:p>
          </table:table-cell>
          <table:table-cell table:style-name="ce16" office:value-type="string" calcext:value-type="string">
            <text:p>MAP</text:p>
          </table:table-cell>
          <table:table-cell table:number-columns-repeated="11"/>
          <table:table-cell table:style-name="ce16" office:value-type="string" calcext:value-type="string">
            <text:p>deflation</text:p>
          </table:table-cell>
          <table:table-cell table:style-name="ce16" office:value-type="string" calcext:value-type="string">
            <text:p>MA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3330521151079" calcext:value-type="float">
            <text:p>0.103330521151079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103330521151079" calcext:value-type="float">
            <text:p>0.103330521151079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1033" calcext:value-type="float">
            <text:p>0.10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20781920754056" calcext:value-type="float">
            <text:p>0.120781920754056</text:p>
          </table:table-cell>
          <table:table-cell office:value-type="float" office:value="0.217" calcext:value-type="float">
            <text:p>0.21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120781920754056" calcext:value-type="float">
            <text:p>0.120781920754056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36695332950844" calcext:value-type="float">
            <text:p>0.136695332950844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1" calcext:value-type="float">
            <text:p>0.1</text:p>
          </table:table-cell>
          <table:table-cell office:value-type="float" office:value="0.120618125919003" calcext:value-type="float">
            <text:p>0.120618125919003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office:value-type="float" office:value="0.1735" calcext:value-type="float">
            <text:p>0.173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65589179566213" calcext:value-type="float">
            <text:p>0.165589179566213</text:p>
          </table:table-cell>
          <table:table-cell office:value-type="float" office:value="0.217" calcext:value-type="float">
            <text:p>0.217</text:p>
          </table:table-cell>
          <table:table-cell table:number-columns-repeated="10"/>
          <table:table-cell office:value-type="float" office:value="0.1" calcext:value-type="float">
            <text:p>0.1</text:p>
          </table:table-cell>
          <table:table-cell office:value-type="float" office:value="0.149848007867338" calcext:value-type="float">
            <text:p>0.14984800786733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73528555620183" calcext:value-type="float">
            <text:p>0.173528555620183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0.136695332950844" calcext:value-type="float">
            <text:p>0.136695332950844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2075" calcext:value-type="float">
            <text:p>0.20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06712567945148" calcext:value-type="float">
            <text:p>0.206712567945148</text:p>
          </table:table-cell>
          <table:table-cell office:value-type="float" office:value="0.217" calcext:value-type="float">
            <text:p>0.217</text:p>
          </table:table-cell>
          <table:table-cell table:number-columns-repeated="10"/>
          <table:table-cell office:value-type="float" office:value="0.2" calcext:value-type="float">
            <text:p>0.2</text:p>
          </table:table-cell>
          <table:table-cell office:value-type="float" office:value="0.165589179566213" calcext:value-type="float">
            <text:p>0.165589179566213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7499273152066" calcext:value-type="float">
            <text:p>0.207499273152066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0.152228714052574" calcext:value-type="float">
            <text:p>0.152228714052574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1.5" calcext:value-type="float">
            <text:p>1.5</text:p>
          </table:table-cell>
          <table:table-cell office:value-type="float" office:value="0.2337" calcext:value-type="float">
            <text:p>0.23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7711782228619" calcext:value-type="float">
            <text:p>0.237711782228619</text:p>
          </table:table-cell>
          <table:table-cell office:value-type="float" office:value="0.217" calcext:value-type="float">
            <text:p>0.217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office:value-type="float" office:value="0.188458778584848" calcext:value-type="float">
            <text:p>0.18845877858484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5773707674974" calcext:value-type="float">
            <text:p>0.235773707674974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0.163770737274295" calcext:value-type="float">
            <text:p>0.163770737274295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2358" calcext:value-type="float">
            <text:p>0.2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4403229266546" calcext:value-type="float">
            <text:p>0.24403229266546</text:p>
          </table:table-cell>
          <table:table-cell office:value-type="float" office:value="0.217" calcext:value-type="float">
            <text:p>0.217</text:p>
          </table:table-cell>
          <table:table-cell table:number-columns-repeated="10"/>
          <table:table-cell office:value-type="float" office:value="0.4" calcext:value-type="float">
            <text:p>0.4</text:p>
          </table:table-cell>
          <table:table-cell office:value-type="float" office:value="0.201731060434231" calcext:value-type="float">
            <text:p>0.201731060434231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2830004328035" calcext:value-type="float">
            <text:p>0.232830004328035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0.173528555620183" calcext:value-type="float">
            <text:p>0.173528555620183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2.5" calcext:value-type="float">
            <text:p>2.5</text:p>
          </table:table-cell>
          <table:table-cell office:value-type="float" office:value="0.2334" calcext:value-type="float">
            <text:p>0.233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229027969662328" calcext:value-type="float">
            <text:p>0.229027969662328</text:p>
          </table:table-cell>
          <table:table-cell office:value-type="float" office:value="0.217" calcext:value-type="float">
            <text:p>0.217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office:value-type="float" office:value="0.206712567945148" calcext:value-type="float">
            <text:p>0.20671256794514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7798959223576" calcext:value-type="float">
            <text:p>0.217798959223576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office:value-type="float" office:value="0.193116363263715" calcext:value-type="float">
            <text:p>0.193116363263715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2328" calcext:value-type="float">
            <text:p>0.23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17257937035775" calcext:value-type="float">
            <text:p>0.217257937035775</text:p>
          </table:table-cell>
          <table:table-cell office:value-type="float" office:value="0.217" calcext:value-type="float">
            <text:p>0.217</text:p>
          </table:table-cell>
          <table:table-cell table:number-columns-repeated="10"/>
          <table:table-cell table:style-name="ce17" office:value-type="float" office:value="0.6" calcext:value-type="float">
            <text:p>0.6</text:p>
          </table:table-cell>
          <table:table-cell office:value-type="float" office:value="0.221711659857437" calcext:value-type="float">
            <text:p>0.22171165985743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1319843339957" calcext:value-type="float">
            <text:p>0.191319843339957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0.199324601319847" calcext:value-type="float">
            <text:p>0.199324601319847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3.5" calcext:value-type="float">
            <text:p>3.5</text:p>
          </table:table-cell>
          <table:table-cell office:value-type="float" office:value="0.2279" calcext:value-type="float">
            <text:p>0.22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17232983161733" calcext:value-type="float">
            <text:p>0.217232983161733</text:p>
          </table:table-cell>
          <table:table-cell office:value-type="float" office:value="0.217" calcext:value-type="float">
            <text:p>0.217</text:p>
          </table:table-cell>
          <table:table-cell table:number-columns-repeated="10"/>
          <table:table-cell office:value-type="float" office:value="0.7" calcext:value-type="float">
            <text:p>0.7</text:p>
          </table:table-cell>
          <table:table-cell office:value-type="float" office:value="0.222163575920558" calcext:value-type="float">
            <text:p>0.22216357592055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6253643033319" calcext:value-type="float">
            <text:p>0.166253643033319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0.202831486782768" calcext:value-type="float">
            <text:p>0.202831486782768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2178" calcext:value-type="float">
            <text:p>0.21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02339883843944" calcext:value-type="float">
            <text:p>0.202339883843944</text:p>
          </table:table-cell>
          <table:table-cell office:value-type="float" office:value="0.217" calcext:value-type="float">
            <text:p>0.217</text:p>
          </table:table-cell>
          <table:table-cell table:number-columns-repeated="10"/>
          <table:table-cell office:value-type="float" office:value="0.8" calcext:value-type="float">
            <text:p>0.8</text:p>
          </table:table-cell>
          <table:table-cell office:value-type="float" office:value="0.232855851717503" calcext:value-type="float">
            <text:p>0.232855851717503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874316289864" calcext:value-type="float">
            <text:p>0.17874316289864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0.208951450779497" calcext:value-type="float">
            <text:p>0.208951450779497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4.5" calcext:value-type="float">
            <text:p>4.5</text:p>
          </table:table-cell>
          <table:table-cell office:value-type="float" office:value="0.196" calcext:value-type="float">
            <text:p>0.1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85987998695499" calcext:value-type="float">
            <text:p>0.185987998695499</text:p>
          </table:table-cell>
          <table:table-cell office:value-type="float" office:value="0.217" calcext:value-type="float">
            <text:p>0.217</text:p>
          </table:table-cell>
          <table:table-cell table:number-columns-repeated="10"/>
          <table:table-cell office:value-type="float" office:value="0.9" calcext:value-type="float">
            <text:p>0.9</text:p>
          </table:table-cell>
          <table:table-cell office:value-type="float" office:value="0.241367010999518" calcext:value-type="float">
            <text:p>0.24136701099951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1866004618567" calcext:value-type="float">
            <text:p>0.171866004618567</text:p>
          </table:table-cell>
          <table:table-cell office:value-type="float" office:value="0.2149" calcext:value-type="float">
            <text:p>0.214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207499273152066" calcext:value-type="float">
            <text:p>0.207499273152066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1913" calcext:value-type="float">
            <text:p>0.19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75468752797056" calcext:value-type="float">
            <text:p>0.175468752797056</text:p>
          </table:table-cell>
          <table:table-cell office:value-type="float" office:value="0.217" calcext:value-type="float">
            <text:p>0.21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237711782228619" calcext:value-type="float">
            <text:p>0.237711782228619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4584992388985" calcext:value-type="float">
            <text:p>0.154584992388985</text:p>
          </table:table-cell>
          <table:table-cell table:number-columns-repeated="9"/>
          <table:table-cell table:style-name="ce24" office:value-type="float" office:value="1.1" calcext:value-type="float">
            <text:p>1.1</text:p>
          </table:table-cell>
          <table:table-cell table:style-name="ce24" office:value-type="float" office:value="0.213996976429462" calcext:value-type="float">
            <text:p>0.213996976429462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0.164260251881082" calcext:value-type="float">
            <text:p>0.164260251881082</text:p>
          </table:table-cell>
          <table:table-cell table:number-columns-repeated="11"/>
          <table:table-cell table:style-name="ce24" office:value-type="float" office:value="1.1" calcext:value-type="float">
            <text:p>1.1</text:p>
          </table:table-cell>
          <table:table-cell office:value-type="float" office:value="0.233953407468692" calcext:value-type="float">
            <text:p>0.23395340746869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5408792167781" calcext:value-type="float">
            <text:p>0.155408792167781</text:p>
          </table:table-cell>
          <table:table-cell table:number-columns-repeated="9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0.223896936938649" calcext:value-type="float">
            <text:p>0.223896936938649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0.137373778046775" calcext:value-type="float">
            <text:p>0.137373778046775</text:p>
          </table:table-cell>
          <table:table-cell table:number-columns-repeated="11"/>
          <table:table-cell office:value-type="float" office:value="1.2" calcext:value-type="float">
            <text:p>1.2</text:p>
          </table:table-cell>
          <table:table-cell office:value-type="float" office:value="0.242537817528539" calcext:value-type="float">
            <text:p>0.242537817528539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6419262035504" calcext:value-type="float">
            <text:p>0.136419262035504</text:p>
          </table:table-cell>
          <table:table-cell table:number-columns-repeated="9"/>
          <table:table-cell office:value-type="float" office:value="1.3" calcext:value-type="float">
            <text:p>1.3</text:p>
          </table:table-cell>
          <table:table-cell office:value-type="float" office:value="0.228494554247116" calcext:value-type="float">
            <text:p>0.228494554247116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0.14092712726549" calcext:value-type="float">
            <text:p>0.14092712726549</text:p>
          </table:table-cell>
          <table:table-cell table:number-columns-repeated="11"/>
          <table:table-cell office:value-type="float" office:value="1.3" calcext:value-type="float">
            <text:p>1.3</text:p>
          </table:table-cell>
          <table:table-cell office:value-type="float" office:value="0.246226724854025" calcext:value-type="float">
            <text:p>0.24622672485402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office:value-type="float" office:value="0.232810455339881" calcext:value-type="float">
            <text:p>0.232810455339881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0.132562809762053" calcext:value-type="float">
            <text:p>0.132562809762053</text:p>
          </table:table-cell>
          <table:table-cell table:number-columns-repeated="11"/>
          <table:table-cell office:value-type="float" office:value="1.4" calcext:value-type="float">
            <text:p>1.4</text:p>
          </table:table-cell>
          <table:table-cell office:value-type="float" office:value="0.2510418719153" calcext:value-type="float">
            <text:p>0.2510418719153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1580099230904" calcext:value-type="float">
            <text:p>0.131580099230904</text:p>
          </table:table-cell>
          <table:table-cell table:number-columns-repeated="9"/>
          <table:table-cell office:value-type="float" office:value="1.5" calcext:value-type="float">
            <text:p>1.5</text:p>
          </table:table-cell>
          <table:table-cell office:value-type="float" office:value="0.233703309310497" calcext:value-type="float">
            <text:p>0.233703309310497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0.132795382824603" calcext:value-type="float">
            <text:p>0.132795382824603</text:p>
          </table:table-cell>
          <table:table-cell table:number-columns-repeated="11"/>
          <table:table-cell office:value-type="float" office:value="1.5" calcext:value-type="float">
            <text:p>1.5</text:p>
          </table:table-cell>
          <table:table-cell office:value-type="float" office:value="0.246512004989881" calcext:value-type="float">
            <text:p>0.246512004989881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9"/>
          <table:table-cell office:value-type="float" office:value="1.6" calcext:value-type="float">
            <text:p>1.6</text:p>
          </table:table-cell>
          <table:table-cell office:value-type="float" office:value="0.234976391713583" calcext:value-type="float">
            <text:p>0.234976391713583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0.120107478817536" calcext:value-type="float">
            <text:p>0.120107478817536</text:p>
          </table:table-cell>
          <table:table-cell table:number-columns-repeated="11"/>
          <table:table-cell office:value-type="float" office:value="1.6" calcext:value-type="float">
            <text:p>1.6</text:p>
          </table:table-cell>
          <table:table-cell office:value-type="float" office:value="0.24625719429265" calcext:value-type="float">
            <text:p>0.2462571942926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9"/>
          <table:table-cell table:style-name="ce17" office:value-type="float" office:value="1.7" calcext:value-type="float">
            <text:p>1.7</text:p>
          </table:table-cell>
          <table:table-cell table:style-name="ce17" office:value-type="float" office:value="0.242643387309802" calcext:value-type="float">
            <text:p>0.242643387309802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0.119337166846616" calcext:value-type="float">
            <text:p>0.119337166846616</text:p>
          </table:table-cell>
          <table:table-cell table:number-columns-repeated="11"/>
          <table:table-cell office:value-type="float" office:value="1.7" calcext:value-type="float">
            <text:p>1.7</text:p>
          </table:table-cell>
          <table:table-cell office:value-type="float" office:value="0.244841793210412" calcext:value-type="float">
            <text:p>0.24484179321041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9"/>
          <table:table-cell office:value-type="float" office:value="1.8" calcext:value-type="float">
            <text:p>1.8</text:p>
          </table:table-cell>
          <table:table-cell office:value-type="float" office:value="0.238194715494612" calcext:value-type="float">
            <text:p>0.238194715494612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0.121820322399613" calcext:value-type="float">
            <text:p>0.121820322399613</text:p>
          </table:table-cell>
          <table:table-cell table:number-columns-repeated="11"/>
          <table:table-cell office:value-type="float" office:value="1.8" calcext:value-type="float">
            <text:p>1.8</text:p>
          </table:table-cell>
          <table:table-cell office:value-type="float" office:value="0.242500229462841" calcext:value-type="float">
            <text:p>0.242500229462841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9"/>
          <table:table-cell office:value-type="float" office:value="1.9" calcext:value-type="float">
            <text:p>1.9</text:p>
          </table:table-cell>
          <table:table-cell office:value-type="float" office:value="0.236707156554431" calcext:value-type="float">
            <text:p>0.236707156554431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0.117805663392651" calcext:value-type="float">
            <text:p>0.117805663392651</text:p>
          </table:table-cell>
          <table:table-cell table:number-columns-repeated="11"/>
          <table:table-cell office:value-type="float" office:value="1.9" calcext:value-type="float">
            <text:p>1.9</text:p>
          </table:table-cell>
          <table:table-cell office:value-type="float" office:value="0.24231873162262" calcext:value-type="float">
            <text:p>0.2423187316226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1075222448094" calcext:value-type="float">
            <text:p>0.11107522244809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235773707674974" calcext:value-type="float">
            <text:p>0.235773707674974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0.110681294665383" calcext:value-type="float">
            <text:p>0.11068129466538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0.24403229266546" calcext:value-type="float">
            <text:p>0.24403229266546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9"/>
          <table:table-cell office:value-type="float" office:value="2.1" calcext:value-type="float">
            <text:p>2.1</text:p>
          </table:table-cell>
          <table:table-cell office:value-type="float" office:value="0.230253073972842" calcext:value-type="float">
            <text:p>0.230253073972842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0.106596531218934" calcext:value-type="float">
            <text:p>0.106596531218934</text:p>
          </table:table-cell>
          <table:table-cell table:number-columns-repeated="11"/>
          <table:table-cell office:value-type="float" office:value="2.1" calcext:value-type="float">
            <text:p>2.1</text:p>
          </table:table-cell>
          <table:table-cell office:value-type="float" office:value="0.243380544741744" calcext:value-type="float">
            <text:p>0.243380544741744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9"/>
          <table:table-cell office:value-type="float" office:value="2.2" calcext:value-type="float">
            <text:p>2.2</text:p>
          </table:table-cell>
          <table:table-cell office:value-type="float" office:value="0.234323593032826" calcext:value-type="float">
            <text:p>0.234323593032826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0.103517828358969" calcext:value-type="float">
            <text:p>0.103517828358969</text:p>
          </table:table-cell>
          <table:table-cell table:number-columns-repeated="11"/>
          <table:table-cell office:value-type="float" office:value="2.2" calcext:value-type="float">
            <text:p>2.2</text:p>
          </table:table-cell>
          <table:table-cell office:value-type="float" office:value="0.240867665934921" calcext:value-type="float">
            <text:p>0.240867665934921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9"/>
          <table:table-cell office:value-type="float" office:value="2.3" calcext:value-type="float">
            <text:p>2.3</text:p>
          </table:table-cell>
          <table:table-cell office:value-type="float" office:value="0.233622725123771" calcext:value-type="float">
            <text:p>0.233622725123771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0.103517828358969" calcext:value-type="float">
            <text:p>0.103517828358969</text:p>
          </table:table-cell>
          <table:table-cell table:number-columns-repeated="11"/>
          <table:table-cell office:value-type="float" office:value="2.3" calcext:value-type="float">
            <text:p>2.3</text:p>
          </table:table-cell>
          <table:table-cell office:value-type="float" office:value="0.237920351589082" calcext:value-type="float">
            <text:p>0.23792035158908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9"/>
          <table:table-cell office:value-type="float" office:value="2.4" calcext:value-type="float">
            <text:p>2.4</text:p>
          </table:table-cell>
          <table:table-cell office:value-type="float" office:value="0.231387528502858" calcext:value-type="float">
            <text:p>0.231387528502858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0.102538845314941" calcext:value-type="float">
            <text:p>0.102538845314941</text:p>
          </table:table-cell>
          <table:table-cell table:number-columns-repeated="11"/>
          <table:table-cell office:value-type="float" office:value="2.4" calcext:value-type="float">
            <text:p>2.4</text:p>
          </table:table-cell>
          <table:table-cell office:value-type="float" office:value="0.235160677819478" calcext:value-type="float">
            <text:p>0.23516067781947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9"/>
          <table:table-cell office:value-type="float" office:value="2.5" calcext:value-type="float">
            <text:p>2.5</text:p>
          </table:table-cell>
          <table:table-cell office:value-type="float" office:value="0.233422083057602" calcext:value-type="float">
            <text:p>0.233422083057602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0.102538845314941" calcext:value-type="float">
            <text:p>0.102538845314941</text:p>
          </table:table-cell>
          <table:table-cell table:number-columns-repeated="11"/>
          <table:table-cell office:value-type="float" office:value="2.5" calcext:value-type="float">
            <text:p>2.5</text:p>
          </table:table-cell>
          <table:table-cell office:value-type="float" office:value="0.235306585727426" calcext:value-type="float">
            <text:p>0.235306585727426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9"/>
          <table:table-cell office:value-type="float" office:value="2.6" calcext:value-type="float">
            <text:p>2.6</text:p>
          </table:table-cell>
          <table:table-cell office:value-type="float" office:value="0.238830309318719" calcext:value-type="float">
            <text:p>0.238830309318719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0.0981997749569605" calcext:value-type="float">
            <text:p>0.098199774956961</text:p>
          </table:table-cell>
          <table:table-cell table:number-columns-repeated="11"/>
          <table:table-cell office:value-type="float" office:value="2.6" calcext:value-type="float">
            <text:p>2.6</text:p>
          </table:table-cell>
          <table:table-cell office:value-type="float" office:value="0.227448335383723" calcext:value-type="float">
            <text:p>0.227448335383723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9"/>
          <table:table-cell office:value-type="float" office:value="2.7" calcext:value-type="float">
            <text:p>2.7</text:p>
          </table:table-cell>
          <table:table-cell office:value-type="float" office:value="0.237133979791428" calcext:value-type="float">
            <text:p>0.237133979791428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0.0981997749569605" calcext:value-type="float">
            <text:p>0.0981997749569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20781920754056" calcext:value-type="float">
            <text:p>0.120781920754056</text:p>
          </table:table-cell>
          <table:table-cell table:formula="of:=ROUND([.AI33]; 4)" office:value-type="float" office:value="0.1208" calcext:value-type="float">
            <text:p>0.1208</text:p>
          </table:table-cell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0.229027969662328" calcext:value-type="float">
            <text:p>0.22902796966232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9"/>
          <table:table-cell office:value-type="float" office:value="2.8" calcext:value-type="float">
            <text:p>2.8</text:p>
          </table:table-cell>
          <table:table-cell office:value-type="float" office:value="0.240198509825567" calcext:value-type="float">
            <text:p>0.240198509825567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0.0995350764962344" calcext:value-type="float">
            <text:p>0.099535076496234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0.206712567945148" calcext:value-type="float">
            <text:p>0.206712567945148</text:p>
          </table:table-cell>
          <table:table-cell table:formula="of:=ROUND([.AI34]; 4)" office:value-type="float" office:value="0.2067" calcext:value-type="float">
            <text:p>0.2067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0.227120161652597" calcext:value-type="float">
            <text:p>0.22712016165259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90314171078992" calcext:value-type="float">
            <text:p>0.089031417107899</text:p>
          </table:table-cell>
          <table:table-cell table:number-columns-repeated="9"/>
          <table:table-cell office:value-type="float" office:value="2.9" calcext:value-type="float">
            <text:p>2.9</text:p>
          </table:table-cell>
          <table:table-cell office:value-type="float" office:value="0.238443032611031" calcext:value-type="float">
            <text:p>0.238443032611031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26" calcext:value-type="float">
            <text:p>26</text:p>
          </table:table-cell>
          <table:table-cell office:value-type="float" office:value="0.0995350764962344" calcext:value-type="float">
            <text:p>0.099535076496234</text:p>
          </table:table-cell>
          <table:table-cell table:number-columns-repeated="5"/>
          <table:table-cell table:style-name="ce27" office:value-type="float" office:value="0.6" calcext:value-type="float">
            <text:p>0.6</text:p>
          </table:table-cell>
          <table:table-cell table:style-name="ce27" office:value-type="float" office:value="0.221711659857437" calcext:value-type="float">
            <text:p>0.221711659857437</text:p>
          </table:table-cell>
          <table:table-cell table:formula="of:=ROUND([.AI35]; 4)" office:value-type="float" office:value="0.2217" calcext:value-type="float">
            <text:p>0.2217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0.226085003466228" calcext:value-type="float">
            <text:p>0.22608500346622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4"/>
          <table:table-cell table:style-name="ce24" table:number-columns-repeated="2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2830004328035" calcext:value-type="float">
            <text:p>0.232830004328035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27" calcext:value-type="float">
            <text:p>27</text:p>
          </table:table-cell>
          <table:table-cell office:value-type="float" office:value="0.0829920244592623" calcext:value-type="float">
            <text:p>0.08299202445926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37711782228619" calcext:value-type="float">
            <text:p>0.237711782228619</text:p>
          </table:table-cell>
          <table:table-cell table:formula="of:=ROUND([.AI36]; 4)" office:value-type="float" office:value="0.2377" calcext:value-type="float">
            <text:p>0.2377</text:p>
          </table:table-cell>
          <table:table-cell/>
          <table:table-cell table:formula="of:=MAX([.AO11:.AO52])" office:value-type="float" office:value="0.2510418719153" calcext:value-type="float">
            <text:p>0.2510418719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17257937035775" calcext:value-type="float">
            <text:p>0.21725793703577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4"/>
          <table:table-cell table:style-name="ce25" table:number-columns-repeated="2"/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0.231942405636432" calcext:value-type="float">
            <text:p>0.231942405636432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28" calcext:value-type="float">
            <text:p>28</text:p>
          </table:table-cell>
          <table:table-cell office:value-type="float" office:value="0.0829920244592623" calcext:value-type="float">
            <text:p>0.082992024459262</text:p>
          </table:table-cell>
          <table:table-cell table:number-columns-repeated="5"/>
          <table:table-cell table:style-name="ce27" office:value-type="float" office:value="1.4" calcext:value-type="float">
            <text:p>1.4</text:p>
          </table:table-cell>
          <table:table-cell table:style-name="ce27" office:value-type="float" office:value="0.2510418719153" calcext:value-type="float">
            <text:p>0.2510418719153</text:p>
          </table:table-cell>
          <table:table-cell table:formula="of:=ROUND([.AI37]; 4)" office:value-type="float" office:value="0.251" calcext:value-type="float">
            <text:p>0.251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0.217232981185604" calcext:value-type="float">
            <text:p>0.217232981185604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4"/>
          <table:table-cell table:style-name="ce25" table:number-columns-repeated="2"/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0.228933522942803" calcext:value-type="float">
            <text:p>0.228933522942803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0.0829920244592623" calcext:value-type="float">
            <text:p>0.0829920244592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4403229266546" calcext:value-type="float">
            <text:p>0.24403229266546</text:p>
          </table:table-cell>
          <table:table-cell table:formula="of:=ROUND([.AI38]; 4)" office:value-type="float" office:value="0.244" calcext:value-type="float">
            <text:p>0.244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0.218042700395627" calcext:value-type="float">
            <text:p>0.21804270039562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4"/>
          <table:table-cell table:style-name="ce25" table:number-columns-repeated="2"/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0.229849055299674" calcext:value-type="float">
            <text:p>0.229849055299674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0.0808617156848781" calcext:value-type="float">
            <text:p>0.08086171568487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217257937035775" calcext:value-type="float">
            <text:p>0.217257937035775</text:p>
          </table:table-cell>
          <table:table-cell table:formula="of:=ROUND([.AI39]; 4)" office:value-type="float" office:value="0.2173" calcext:value-type="float">
            <text:p>0.2173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0.211411458415716" calcext:value-type="float">
            <text:p>0.211411458415716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65203112490056" calcext:value-type="float">
            <text:p>0.086520311249006</text:p>
          </table:table-cell>
          <table:table-cell table:number-columns-repeated="4"/>
          <table:table-cell table:style-name="ce25" table:number-columns-repeated="2"/>
          <table:table-cell/>
          <table:table-cell table:formula="of:=MAX([.M16:.M52])" office:value-type="float" office:value="0.242643387309802" calcext:value-type="float">
            <text:p>0.24264338730980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224264406374107" calcext:value-type="float">
            <text:p>0.224264406374107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31" calcext:value-type="float">
            <text:p>31</text:p>
          </table:table-cell>
          <table:table-cell office:value-type="float" office:value="0.0808617156848781" calcext:value-type="float">
            <text:p>0.08086171568487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217232983161733" calcext:value-type="float">
            <text:p>0.217232983161733</text:p>
          </table:table-cell>
          <table:table-cell table:formula="of:=ROUND([.AI40]; 4)" office:value-type="float" office:value="0.2172" calcext:value-type="float">
            <text:p>0.2172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0.2234373261878" calcext:value-type="float">
            <text:p>0.223437326187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831765640446307" calcext:value-type="float">
            <text:p>0.083176564044631</text:p>
          </table:table-cell>
          <table:table-cell table:number-columns-repeated="4"/>
          <table:table-cell table:style-name="ce25" table:number-columns-repeated="2"/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0.227885853033209" calcext:value-type="float">
            <text:p>0.227885853033209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0.0808617156848781" calcext:value-type="float">
            <text:p>0.080861715684878</text:p>
          </table:table-cell>
          <table:table-cell table:number-columns-repeated="5"/>
          <table:table-cell table:style-name="ce24" office:value-type="float" office:value="4.1" calcext:value-type="float">
            <text:p>4.1</text:p>
          </table:table-cell>
          <table:table-cell office:value-type="float" office:value="0.216984721945654" calcext:value-type="float">
            <text:p>0.216984721945654</text:p>
          </table:table-cell>
          <table:table-cell table:formula="of:=ROUND([.AI41]; 4)" office:value-type="float" office:value="0.217" calcext:value-type="float">
            <text:p>0.217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0.212880249254806" calcext:value-type="float">
            <text:p>0.212880249254806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31765640446307" calcext:value-type="float">
            <text:p>0.083176564044631</text:p>
          </table:table-cell>
          <table:table-cell table:number-columns-repeated="4"/>
          <table:table-cell table:style-name="ce24" table:number-columns-repeated="2"/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0.227534319197287" calcext:value-type="float">
            <text:p>0.227534319197287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33" calcext:value-type="float">
            <text:p>33</text:p>
          </table:table-cell>
          <table:table-cell office:value-type="float" office:value="0.0808617156848781" calcext:value-type="float">
            <text:p>0.080861715684878</text:p>
          </table:table-cell>
          <table:table-cell table:number-columns-repeated="5"/>
          <table:table-cell table:style-name="ce27" office:value-type="float" office:value="4.2" calcext:value-type="float">
            <text:p>4.2</text:p>
          </table:table-cell>
          <table:table-cell table:style-name="ce27" office:value-type="float" office:value="0.216058389046847" calcext:value-type="float">
            <text:p>0.216058389046847</text:p>
          </table:table-cell>
          <table:table-cell table:formula="of:=ROUND([.AI42]; 4)" office:value-type="float" office:value="0.2161" calcext:value-type="float">
            <text:p>0.2161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0.213660607124555" calcext:value-type="float">
            <text:p>0.21366060712455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31765640446307" calcext:value-type="float">
            <text:p>0.083176564044631</text:p>
          </table:table-cell>
          <table:table-cell table:number-columns-repeated="9"/>
          <table:table-cell office:value-type="float" office:value="3.7" calcext:value-type="float">
            <text:p>3.7</text:p>
          </table:table-cell>
          <table:table-cell office:value-type="float" office:value="0.228221268627308" calcext:value-type="float">
            <text:p>0.228221268627308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34" calcext:value-type="float">
            <text:p>34</text:p>
          </table:table-cell>
          <table:table-cell office:value-type="float" office:value="0.0802217084280833" calcext:value-type="float">
            <text:p>0.08022170842808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202339883843944" calcext:value-type="float">
            <text:p>0.202339883843944</text:p>
          </table:table-cell>
          <table:table-cell table:formula="of:=ROUND([.AI43]; 4)" office:value-type="float" office:value="0.2023" calcext:value-type="float">
            <text:p>0.2023</text:p>
          </table:table-cell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0.21340888718458" calcext:value-type="float">
            <text:p>0.2134088871845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31765640446307" calcext:value-type="float">
            <text:p>0.083176564044631</text:p>
          </table:table-cell>
          <table:table-cell table:number-columns-repeated="9"/>
          <table:table-cell office:value-type="float" office:value="3.8" calcext:value-type="float">
            <text:p>3.8</text:p>
          </table:table-cell>
          <table:table-cell office:value-type="float" office:value="0.228458304949129" calcext:value-type="float">
            <text:p>0.228458304949129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0802217084280833" calcext:value-type="float">
            <text:p>0.080221708428083</text:p>
          </table:table-cell>
          <table:table-cell table:number-columns-repeated="11"/>
          <table:table-cell office:value-type="float" office:value="3.8" calcext:value-type="float">
            <text:p>3.8</text:p>
          </table:table-cell>
          <table:table-cell office:value-type="float" office:value="0.213204571244827" calcext:value-type="float">
            <text:p>0.21320457124482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22927890996743" calcext:value-type="float">
            <text:p>0.082292789099674</text:p>
          </table:table-cell>
          <table:table-cell table:number-columns-repeated="9"/>
          <table:table-cell office:value-type="float" office:value="3.9" calcext:value-type="float">
            <text:p>3.9</text:p>
          </table:table-cell>
          <table:table-cell office:value-type="float" office:value="0.219923678768194" calcext:value-type="float">
            <text:p>0.219923678768194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36" calcext:value-type="float">
            <text:p>36</text:p>
          </table:table-cell>
          <table:table-cell office:value-type="float" office:value="0.0802217084280833" calcext:value-type="float">
            <text:p>0.080221708428083</text:p>
          </table:table-cell>
          <table:table-cell table:number-columns-repeated="11"/>
          <table:table-cell office:value-type="float" office:value="3.9" calcext:value-type="float">
            <text:p>3.9</text:p>
          </table:table-cell>
          <table:table-cell office:value-type="float" office:value="0.213324299576173" calcext:value-type="float">
            <text:p>0.213324299576173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822927890996743" calcext:value-type="float">
            <text:p>0.08229278909967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217798959223576" calcext:value-type="float">
            <text:p>0.217798959223576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0.0802217084280833" calcext:value-type="float">
            <text:p>0.08022170842808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0.217232983161733" calcext:value-type="float">
            <text:p>0.217232983161733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822927890996743" calcext:value-type="float">
            <text:p>0.082292789099674</text:p>
          </table:table-cell>
          <table:table-cell table:number-columns-repeated="9"/>
          <table:table-cell table:style-name="ce17" office:value-type="float" office:value="4.1" calcext:value-type="float">
            <text:p>4.1</text:p>
          </table:table-cell>
          <table:table-cell table:style-name="ce17" office:value-type="float" office:value="0.21106943687069" calcext:value-type="float">
            <text:p>0.21106943687069</text:p>
          </table:table-cell>
          <table:table-cell office:value-type="float" office:value="0.2149" calcext:value-type="float">
            <text:p>0.2149</text:p>
          </table:table-cell>
          <table:table-cell table:number-columns-repeated="9"/>
          <table:table-cell table:style-name="ce17"/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0802217084280833" calcext:value-type="float">
            <text:p>0.080221708428083</text:p>
          </table:table-cell>
          <table:table-cell table:number-columns-repeated="11"/>
          <table:table-cell table:style-name="ce17" office:value-type="float" office:value="4.1" calcext:value-type="float">
            <text:p>4.1</text:p>
          </table:table-cell>
          <table:table-cell office:value-type="float" office:value="0.216984721945654" calcext:value-type="float">
            <text:p>0.216984721945654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22927890996743" calcext:value-type="float">
            <text:p>0.082292789099674</text:p>
          </table:table-cell>
          <table:table-cell table:number-columns-repeated="9"/>
          <table:table-cell office:value-type="float" office:value="4.2" calcext:value-type="float">
            <text:p>4.2</text:p>
          </table:table-cell>
          <table:table-cell office:value-type="float" office:value="0.208639367423824" calcext:value-type="float">
            <text:p>0.208639367423824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39" calcext:value-type="float">
            <text:p>39</text:p>
          </table:table-cell>
          <table:table-cell office:value-type="float" office:value="0.0802217084280833" calcext:value-type="float">
            <text:p>0.080221708428083</text:p>
          </table:table-cell>
          <table:table-cell table:number-columns-repeated="11"/>
          <table:table-cell office:value-type="float" office:value="4.2" calcext:value-type="float">
            <text:p>4.2</text:p>
          </table:table-cell>
          <table:table-cell office:value-type="float" office:value="0.216058389046847" calcext:value-type="float">
            <text:p>0.21605838904684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822927890996743" calcext:value-type="float">
            <text:p>0.082292789099674</text:p>
          </table:table-cell>
          <table:table-cell table:number-columns-repeated="9"/>
          <table:table-cell office:value-type="float" office:value="4.3" calcext:value-type="float">
            <text:p>4.3</text:p>
          </table:table-cell>
          <table:table-cell office:value-type="float" office:value="0.193883946221061" calcext:value-type="float">
            <text:p>0.193883946221061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0.078891594411525" calcext:value-type="float">
            <text:p>0.078891594411525</text:p>
          </table:table-cell>
          <table:table-cell table:number-columns-repeated="11"/>
          <table:table-cell office:value-type="float" office:value="4.3" calcext:value-type="float">
            <text:p>4.3</text:p>
          </table:table-cell>
          <table:table-cell office:value-type="float" office:value="0.216058389046847" calcext:value-type="float">
            <text:p>0.21605838904684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808833991333744" calcext:value-type="float">
            <text:p>0.080883399133374</text:p>
          </table:table-cell>
          <table:table-cell table:number-columns-repeated="9"/>
          <table:table-cell office:value-type="float" office:value="4.4" calcext:value-type="float">
            <text:p>4.4</text:p>
          </table:table-cell>
          <table:table-cell office:value-type="float" office:value="0.191592659077464" calcext:value-type="float">
            <text:p>0.191592659077464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41" calcext:value-type="float">
            <text:p>41</text:p>
          </table:table-cell>
          <table:table-cell office:value-type="float" office:value="0.078891594411525" calcext:value-type="float">
            <text:p>0.078891594411525</text:p>
          </table:table-cell>
          <table:table-cell table:number-columns-repeated="11"/>
          <table:table-cell office:value-type="float" office:value="4.4" calcext:value-type="float">
            <text:p>4.4</text:p>
          </table:table-cell>
          <table:table-cell office:value-type="float" office:value="0.205828411698902" calcext:value-type="float">
            <text:p>0.20582841169890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808833991333744" calcext:value-type="float">
            <text:p>0.080883399133374</text:p>
          </table:table-cell>
          <table:table-cell table:number-columns-repeated="9"/>
          <table:table-cell office:value-type="float" office:value="4.5" calcext:value-type="float">
            <text:p>4.5</text:p>
          </table:table-cell>
          <table:table-cell office:value-type="float" office:value="0.196027132612257" calcext:value-type="float">
            <text:p>0.196027132612257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office:value-type="float" office:value="0.078891594411525" calcext:value-type="float">
            <text:p>0.078891594411525</text:p>
          </table:table-cell>
          <table:table-cell table:number-columns-repeated="11"/>
          <table:table-cell office:value-type="float" office:value="4.5" calcext:value-type="float">
            <text:p>4.5</text:p>
          </table:table-cell>
          <table:table-cell office:value-type="float" office:value="0.194395704787902" calcext:value-type="float">
            <text:p>0.19439570478790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808833991333744" calcext:value-type="float">
            <text:p>0.080883399133374</text:p>
          </table:table-cell>
          <table:table-cell table:number-columns-repeated="9"/>
          <table:table-cell office:value-type="float" office:value="4.6" calcext:value-type="float">
            <text:p>4.6</text:p>
          </table:table-cell>
          <table:table-cell office:value-type="float" office:value="0.19925214418916" calcext:value-type="float">
            <text:p>0.19925214418916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float" office:value="0.078891594411525" calcext:value-type="float">
            <text:p>0.078891594411525</text:p>
          </table:table-cell>
          <table:table-cell table:number-columns-repeated="11"/>
          <table:table-cell office:value-type="float" office:value="4.6" calcext:value-type="float">
            <text:p>4.6</text:p>
          </table:table-cell>
          <table:table-cell office:value-type="float" office:value="0.19545396840187" calcext:value-type="float">
            <text:p>0.1954539684018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808833991333744" calcext:value-type="float">
            <text:p>0.080883399133374</text:p>
          </table:table-cell>
          <table:table-cell table:number-columns-repeated="9"/>
          <table:table-cell office:value-type="float" office:value="4.7" calcext:value-type="float">
            <text:p>4.7</text:p>
          </table:table-cell>
          <table:table-cell office:value-type="float" office:value="0.197125150566643" calcext:value-type="float">
            <text:p>0.197125150566643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44" calcext:value-type="float">
            <text:p>44</text:p>
          </table:table-cell>
          <table:table-cell office:value-type="float" office:value="0.078891594411525" calcext:value-type="float">
            <text:p>0.078891594411525</text:p>
          </table:table-cell>
          <table:table-cell table:number-columns-repeated="11"/>
          <table:table-cell office:value-type="float" office:value="4.7" calcext:value-type="float">
            <text:p>4.7</text:p>
          </table:table-cell>
          <table:table-cell office:value-type="float" office:value="0.19545396840187" calcext:value-type="float">
            <text:p>0.1954539684018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08833991333744" calcext:value-type="float">
            <text:p>0.080883399133374</text:p>
          </table:table-cell>
          <table:table-cell table:number-columns-repeated="9"/>
          <table:table-cell office:value-type="float" office:value="4.8" calcext:value-type="float">
            <text:p>4.8</text:p>
          </table:table-cell>
          <table:table-cell office:value-type="float" office:value="0.196971204564796" calcext:value-type="float">
            <text:p>0.196971204564796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45" calcext:value-type="float">
            <text:p>45</text:p>
          </table:table-cell>
          <table:table-cell office:value-type="float" office:value="0.0773498305717966" calcext:value-type="float">
            <text:p>0.077349830571797</text:p>
          </table:table-cell>
          <table:table-cell table:number-columns-repeated="11"/>
          <table:table-cell office:value-type="float" office:value="4.8" calcext:value-type="float">
            <text:p>4.8</text:p>
          </table:table-cell>
          <table:table-cell office:value-type="float" office:value="0.201789307961071" calcext:value-type="float">
            <text:p>0.201789307961071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96380143179128" calcext:value-type="float">
            <text:p>0.079638014317913</text:p>
          </table:table-cell>
          <table:table-cell table:number-columns-repeated="9"/>
          <table:table-cell office:value-type="float" office:value="4.9" calcext:value-type="float">
            <text:p>4.9</text:p>
          </table:table-cell>
          <table:table-cell office:value-type="float" office:value="0.19124083341845" calcext:value-type="float">
            <text:p>0.19124083341845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46" calcext:value-type="float">
            <text:p>46</text:p>
          </table:table-cell>
          <table:table-cell office:value-type="float" office:value="0.0773498305717966" calcext:value-type="float">
            <text:p>0.077349830571797</text:p>
          </table:table-cell>
          <table:table-cell table:number-columns-repeated="11"/>
          <table:table-cell office:value-type="float" office:value="4.9" calcext:value-type="float">
            <text:p>4.9</text:p>
          </table:table-cell>
          <table:table-cell office:value-type="float" office:value="0.202339883843944" calcext:value-type="float">
            <text:p>0.202339883843944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96380143179128" calcext:value-type="float">
            <text:p>0.07963801431791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191319843339957" calcext:value-type="float">
            <text:p>0.191319843339957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47" calcext:value-type="float">
            <text:p>47</text:p>
          </table:table-cell>
          <table:table-cell office:value-type="float" office:value="0.0773498305717966" calcext:value-type="float">
            <text:p>0.07734983057179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0.202339883843944" calcext:value-type="float">
            <text:p>0.202339883843944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96380143179128" calcext:value-type="float">
            <text:p>0.079638014317913</text:p>
          </table:table-cell>
          <table:table-cell table:number-columns-repeated="9"/>
          <table:table-cell office:value-type="float" office:value="5.1" calcext:value-type="float">
            <text:p>5.1</text:p>
          </table:table-cell>
          <table:table-cell office:value-type="float" office:value="0.186722840788162" calcext:value-type="float">
            <text:p>0.186722840788162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office:value-type="float" office:value="0.0773498305717966" calcext:value-type="float">
            <text:p>0.077349830571797</text:p>
          </table:table-cell>
          <table:table-cell table:number-columns-repeated="11"/>
          <table:table-cell office:value-type="float" office:value="5.1" calcext:value-type="float">
            <text:p>5.1</text:p>
          </table:table-cell>
          <table:table-cell office:value-type="float" office:value="0.204652508926475" calcext:value-type="float">
            <text:p>0.20465250892647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96380143179128" calcext:value-type="float">
            <text:p>0.079638014317913</text:p>
          </table:table-cell>
          <table:table-cell table:number-columns-repeated="9"/>
          <table:table-cell office:value-type="float" office:value="5.2" calcext:value-type="float">
            <text:p>5.2</text:p>
          </table:table-cell>
          <table:table-cell office:value-type="float" office:value="0.186722840788162" calcext:value-type="float">
            <text:p>0.186722840788162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49" calcext:value-type="float">
            <text:p>49</text:p>
          </table:table-cell>
          <table:table-cell office:value-type="float" office:value="0.0773498305717966" calcext:value-type="float">
            <text:p>0.077349830571797</text:p>
          </table:table-cell>
          <table:table-cell table:number-columns-repeated="11"/>
          <table:table-cell office:value-type="float" office:value="5.2" calcext:value-type="float">
            <text:p>5.2</text:p>
          </table:table-cell>
          <table:table-cell office:value-type="float" office:value="0.204652508926475" calcext:value-type="float">
            <text:p>0.20465250892647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796380143179128" calcext:value-type="float">
            <text:p>0.079638014317913</text:p>
          </table:table-cell>
          <table:table-cell table:number-columns-repeated="9"/>
          <table:table-cell office:value-type="float" office:value="5.3" calcext:value-type="float">
            <text:p>5.3</text:p>
          </table:table-cell>
          <table:table-cell office:value-type="float" office:value="0.187828854847526" calcext:value-type="float">
            <text:p>0.187828854847526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5.3" calcext:value-type="float">
            <text:p>5.3</text:p>
          </table:table-cell>
          <table:table-cell office:value-type="float" office:value="0.200737888543969" calcext:value-type="float">
            <text:p>0.200737888543969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4" calcext:value-type="float">
            <text:p>5.4</text:p>
          </table:table-cell>
          <table:table-cell office:value-type="float" office:value="0.189141288718541" calcext:value-type="float">
            <text:p>0.189141288718541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5.4" calcext:value-type="float">
            <text:p>5.4</text:p>
          </table:table-cell>
          <table:table-cell office:value-type="float" office:value="0.200782111218299" calcext:value-type="float">
            <text:p>0.200782111218299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5" calcext:value-type="float">
            <text:p>5.5</text:p>
          </table:table-cell>
          <table:table-cell office:value-type="float" office:value="0.194077330763351" calcext:value-type="float">
            <text:p>0.194077330763351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52" calcext:value-type="float">
            <text:p>52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5.5" calcext:value-type="float">
            <text:p>5.5</text:p>
          </table:table-cell>
          <table:table-cell office:value-type="float" office:value="0.20199412622828" calcext:value-type="float">
            <text:p>0.2019941262282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6" calcext:value-type="float">
            <text:p>5.6</text:p>
          </table:table-cell>
          <table:table-cell office:value-type="float" office:value="0.194185889985029" calcext:value-type="float">
            <text:p>0.194185889985029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5.6" calcext:value-type="float">
            <text:p>5.6</text:p>
          </table:table-cell>
          <table:table-cell office:value-type="float" office:value="0.20199412622828" calcext:value-type="float">
            <text:p>0.2019941262282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7" calcext:value-type="float">
            <text:p>5.7</text:p>
          </table:table-cell>
          <table:table-cell office:value-type="float" office:value="0.194185889985029" calcext:value-type="float">
            <text:p>0.194185889985029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5.7" calcext:value-type="float">
            <text:p>5.7</text:p>
          </table:table-cell>
          <table:table-cell office:value-type="float" office:value="0.20199412622828" calcext:value-type="float">
            <text:p>0.2019941262282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8" calcext:value-type="float">
            <text:p>5.8</text:p>
          </table:table-cell>
          <table:table-cell office:value-type="float" office:value="0.192357763232977" calcext:value-type="float">
            <text:p>0.192357763232977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5.8" calcext:value-type="float">
            <text:p>5.8</text:p>
          </table:table-cell>
          <table:table-cell office:value-type="float" office:value="0.183559196478167" calcext:value-type="float">
            <text:p>0.18355919647816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5.9" calcext:value-type="float">
            <text:p>5.9</text:p>
          </table:table-cell>
          <table:table-cell office:value-type="float" office:value="0.192357763232977" calcext:value-type="float">
            <text:p>0.192357763232977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5.9" calcext:value-type="float">
            <text:p>5.9</text:p>
          </table:table-cell>
          <table:table-cell office:value-type="float" office:value="0.183325859780937" calcext:value-type="float">
            <text:p>0.18332585978093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166253643033319" calcext:value-type="float">
            <text:p>0.166253643033319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57" calcext:value-type="float">
            <text:p>57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.185987998695499" calcext:value-type="float">
            <text:p>0.185987998695499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1" calcext:value-type="float">
            <text:p>6.1</text:p>
          </table:table-cell>
          <table:table-cell office:value-type="float" office:value="0.167743685215679" calcext:value-type="float">
            <text:p>0.167743685215679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6.1" calcext:value-type="float">
            <text:p>6.1</text:p>
          </table:table-cell>
          <table:table-cell office:value-type="float" office:value="0.185987998695499" calcext:value-type="float">
            <text:p>0.185987998695499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2" calcext:value-type="float">
            <text:p>6.2</text:p>
          </table:table-cell>
          <table:table-cell office:value-type="float" office:value="0.168282707659856" calcext:value-type="float">
            <text:p>0.168282707659856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6.2" calcext:value-type="float">
            <text:p>6.2</text:p>
          </table:table-cell>
          <table:table-cell office:value-type="float" office:value="0.185928212113678" calcext:value-type="float">
            <text:p>0.18592821211367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3" calcext:value-type="float">
            <text:p>6.3</text:p>
          </table:table-cell>
          <table:table-cell office:value-type="float" office:value="0.172551984262305" calcext:value-type="float">
            <text:p>0.172551984262305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6.3" calcext:value-type="float">
            <text:p>6.3</text:p>
          </table:table-cell>
          <table:table-cell office:value-type="float" office:value="0.185928212113678" calcext:value-type="float">
            <text:p>0.18592821211367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4" calcext:value-type="float">
            <text:p>6.4</text:p>
          </table:table-cell>
          <table:table-cell office:value-type="float" office:value="0.172551984262305" calcext:value-type="float">
            <text:p>0.172551984262305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6.4" calcext:value-type="float">
            <text:p>6.4</text:p>
          </table:table-cell>
          <table:table-cell office:value-type="float" office:value="0.180652539052463" calcext:value-type="float">
            <text:p>0.180652539052463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5" calcext:value-type="float">
            <text:p>6.5</text:p>
          </table:table-cell>
          <table:table-cell office:value-type="float" office:value="0.172107573002134" calcext:value-type="float">
            <text:p>0.172107573002134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6.5" calcext:value-type="float">
            <text:p>6.5</text:p>
          </table:table-cell>
          <table:table-cell office:value-type="float" office:value="0.179106656089565" calcext:value-type="float">
            <text:p>0.17910665608956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65586086716243" calcext:value-type="float">
            <text:p>0.076558608671624</text:p>
          </table:table-cell>
          <table:table-cell table:number-columns-repeated="9"/>
          <table:table-cell office:value-type="float" office:value="6.6" calcext:value-type="float">
            <text:p>6.6</text:p>
          </table:table-cell>
          <table:table-cell office:value-type="float" office:value="0.171828274596645" calcext:value-type="float">
            <text:p>0.171828274596645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63" calcext:value-type="float">
            <text:p>63</text:p>
          </table:table-cell>
          <table:table-cell office:value-type="float" office:value="0.0740523372683006" calcext:value-type="float">
            <text:p>0.074052337268301</text:p>
          </table:table-cell>
          <table:table-cell table:number-columns-repeated="11"/>
          <table:table-cell office:value-type="float" office:value="6.6" calcext:value-type="float">
            <text:p>6.6</text:p>
          </table:table-cell>
          <table:table-cell office:value-type="float" office:value="0.179106656089565" calcext:value-type="float">
            <text:p>0.17910665608956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6.7" calcext:value-type="float">
            <text:p>6.7</text:p>
          </table:table-cell>
          <table:table-cell office:value-type="float" office:value="0.17286881421914" calcext:value-type="float">
            <text:p>0.17286881421914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6.7" calcext:value-type="float">
            <text:p>6.7</text:p>
          </table:table-cell>
          <table:table-cell office:value-type="float" office:value="0.177847152362249" calcext:value-type="float">
            <text:p>0.177847152362249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6.8" calcext:value-type="float">
            <text:p>6.8</text:p>
          </table:table-cell>
          <table:table-cell office:value-type="float" office:value="0.179103589666497" calcext:value-type="float">
            <text:p>0.179103589666497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65" calcext:value-type="float">
            <text:p>65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6.8" calcext:value-type="float">
            <text:p>6.8</text:p>
          </table:table-cell>
          <table:table-cell office:value-type="float" office:value="0.177847152362249" calcext:value-type="float">
            <text:p>0.177847152362249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6.9" calcext:value-type="float">
            <text:p>6.9</text:p>
          </table:table-cell>
          <table:table-cell office:value-type="float" office:value="0.17874316289864" calcext:value-type="float">
            <text:p>0.17874316289864</text:p>
          </table:table-cell>
          <table:table-cell office:value-type="float" office:value="0.2149" calcext:value-type="float">
            <text:p>0.2149</text:p>
          </table:table-cell>
          <table:table-cell table:number-columns-repeated="12"/>
          <table:table-cell office:value-type="float" office:value="66" calcext:value-type="float">
            <text:p>66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6.9" calcext:value-type="float">
            <text:p>6.9</text:p>
          </table:table-cell>
          <table:table-cell office:value-type="float" office:value="0.177847152362249" calcext:value-type="float">
            <text:p>0.177847152362249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17874316289864" calcext:value-type="float">
            <text:p>0.17874316289864</text:p>
          </table:table-cell>
          <table:table-cell table:number-columns-repeated="13"/>
          <table:table-cell office:value-type="float" office:value="67" calcext:value-type="float">
            <text:p>67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0.175468752797056" calcext:value-type="float">
            <text:p>0.17546875279705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1" calcext:value-type="float">
            <text:p>7.1</text:p>
          </table:table-cell>
          <table:table-cell office:value-type="float" office:value="0.173953270483322" calcext:value-type="float">
            <text:p>0.173953270483322</text:p>
          </table:table-cell>
          <table:table-cell table:number-columns-repeated="13"/>
          <table:table-cell office:value-type="float" office:value="68" calcext:value-type="float">
            <text:p>68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7.1" calcext:value-type="float">
            <text:p>7.1</text:p>
          </table:table-cell>
          <table:table-cell office:value-type="float" office:value="0.175468752797056" calcext:value-type="float">
            <text:p>0.17546875279705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2" calcext:value-type="float">
            <text:p>7.2</text:p>
          </table:table-cell>
          <table:table-cell office:value-type="float" office:value="0.173953270483322" calcext:value-type="float">
            <text:p>0.173953270483322</text:p>
          </table:table-cell>
          <table:table-cell table:number-columns-repeated="13"/>
          <table:table-cell office:value-type="float" office:value="69" calcext:value-type="float">
            <text:p>69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7.2" calcext:value-type="float">
            <text:p>7.2</text:p>
          </table:table-cell>
          <table:table-cell office:value-type="float" office:value="0.178483554358198" calcext:value-type="float">
            <text:p>0.17848355435819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3" calcext:value-type="float">
            <text:p>7.3</text:p>
          </table:table-cell>
          <table:table-cell office:value-type="float" office:value="0.174104754569727" calcext:value-type="float">
            <text:p>0.174104754569727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7.3" calcext:value-type="float">
            <text:p>7.3</text:p>
          </table:table-cell>
          <table:table-cell office:value-type="float" office:value="0.177605297686595" calcext:value-type="float">
            <text:p>0.17760529768659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4" calcext:value-type="float">
            <text:p>7.4</text:p>
          </table:table-cell>
          <table:table-cell office:value-type="float" office:value="0.174104754569727" calcext:value-type="float">
            <text:p>0.174104754569727</text:p>
          </table:table-cell>
          <table:table-cell table:number-columns-repeated="13"/>
          <table:table-cell office:value-type="float" office:value="71" calcext:value-type="float">
            <text:p>71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7.4" calcext:value-type="float">
            <text:p>7.4</text:p>
          </table:table-cell>
          <table:table-cell office:value-type="float" office:value="0.177605297686595" calcext:value-type="float">
            <text:p>0.17760529768659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5" calcext:value-type="float">
            <text:p>7.5</text:p>
          </table:table-cell>
          <table:table-cell office:value-type="float" office:value="0.17468295625357" calcext:value-type="float">
            <text:p>0.17468295625357</text:p>
          </table:table-cell>
          <table:table-cell table:number-columns-repeated="13"/>
          <table:table-cell office:value-type="float" office:value="72" calcext:value-type="float">
            <text:p>72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7.5" calcext:value-type="float">
            <text:p>7.5</text:p>
          </table:table-cell>
          <table:table-cell office:value-type="float" office:value="0.177605297686595" calcext:value-type="float">
            <text:p>0.17760529768659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6" calcext:value-type="float">
            <text:p>7.6</text:p>
          </table:table-cell>
          <table:table-cell office:value-type="float" office:value="0.174680697027457" calcext:value-type="float">
            <text:p>0.174680697027457</text:p>
          </table:table-cell>
          <table:table-cell table:number-columns-repeated="13"/>
          <table:table-cell office:value-type="float" office:value="73" calcext:value-type="float">
            <text:p>73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7.6" calcext:value-type="float">
            <text:p>7.6</text:p>
          </table:table-cell>
          <table:table-cell office:value-type="float" office:value="0.174357143580752" calcext:value-type="float">
            <text:p>0.17435714358075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7" calcext:value-type="float">
            <text:p>7.7</text:p>
          </table:table-cell>
          <table:table-cell office:value-type="float" office:value="0.174682751699277" calcext:value-type="float">
            <text:p>0.174682751699277</text:p>
          </table:table-cell>
          <table:table-cell table:number-columns-repeated="13"/>
          <table:table-cell office:value-type="float" office:value="74" calcext:value-type="float">
            <text:p>74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7.7" calcext:value-type="float">
            <text:p>7.7</text:p>
          </table:table-cell>
          <table:table-cell office:value-type="float" office:value="0.175061528849345" calcext:value-type="float">
            <text:p>0.17506152884934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8" calcext:value-type="float">
            <text:p>7.8</text:p>
          </table:table-cell>
          <table:table-cell office:value-type="float" office:value="0.171866004618567" calcext:value-type="float">
            <text:p>0.171866004618567</text:p>
          </table:table-cell>
          <table:table-cell table:number-columns-repeated="13"/>
          <table:table-cell office:value-type="float" office:value="75" calcext:value-type="float">
            <text:p>75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7.8" calcext:value-type="float">
            <text:p>7.8</text:p>
          </table:table-cell>
          <table:table-cell office:value-type="float" office:value="0.163569709087976" calcext:value-type="float">
            <text:p>0.1635697090879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7.9" calcext:value-type="float">
            <text:p>7.9</text:p>
          </table:table-cell>
          <table:table-cell office:value-type="float" office:value="0.171866004618567" calcext:value-type="float">
            <text:p>0.171866004618567</text:p>
          </table:table-cell>
          <table:table-cell table:number-columns-repeated="13"/>
          <table:table-cell office:value-type="float" office:value="76" calcext:value-type="float">
            <text:p>76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7.9" calcext:value-type="float">
            <text:p>7.9</text:p>
          </table:table-cell>
          <table:table-cell office:value-type="float" office:value="0.164260251881082" calcext:value-type="float">
            <text:p>0.16426025188108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171866004618567" calcext:value-type="float">
            <text:p>0.171866004618567</text:p>
          </table:table-cell>
          <table:table-cell table:number-columns-repeated="13"/>
          <table:table-cell office:value-type="float" office:value="77" calcext:value-type="float">
            <text:p>77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0.164260251881082" calcext:value-type="float">
            <text:p>0.16426025188108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1" calcext:value-type="float">
            <text:p>8.1</text:p>
          </table:table-cell>
          <table:table-cell office:value-type="float" office:value="0.161915123089985" calcext:value-type="float">
            <text:p>0.161915123089985</text:p>
          </table:table-cell>
          <table:table-cell table:number-columns-repeated="13"/>
          <table:table-cell office:value-type="float" office:value="78" calcext:value-type="float">
            <text:p>78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8.1" calcext:value-type="float">
            <text:p>8.1</text:p>
          </table:table-cell>
          <table:table-cell office:value-type="float" office:value="0.164260251881082" calcext:value-type="float">
            <text:p>0.16426025188108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2" calcext:value-type="float">
            <text:p>8.2</text:p>
          </table:table-cell>
          <table:table-cell office:value-type="float" office:value="0.161915123089985" calcext:value-type="float">
            <text:p>0.161915123089985</text:p>
          </table:table-cell>
          <table:table-cell table:number-columns-repeated="13"/>
          <table:table-cell office:value-type="float" office:value="79" calcext:value-type="float">
            <text:p>79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8.2" calcext:value-type="float">
            <text:p>8.2</text:p>
          </table:table-cell>
          <table:table-cell office:value-type="float" office:value="0.150757528302299" calcext:value-type="float">
            <text:p>0.15075752830229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3" calcext:value-type="float">
            <text:p>8.3</text:p>
          </table:table-cell>
          <table:table-cell office:value-type="float" office:value="0.165576921448312" calcext:value-type="float">
            <text:p>0.165576921448312</text:p>
          </table:table-cell>
          <table:table-cell table:number-columns-repeated="13"/>
          <table:table-cell office:value-type="float" office:value="80" calcext:value-type="float">
            <text:p>80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8.3" calcext:value-type="float">
            <text:p>8.3</text:p>
          </table:table-cell>
          <table:table-cell office:value-type="float" office:value="0.150757528302299" calcext:value-type="float">
            <text:p>0.15075752830229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4" calcext:value-type="float">
            <text:p>8.4</text:p>
          </table:table-cell>
          <table:table-cell office:value-type="float" office:value="0.16329513698138" calcext:value-type="float">
            <text:p>0.16329513698138</text:p>
          </table:table-cell>
          <table:table-cell table:number-columns-repeated="13"/>
          <table:table-cell office:value-type="float" office:value="81" calcext:value-type="float">
            <text:p>81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8.4" calcext:value-type="float">
            <text:p>8.4</text:p>
          </table:table-cell>
          <table:table-cell office:value-type="float" office:value="0.150757528302299" calcext:value-type="float">
            <text:p>0.15075752830229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5" calcext:value-type="float">
            <text:p>8.5</text:p>
          </table:table-cell>
          <table:table-cell office:value-type="float" office:value="0.16329513698138" calcext:value-type="float">
            <text:p>0.16329513698138</text:p>
          </table:table-cell>
          <table:table-cell table:number-columns-repeated="13"/>
          <table:table-cell office:value-type="float" office:value="82" calcext:value-type="float">
            <text:p>82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8.5" calcext:value-type="float">
            <text:p>8.5</text:p>
          </table:table-cell>
          <table:table-cell office:value-type="float" office:value="0.15049349152319" calcext:value-type="float">
            <text:p>0.1504934915231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6" calcext:value-type="float">
            <text:p>8.6</text:p>
          </table:table-cell>
          <table:table-cell office:value-type="float" office:value="0.162577018281401" calcext:value-type="float">
            <text:p>0.162577018281401</text:p>
          </table:table-cell>
          <table:table-cell table:number-columns-repeated="13"/>
          <table:table-cell office:value-type="float" office:value="83" calcext:value-type="float">
            <text:p>83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8.6" calcext:value-type="float">
            <text:p>8.6</text:p>
          </table:table-cell>
          <table:table-cell office:value-type="float" office:value="0.15049349152319" calcext:value-type="float">
            <text:p>0.1504934915231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7" calcext:value-type="float">
            <text:p>8.7</text:p>
          </table:table-cell>
          <table:table-cell office:value-type="float" office:value="0.15491615098441" calcext:value-type="float">
            <text:p>0.15491615098441</text:p>
          </table:table-cell>
          <table:table-cell table:number-columns-repeated="13"/>
          <table:table-cell office:value-type="float" office:value="84" calcext:value-type="float">
            <text:p>84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8.7" calcext:value-type="float">
            <text:p>8.7</text:p>
          </table:table-cell>
          <table:table-cell office:value-type="float" office:value="0.136834923795577" calcext:value-type="float">
            <text:p>0.13683492379557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8" calcext:value-type="float">
            <text:p>8.8</text:p>
          </table:table-cell>
          <table:table-cell office:value-type="float" office:value="0.15491615098441" calcext:value-type="float">
            <text:p>0.15491615098441</text:p>
          </table:table-cell>
          <table:table-cell table:number-columns-repeated="13"/>
          <table:table-cell office:value-type="float" office:value="85" calcext:value-type="float">
            <text:p>85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8.8" calcext:value-type="float">
            <text:p>8.8</text:p>
          </table:table-cell>
          <table:table-cell office:value-type="float" office:value="0.137530987892259" calcext:value-type="float">
            <text:p>0.13753098789225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8.9" calcext:value-type="float">
            <text:p>8.9</text:p>
          </table:table-cell>
          <table:table-cell office:value-type="float" office:value="0.154584992388985" calcext:value-type="float">
            <text:p>0.154584992388985</text:p>
          </table:table-cell>
          <table:table-cell table:number-columns-repeated="13"/>
          <table:table-cell office:value-type="float" office:value="86" calcext:value-type="float">
            <text:p>86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8.9" calcext:value-type="float">
            <text:p>8.9</text:p>
          </table:table-cell>
          <table:table-cell office:value-type="float" office:value="0.137530987892259" calcext:value-type="float">
            <text:p>0.13753098789225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154584992388985" calcext:value-type="float">
            <text:p>0.154584992388985</text:p>
          </table:table-cell>
          <table:table-cell table:number-columns-repeated="13"/>
          <table:table-cell office:value-type="float" office:value="87" calcext:value-type="float">
            <text:p>87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0.137373778046775" calcext:value-type="float">
            <text:p>0.13737377804677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1" calcext:value-type="float">
            <text:p>9.1</text:p>
          </table:table-cell>
          <table:table-cell office:value-type="float" office:value="0.154584992388985" calcext:value-type="float">
            <text:p>0.154584992388985</text:p>
          </table:table-cell>
          <table:table-cell table:number-columns-repeated="13"/>
          <table:table-cell office:value-type="float" office:value="88" calcext:value-type="float">
            <text:p>88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9.1" calcext:value-type="float">
            <text:p>9.1</text:p>
          </table:table-cell>
          <table:table-cell office:value-type="float" office:value="0.137373778046775" calcext:value-type="float">
            <text:p>0.1373737780467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2" calcext:value-type="float">
            <text:p>9.2</text:p>
          </table:table-cell>
          <table:table-cell office:value-type="float" office:value="0.155012066400151" calcext:value-type="float">
            <text:p>0.155012066400151</text:p>
          </table:table-cell>
          <table:table-cell table:number-columns-repeated="13"/>
          <table:table-cell office:value-type="float" office:value="89" calcext:value-type="float">
            <text:p>89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9.2" calcext:value-type="float">
            <text:p>9.2</text:p>
          </table:table-cell>
          <table:table-cell office:value-type="float" office:value="0.137373778046775" calcext:value-type="float">
            <text:p>0.13737377804677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3" calcext:value-type="float">
            <text:p>9.3</text:p>
          </table:table-cell>
          <table:table-cell office:value-type="float" office:value="0.155282677631341" calcext:value-type="float">
            <text:p>0.155282677631341</text:p>
          </table:table-cell>
          <table:table-cell table:number-columns-repeated="13"/>
          <table:table-cell office:value-type="float" office:value="90" calcext:value-type="float">
            <text:p>90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9.3" calcext:value-type="float">
            <text:p>9.3</text:p>
          </table:table-cell>
          <table:table-cell office:value-type="float" office:value="0.142948708372569" calcext:value-type="float">
            <text:p>0.14294870837256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4" calcext:value-type="float">
            <text:p>9.4</text:p>
          </table:table-cell>
          <table:table-cell office:value-type="float" office:value="0.155282677631341" calcext:value-type="float">
            <text:p>0.155282677631341</text:p>
          </table:table-cell>
          <table:table-cell table:number-columns-repeated="13"/>
          <table:table-cell office:value-type="float" office:value="91" calcext:value-type="float">
            <text:p>91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9.4" calcext:value-type="float">
            <text:p>9.4</text:p>
          </table:table-cell>
          <table:table-cell office:value-type="float" office:value="0.14407600555509" calcext:value-type="float">
            <text:p>0.1440760055550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5" calcext:value-type="float">
            <text:p>9.5</text:p>
          </table:table-cell>
          <table:table-cell office:value-type="float" office:value="0.155319274501841" calcext:value-type="float">
            <text:p>0.155319274501841</text:p>
          </table:table-cell>
          <table:table-cell table:number-columns-repeated="13"/>
          <table:table-cell office:value-type="float" office:value="92" calcext:value-type="float">
            <text:p>92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9.5" calcext:value-type="float">
            <text:p>9.5</text:p>
          </table:table-cell>
          <table:table-cell office:value-type="float" office:value="0.14407600555509" calcext:value-type="float">
            <text:p>0.1440760055550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6" calcext:value-type="float">
            <text:p>9.6</text:p>
          </table:table-cell>
          <table:table-cell office:value-type="float" office:value="0.155319274501841" calcext:value-type="float">
            <text:p>0.155319274501841</text:p>
          </table:table-cell>
          <table:table-cell table:number-columns-repeated="13"/>
          <table:table-cell office:value-type="float" office:value="93" calcext:value-type="float">
            <text:p>93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9.6" calcext:value-type="float">
            <text:p>9.6</text:p>
          </table:table-cell>
          <table:table-cell office:value-type="float" office:value="0.14407600555509" calcext:value-type="float">
            <text:p>0.1440760055550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7" calcext:value-type="float">
            <text:p>9.7</text:p>
          </table:table-cell>
          <table:table-cell office:value-type="float" office:value="0.155319274501841" calcext:value-type="float">
            <text:p>0.155319274501841</text:p>
          </table:table-cell>
          <table:table-cell table:number-columns-repeated="13"/>
          <table:table-cell office:value-type="float" office:value="94" calcext:value-type="float">
            <text:p>94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9.7" calcext:value-type="float">
            <text:p>9.7</text:p>
          </table:table-cell>
          <table:table-cell office:value-type="float" office:value="0.14407600555509" calcext:value-type="float">
            <text:p>0.1440760055550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8" calcext:value-type="float">
            <text:p>9.8</text:p>
          </table:table-cell>
          <table:table-cell office:value-type="float" office:value="0.155778884415653" calcext:value-type="float">
            <text:p>0.155778884415653</text:p>
          </table:table-cell>
          <table:table-cell table:number-columns-repeated="13"/>
          <table:table-cell office:value-type="float" office:value="95" calcext:value-type="float">
            <text:p>95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9.8" calcext:value-type="float">
            <text:p>9.8</text:p>
          </table:table-cell>
          <table:table-cell office:value-type="float" office:value="0.14407600555509" calcext:value-type="float">
            <text:p>0.1440760055550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9.9" calcext:value-type="float">
            <text:p>9.9</text:p>
          </table:table-cell>
          <table:table-cell office:value-type="float" office:value="0.155778884415653" calcext:value-type="float">
            <text:p>0.155778884415653</text:p>
          </table:table-cell>
          <table:table-cell table:number-columns-repeated="13"/>
          <table:table-cell office:value-type="float" office:value="96" calcext:value-type="float">
            <text:p>96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9.9" calcext:value-type="float">
            <text:p>9.9</text:p>
          </table:table-cell>
          <table:table-cell office:value-type="float" office:value="0.14092712726549" calcext:value-type="float">
            <text:p>0.1409271272654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155408792167781" calcext:value-type="float">
            <text:p>0.155408792167781</text:p>
          </table:table-cell>
          <table:table-cell table:number-columns-repeated="13"/>
          <table:table-cell office:value-type="float" office:value="97" calcext:value-type="float">
            <text:p>97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0.14092712726549" calcext:value-type="float">
            <text:p>0.1409271272654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762693253285306" calcext:value-type="float">
            <text:p>0.076269325328531</text:p>
          </table:table-cell>
          <table:table-cell table:number-columns-repeated="9"/>
          <table:table-cell office:value-type="float" office:value="10.1" calcext:value-type="float">
            <text:p>10.1</text:p>
          </table:table-cell>
          <table:table-cell office:value-type="float" office:value="0.155408792167781" calcext:value-type="float">
            <text:p>0.155408792167781</text:p>
          </table:table-cell>
          <table:table-cell table:number-columns-repeated="13"/>
          <table:table-cell office:value-type="float" office:value="98" calcext:value-type="float">
            <text:p>98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10.1" calcext:value-type="float">
            <text:p>10.1</text:p>
          </table:table-cell>
          <table:table-cell office:value-type="float" office:value="0.14092712726549" calcext:value-type="float">
            <text:p>0.1409271272654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.2" calcext:value-type="float">
            <text:p>10.2</text:p>
          </table:table-cell>
          <table:table-cell office:value-type="float" office:value="0.136905193557527" calcext:value-type="float">
            <text:p>0.136905193557527</text:p>
          </table:table-cell>
          <table:table-cell table:number-columns-repeated="13"/>
          <table:table-cell office:value-type="float" office:value="99" calcext:value-type="float">
            <text:p>99</text:p>
          </table:table-cell>
          <table:table-cell office:value-type="float" office:value="0.0737069706657377" calcext:value-type="float">
            <text:p>0.073706970665738</text:p>
          </table:table-cell>
          <table:table-cell table:number-columns-repeated="11"/>
          <table:table-cell office:value-type="float" office:value="10.2" calcext:value-type="float">
            <text:p>10.2</text:p>
          </table:table-cell>
          <table:table-cell office:value-type="float" office:value="0.132595289374873" calcext:value-type="float">
            <text:p>0.13259528937487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.3" calcext:value-type="float">
            <text:p>10.3</text:p>
          </table:table-cell>
          <table:table-cell office:value-type="float" office:value="0.136905193557527" calcext:value-type="float">
            <text:p>0.136905193557527</text:p>
          </table:table-cell>
          <table:table-cell table:number-columns-repeated="26"/>
          <table:table-cell office:value-type="float" office:value="10.3" calcext:value-type="float">
            <text:p>10.3</text:p>
          </table:table-cell>
          <table:table-cell office:value-type="float" office:value="0.132595289374873" calcext:value-type="float">
            <text:p>0.13259528937487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.4" calcext:value-type="float">
            <text:p>10.4</text:p>
          </table:table-cell>
          <table:table-cell office:value-type="float" office:value="0.136905193557527" calcext:value-type="float">
            <text:p>0.136905193557527</text:p>
          </table:table-cell>
          <table:table-cell table:number-columns-repeated="26"/>
          <table:table-cell office:value-type="float" office:value="10.4" calcext:value-type="float">
            <text:p>10.4</text:p>
          </table:table-cell>
          <table:table-cell office:value-type="float" office:value="0.132125934132224" calcext:value-type="float">
            <text:p>0.13212593413222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.5" calcext:value-type="float">
            <text:p>10.5</text:p>
          </table:table-cell>
          <table:table-cell office:value-type="float" office:value="0.137579434125004" calcext:value-type="float">
            <text:p>0.137579434125004</text:p>
          </table:table-cell>
          <table:table-cell table:number-columns-repeated="26"/>
          <table:table-cell office:value-type="float" office:value="10.5" calcext:value-type="float">
            <text:p>10.5</text:p>
          </table:table-cell>
          <table:table-cell office:value-type="float" office:value="0.132125934132224" calcext:value-type="float">
            <text:p>0.13212593413222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.6" calcext:value-type="float">
            <text:p>10.6</text:p>
          </table:table-cell>
          <table:table-cell office:value-type="float" office:value="0.137491583241824" calcext:value-type="float">
            <text:p>0.137491583241824</text:p>
          </table:table-cell>
          <table:table-cell table:number-columns-repeated="26"/>
          <table:table-cell office:value-type="float" office:value="10.6" calcext:value-type="float">
            <text:p>10.6</text:p>
          </table:table-cell>
          <table:table-cell office:value-type="float" office:value="0.132125934132224" calcext:value-type="float">
            <text:p>0.13212593413222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.7" calcext:value-type="float">
            <text:p>10.7</text:p>
          </table:table-cell>
          <table:table-cell office:value-type="float" office:value="0.137491583241824" calcext:value-type="float">
            <text:p>0.137491583241824</text:p>
          </table:table-cell>
          <table:table-cell table:number-columns-repeated="26"/>
          <table:table-cell office:value-type="float" office:value="10.7" calcext:value-type="float">
            <text:p>10.7</text:p>
          </table:table-cell>
          <table:table-cell office:value-type="float" office:value="0.132125934132224" calcext:value-type="float">
            <text:p>0.13212593413222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.8" calcext:value-type="float">
            <text:p>10.8</text:p>
          </table:table-cell>
          <table:table-cell office:value-type="float" office:value="0.137491583241824" calcext:value-type="float">
            <text:p>0.137491583241824</text:p>
          </table:table-cell>
          <table:table-cell table:number-columns-repeated="26"/>
          <table:table-cell office:value-type="float" office:value="10.8" calcext:value-type="float">
            <text:p>10.8</text:p>
          </table:table-cell>
          <table:table-cell office:value-type="float" office:value="0.132125934132224" calcext:value-type="float">
            <text:p>0.13212593413222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.9" calcext:value-type="float">
            <text:p>10.9</text:p>
          </table:table-cell>
          <table:table-cell office:value-type="float" office:value="0.137491583241824" calcext:value-type="float">
            <text:p>0.137491583241824</text:p>
          </table:table-cell>
          <table:table-cell table:number-columns-repeated="26"/>
          <table:table-cell office:value-type="float" office:value="10.9" calcext:value-type="float">
            <text:p>10.9</text:p>
          </table:table-cell>
          <table:table-cell office:value-type="float" office:value="0.132562809762053" calcext:value-type="float">
            <text:p>0.13256280976205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0.136419262035504" calcext:value-type="float">
            <text:p>0.136419262035504</text:p>
          </table:table-cell>
          <table:table-cell table:number-columns-repeated="26"/>
          <table:table-cell office:value-type="float" office:value="11" calcext:value-type="float">
            <text:p>11</text:p>
          </table:table-cell>
          <table:table-cell office:value-type="float" office:value="0.132562809762053" calcext:value-type="float">
            <text:p>0.13256280976205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.1" calcext:value-type="float">
            <text:p>11.1</text:p>
          </table:table-cell>
          <table:table-cell office:value-type="float" office:value="0.130638818943518" calcext:value-type="float">
            <text:p>0.130638818943518</text:p>
          </table:table-cell>
          <table:table-cell table:number-columns-repeated="26"/>
          <table:table-cell office:value-type="float" office:value="11.1" calcext:value-type="float">
            <text:p>11.1</text:p>
          </table:table-cell>
          <table:table-cell office:value-type="float" office:value="0.132562809762053" calcext:value-type="float">
            <text:p>0.13256280976205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.2" calcext:value-type="float">
            <text:p>11.2</text:p>
          </table:table-cell>
          <table:table-cell office:value-type="float" office:value="0.130638818943518" calcext:value-type="float">
            <text:p>0.130638818943518</text:p>
          </table:table-cell>
          <table:table-cell table:number-columns-repeated="26"/>
          <table:table-cell office:value-type="float" office:value="11.2" calcext:value-type="float">
            <text:p>11.2</text:p>
          </table:table-cell>
          <table:table-cell office:value-type="float" office:value="0.132562809762053" calcext:value-type="float">
            <text:p>0.13256280976205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.3" calcext:value-type="float">
            <text:p>11.3</text:p>
          </table:table-cell>
          <table:table-cell office:value-type="float" office:value="0.130638818943518" calcext:value-type="float">
            <text:p>0.130638818943518</text:p>
          </table:table-cell>
          <table:table-cell table:number-columns-repeated="26"/>
          <table:table-cell office:value-type="float" office:value="11.3" calcext:value-type="float">
            <text:p>11.3</text:p>
          </table:table-cell>
          <table:table-cell office:value-type="float" office:value="0.132562809762053" calcext:value-type="float">
            <text:p>0.13256280976205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.4" calcext:value-type="float">
            <text:p>11.4</text:p>
          </table:table-cell>
          <table:table-cell office:value-type="float" office:value="0.130322883639523" calcext:value-type="float">
            <text:p>0.130322883639523</text:p>
          </table:table-cell>
          <table:table-cell table:number-columns-repeated="26"/>
          <table:table-cell office:value-type="float" office:value="11.4" calcext:value-type="float">
            <text:p>11.4</text:p>
          </table:table-cell>
          <table:table-cell office:value-type="float" office:value="0.132562809762053" calcext:value-type="float">
            <text:p>0.13256280976205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.5" calcext:value-type="float">
            <text:p>11.5</text:p>
          </table:table-cell>
          <table:table-cell office:value-type="float" office:value="0.130322883639523" calcext:value-type="float">
            <text:p>0.130322883639523</text:p>
          </table:table-cell>
          <table:table-cell table:number-columns-repeated="26"/>
          <table:table-cell office:value-type="float" office:value="11.5" calcext:value-type="float">
            <text:p>11.5</text:p>
          </table:table-cell>
          <table:table-cell office:value-type="float" office:value="0.133170546926043" calcext:value-type="float">
            <text:p>0.13317054692604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.6" calcext:value-type="float">
            <text:p>11.6</text:p>
          </table:table-cell>
          <table:table-cell office:value-type="float" office:value="0.130322883639523" calcext:value-type="float">
            <text:p>0.130322883639523</text:p>
          </table:table-cell>
          <table:table-cell table:number-columns-repeated="26"/>
          <table:table-cell office:value-type="float" office:value="11.6" calcext:value-type="float">
            <text:p>11.6</text:p>
          </table:table-cell>
          <table:table-cell office:value-type="float" office:value="0.133170546926043" calcext:value-type="float">
            <text:p>0.13317054692604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.7" calcext:value-type="float">
            <text:p>11.7</text:p>
          </table:table-cell>
          <table:table-cell office:value-type="float" office:value="0.130322883639523" calcext:value-type="float">
            <text:p>0.130322883639523</text:p>
          </table:table-cell>
          <table:table-cell table:number-columns-repeated="26"/>
          <table:table-cell office:value-type="float" office:value="11.7" calcext:value-type="float">
            <text:p>11.7</text:p>
          </table:table-cell>
          <table:table-cell office:value-type="float" office:value="0.133170546926043" calcext:value-type="float">
            <text:p>0.13317054692604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.8" calcext:value-type="float">
            <text:p>11.8</text:p>
          </table:table-cell>
          <table:table-cell office:value-type="float" office:value="0.130322883639523" calcext:value-type="float">
            <text:p>0.130322883639523</text:p>
          </table:table-cell>
          <table:table-cell table:number-columns-repeated="26"/>
          <table:table-cell office:value-type="float" office:value="11.8" calcext:value-type="float">
            <text:p>11.8</text:p>
          </table:table-cell>
          <table:table-cell office:value-type="float" office:value="0.133170546926043" calcext:value-type="float">
            <text:p>0.13317054692604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.9" calcext:value-type="float">
            <text:p>11.9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26"/>
          <table:table-cell office:value-type="float" office:value="11.9" calcext:value-type="float">
            <text:p>11.9</text:p>
          </table:table-cell>
          <table:table-cell office:value-type="float" office:value="0.132795382824603" calcext:value-type="float">
            <text:p>0.13279538282460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26"/>
          <table:table-cell office:value-type="float" office:value="12" calcext:value-type="float">
            <text:p>12</text:p>
          </table:table-cell>
          <table:table-cell office:value-type="float" office:value="0.132795382824603" calcext:value-type="float">
            <text:p>0.13279538282460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.1" calcext:value-type="float">
            <text:p>12.1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26"/>
          <table:table-cell office:value-type="float" office:value="12.1" calcext:value-type="float">
            <text:p>12.1</text:p>
          </table:table-cell>
          <table:table-cell office:value-type="float" office:value="0.129072468247449" calcext:value-type="float">
            <text:p>0.12907246824744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.2" calcext:value-type="float">
            <text:p>12.2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26"/>
          <table:table-cell office:value-type="float" office:value="12.2" calcext:value-type="float">
            <text:p>12.2</text:p>
          </table:table-cell>
          <table:table-cell office:value-type="float" office:value="0.130361950575632" calcext:value-type="float">
            <text:p>0.13036195057563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.3" calcext:value-type="float">
            <text:p>12.3</text:p>
          </table:table-cell>
          <table:table-cell office:value-type="float" office:value="0.130811421930301" calcext:value-type="float">
            <text:p>0.130811421930301</text:p>
          </table:table-cell>
          <table:table-cell table:number-columns-repeated="26"/>
          <table:table-cell office:value-type="float" office:value="12.3" calcext:value-type="float">
            <text:p>12.3</text:p>
          </table:table-cell>
          <table:table-cell office:value-type="float" office:value="0.130361950575632" calcext:value-type="float">
            <text:p>0.13036195057563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.4" calcext:value-type="float">
            <text:p>12.4</text:p>
          </table:table-cell>
          <table:table-cell office:value-type="float" office:value="0.130445053502996" calcext:value-type="float">
            <text:p>0.130445053502996</text:p>
          </table:table-cell>
          <table:table-cell table:number-columns-repeated="26"/>
          <table:table-cell office:value-type="float" office:value="12.4" calcext:value-type="float">
            <text:p>12.4</text:p>
          </table:table-cell>
          <table:table-cell office:value-type="float" office:value="0.130361950575632" calcext:value-type="float">
            <text:p>0.13036195057563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.5" calcext:value-type="float">
            <text:p>12.5</text:p>
          </table:table-cell>
          <table:table-cell office:value-type="float" office:value="0.130445053502996" calcext:value-type="float">
            <text:p>0.130445053502996</text:p>
          </table:table-cell>
          <table:table-cell table:number-columns-repeated="26"/>
          <table:table-cell office:value-type="float" office:value="12.5" calcext:value-type="float">
            <text:p>12.5</text:p>
          </table:table-cell>
          <table:table-cell office:value-type="float" office:value="0.130361950575632" calcext:value-type="float">
            <text:p>0.13036195057563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.6" calcext:value-type="float">
            <text:p>12.6</text:p>
          </table:table-cell>
          <table:table-cell office:value-type="float" office:value="0.130445053502996" calcext:value-type="float">
            <text:p>0.130445053502996</text:p>
          </table:table-cell>
          <table:table-cell table:number-columns-repeated="26"/>
          <table:table-cell office:value-type="float" office:value="12.6" calcext:value-type="float">
            <text:p>12.6</text:p>
          </table:table-cell>
          <table:table-cell office:value-type="float" office:value="0.130361950575632" calcext:value-type="float">
            <text:p>0.13036195057563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.7" calcext:value-type="float">
            <text:p>12.7</text:p>
          </table:table-cell>
          <table:table-cell office:value-type="float" office:value="0.131272352792735" calcext:value-type="float">
            <text:p>0.131272352792735</text:p>
          </table:table-cell>
          <table:table-cell table:number-columns-repeated="26"/>
          <table:table-cell office:value-type="float" office:value="12.7" calcext:value-type="float">
            <text:p>12.7</text:p>
          </table:table-cell>
          <table:table-cell office:value-type="float" office:value="0.130361950575632" calcext:value-type="float">
            <text:p>0.13036195057563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.8" calcext:value-type="float">
            <text:p>12.8</text:p>
          </table:table-cell>
          <table:table-cell office:value-type="float" office:value="0.131272352792735" calcext:value-type="float">
            <text:p>0.131272352792735</text:p>
          </table:table-cell>
          <table:table-cell table:number-columns-repeated="26"/>
          <table:table-cell office:value-type="float" office:value="12.8" calcext:value-type="float">
            <text:p>12.8</text:p>
          </table:table-cell>
          <table:table-cell office:value-type="float" office:value="0.130361950575632" calcext:value-type="float">
            <text:p>0.13036195057563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.9" calcext:value-type="float">
            <text:p>12.9</text:p>
          </table:table-cell>
          <table:table-cell office:value-type="float" office:value="0.131272352792735" calcext:value-type="float">
            <text:p>0.131272352792735</text:p>
          </table:table-cell>
          <table:table-cell table:number-columns-repeated="26"/>
          <table:table-cell office:value-type="float" office:value="12.9" calcext:value-type="float">
            <text:p>12.9</text:p>
          </table:table-cell>
          <table:table-cell office:value-type="float" office:value="0.130916136584215" calcext:value-type="float">
            <text:p>0.13091613658421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0.131580099230904" calcext:value-type="float">
            <text:p>0.131580099230904</text:p>
          </table:table-cell>
          <table:table-cell table:number-columns-repeated="26"/>
          <table:table-cell office:value-type="float" office:value="13" calcext:value-type="float">
            <text:p>13</text:p>
          </table:table-cell>
          <table:table-cell office:value-type="float" office:value="0.120107478817536" calcext:value-type="float">
            <text:p>0.12010747881753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.1" calcext:value-type="float">
            <text:p>13.1</text:p>
          </table:table-cell>
          <table:table-cell office:value-type="float" office:value="0.131580099230904" calcext:value-type="float">
            <text:p>0.131580099230904</text:p>
          </table:table-cell>
          <table:table-cell table:number-columns-repeated="26"/>
          <table:table-cell office:value-type="float" office:value="13.1" calcext:value-type="float">
            <text:p>13.1</text:p>
          </table:table-cell>
          <table:table-cell office:value-type="float" office:value="0.120107478817536" calcext:value-type="float">
            <text:p>0.12010747881753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.2" calcext:value-type="float">
            <text:p>13.2</text:p>
          </table:table-cell>
          <table:table-cell office:value-type="float" office:value="0.131580099230904" calcext:value-type="float">
            <text:p>0.131580099230904</text:p>
          </table:table-cell>
          <table:table-cell table:number-columns-repeated="26"/>
          <table:table-cell office:value-type="float" office:value="13.2" calcext:value-type="float">
            <text:p>13.2</text:p>
          </table:table-cell>
          <table:table-cell office:value-type="float" office:value="0.120107478817536" calcext:value-type="float">
            <text:p>0.12010747881753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.3" calcext:value-type="float">
            <text:p>13.3</text:p>
          </table:table-cell>
          <table:table-cell office:value-type="float" office:value="0.120324303664108" calcext:value-type="float">
            <text:p>0.120324303664108</text:p>
          </table:table-cell>
          <table:table-cell table:number-columns-repeated="26"/>
          <table:table-cell office:value-type="float" office:value="13.3" calcext:value-type="float">
            <text:p>13.3</text:p>
          </table:table-cell>
          <table:table-cell office:value-type="float" office:value="0.120107478817536" calcext:value-type="float">
            <text:p>0.12010747881753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.4" calcext:value-type="float">
            <text:p>13.4</text:p>
          </table:table-cell>
          <table:table-cell office:value-type="float" office:value="0.120324303664108" calcext:value-type="float">
            <text:p>0.120324303664108</text:p>
          </table:table-cell>
          <table:table-cell table:number-columns-repeated="26"/>
          <table:table-cell office:value-type="float" office:value="13.4" calcext:value-type="float">
            <text:p>13.4</text:p>
          </table:table-cell>
          <table:table-cell office:value-type="float" office:value="0.120107478817536" calcext:value-type="float">
            <text:p>0.12010747881753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.5" calcext:value-type="float">
            <text:p>13.5</text:p>
          </table:table-cell>
          <table:table-cell office:value-type="float" office:value="0.120324303664108" calcext:value-type="float">
            <text:p>0.120324303664108</text:p>
          </table:table-cell>
          <table:table-cell table:number-columns-repeated="26"/>
          <table:table-cell office:value-type="float" office:value="13.5" calcext:value-type="float">
            <text:p>13.5</text:p>
          </table:table-cell>
          <table:table-cell office:value-type="float" office:value="0.120107478817536" calcext:value-type="float">
            <text:p>0.12010747881753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.6" calcext:value-type="float">
            <text:p>13.6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26"/>
          <table:table-cell office:value-type="float" office:value="13.6" calcext:value-type="float">
            <text:p>13.6</text:p>
          </table:table-cell>
          <table:table-cell office:value-type="float" office:value="0.120107478817536" calcext:value-type="float">
            <text:p>0.12010747881753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.7" calcext:value-type="float">
            <text:p>13.7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26"/>
          <table:table-cell office:value-type="float" office:value="13.7" calcext:value-type="float">
            <text:p>13.7</text:p>
          </table:table-cell>
          <table:table-cell office:value-type="float" office:value="0.119337166846616" calcext:value-type="float">
            <text:p>0.1193371668466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.8" calcext:value-type="float">
            <text:p>13.8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26"/>
          <table:table-cell office:value-type="float" office:value="13.8" calcext:value-type="float">
            <text:p>13.8</text:p>
          </table:table-cell>
          <table:table-cell office:value-type="float" office:value="0.119337166846616" calcext:value-type="float">
            <text:p>0.1193371668466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.9" calcext:value-type="float">
            <text:p>13.9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26"/>
          <table:table-cell office:value-type="float" office:value="13.9" calcext:value-type="float">
            <text:p>13.9</text:p>
          </table:table-cell>
          <table:table-cell office:value-type="float" office:value="0.119337166846616" calcext:value-type="float">
            <text:p>0.1193371668466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26"/>
          <table:table-cell office:value-type="float" office:value="14" calcext:value-type="float">
            <text:p>14</text:p>
          </table:table-cell>
          <table:table-cell office:value-type="float" office:value="0.119337166846616" calcext:value-type="float">
            <text:p>0.1193371668466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4.1" calcext:value-type="float">
            <text:p>14.1</text:p>
          </table:table-cell>
          <table:table-cell office:value-type="float" office:value="0.118821921845044" calcext:value-type="float">
            <text:p>0.118821921845044</text:p>
          </table:table-cell>
          <table:table-cell table:number-columns-repeated="26"/>
          <table:table-cell office:value-type="float" office:value="14.1" calcext:value-type="float">
            <text:p>14.1</text:p>
          </table:table-cell>
          <table:table-cell office:value-type="float" office:value="0.119337166846616" calcext:value-type="float">
            <text:p>0.1193371668466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4.2" calcext:value-type="float">
            <text:p>14.2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26"/>
          <table:table-cell office:value-type="float" office:value="14.2" calcext:value-type="float">
            <text:p>14.2</text:p>
          </table:table-cell>
          <table:table-cell office:value-type="float" office:value="0.119337166846616" calcext:value-type="float">
            <text:p>0.1193371668466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4.3" calcext:value-type="float">
            <text:p>14.3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26"/>
          <table:table-cell office:value-type="float" office:value="14.3" calcext:value-type="float">
            <text:p>14.3</text:p>
          </table:table-cell>
          <table:table-cell office:value-type="float" office:value="0.119337166846616" calcext:value-type="float">
            <text:p>0.1193371668466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4.4" calcext:value-type="float">
            <text:p>14.4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26"/>
          <table:table-cell office:value-type="float" office:value="14.4" calcext:value-type="float">
            <text:p>14.4</text:p>
          </table:table-cell>
          <table:table-cell office:value-type="float" office:value="0.119337166846616" calcext:value-type="float">
            <text:p>0.1193371668466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4.5" calcext:value-type="float">
            <text:p>14.5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26"/>
          <table:table-cell office:value-type="float" office:value="14.5" calcext:value-type="float">
            <text:p>14.5</text:p>
          </table:table-cell>
          <table:table-cell office:value-type="float" office:value="0.119337166846616" calcext:value-type="float">
            <text:p>0.1193371668466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4.6" calcext:value-type="float">
            <text:p>14.6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26"/>
          <table:table-cell office:value-type="float" office:value="14.6" calcext:value-type="float">
            <text:p>14.6</text:p>
          </table:table-cell>
          <table:table-cell office:value-type="float" office:value="0.121820322399613" calcext:value-type="float">
            <text:p>0.12182032239961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4.7" calcext:value-type="float">
            <text:p>14.7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26"/>
          <table:table-cell office:value-type="float" office:value="14.7" calcext:value-type="float">
            <text:p>14.7</text:p>
          </table:table-cell>
          <table:table-cell office:value-type="float" office:value="0.121820322399613" calcext:value-type="float">
            <text:p>0.12182032239961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4.8" calcext:value-type="float">
            <text:p>14.8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26"/>
          <table:table-cell office:value-type="float" office:value="14.8" calcext:value-type="float">
            <text:p>14.8</text:p>
          </table:table-cell>
          <table:table-cell office:value-type="float" office:value="0.121820322399613" calcext:value-type="float">
            <text:p>0.12182032239961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4.9" calcext:value-type="float">
            <text:p>14.9</text:p>
          </table:table-cell>
          <table:table-cell office:value-type="float" office:value="0.119411723567972" calcext:value-type="float">
            <text:p>0.119411723567972</text:p>
          </table:table-cell>
          <table:table-cell table:number-columns-repeated="26"/>
          <table:table-cell office:value-type="float" office:value="14.9" calcext:value-type="float">
            <text:p>14.9</text:p>
          </table:table-cell>
          <table:table-cell office:value-type="float" office:value="0.121820322399613" calcext:value-type="float">
            <text:p>0.12182032239961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26"/>
          <table:table-cell office:value-type="float" office:value="15" calcext:value-type="float">
            <text:p>15</text:p>
          </table:table-cell>
          <table:table-cell office:value-type="float" office:value="0.121820322399613" calcext:value-type="float">
            <text:p>0.12182032239961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.1" calcext:value-type="float">
            <text:p>15.1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26"/>
          <table:table-cell office:value-type="float" office:value="15.1" calcext:value-type="float">
            <text:p>15.1</text:p>
          </table:table-cell>
          <table:table-cell office:value-type="float" office:value="0.121820322399613" calcext:value-type="float">
            <text:p>0.12182032239961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.2" calcext:value-type="float">
            <text:p>15.2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26"/>
          <table:table-cell office:value-type="float" office:value="15.2" calcext:value-type="float">
            <text:p>15.2</text:p>
          </table:table-cell>
          <table:table-cell office:value-type="float" office:value="0.121820322399613" calcext:value-type="float">
            <text:p>0.12182032239961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.3" calcext:value-type="float">
            <text:p>15.3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26"/>
          <table:table-cell office:value-type="float" office:value="15.3" calcext:value-type="float">
            <text:p>15.3</text:p>
          </table:table-cell>
          <table:table-cell office:value-type="float" office:value="0.121820322399613" calcext:value-type="float">
            <text:p>0.12182032239961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.4" calcext:value-type="float">
            <text:p>15.4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26"/>
          <table:table-cell office:value-type="float" office:value="15.4" calcext:value-type="float">
            <text:p>15.4</text:p>
          </table:table-cell>
          <table:table-cell office:value-type="float" office:value="0.121820322399613" calcext:value-type="float">
            <text:p>0.12182032239961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.5" calcext:value-type="float">
            <text:p>15.5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26"/>
          <table:table-cell office:value-type="float" office:value="15.5" calcext:value-type="float">
            <text:p>15.5</text:p>
          </table:table-cell>
          <table:table-cell office:value-type="float" office:value="0.12146605273467" calcext:value-type="float">
            <text:p>0.12146605273467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.6" calcext:value-type="float">
            <text:p>15.6</text:p>
          </table:table-cell>
          <table:table-cell office:value-type="float" office:value="0.118206042953315" calcext:value-type="float">
            <text:p>0.118206042953315</text:p>
          </table:table-cell>
          <table:table-cell table:number-columns-repeated="26"/>
          <table:table-cell office:value-type="float" office:value="15.6" calcext:value-type="float">
            <text:p>15.6</text:p>
          </table:table-cell>
          <table:table-cell office:value-type="float" office:value="0.12146605273467" calcext:value-type="float">
            <text:p>0.12146605273467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.7" calcext:value-type="float">
            <text:p>15.7</text:p>
          </table:table-cell>
          <table:table-cell office:value-type="float" office:value="0.117892220035382" calcext:value-type="float">
            <text:p>0.117892220035382</text:p>
          </table:table-cell>
          <table:table-cell table:number-columns-repeated="26"/>
          <table:table-cell office:value-type="float" office:value="15.7" calcext:value-type="float">
            <text:p>15.7</text:p>
          </table:table-cell>
          <table:table-cell office:value-type="float" office:value="0.12146605273467" calcext:value-type="float">
            <text:p>0.12146605273467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.8" calcext:value-type="float">
            <text:p>15.8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26"/>
          <table:table-cell office:value-type="float" office:value="15.8" calcext:value-type="float">
            <text:p>15.8</text:p>
          </table:table-cell>
          <table:table-cell office:value-type="float" office:value="0.117805663392651" calcext:value-type="float">
            <text:p>0.11780566339265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.9" calcext:value-type="float">
            <text:p>15.9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26"/>
          <table:table-cell office:value-type="float" office:value="15.9" calcext:value-type="float">
            <text:p>15.9</text:p>
          </table:table-cell>
          <table:table-cell office:value-type="float" office:value="0.117805663392651" calcext:value-type="float">
            <text:p>0.11780566339265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26"/>
          <table:table-cell office:value-type="float" office:value="16" calcext:value-type="float">
            <text:p>16</text:p>
          </table:table-cell>
          <table:table-cell office:value-type="float" office:value="0.117805663392651" calcext:value-type="float">
            <text:p>0.11780566339265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6.1" calcext:value-type="float">
            <text:p>16.1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26"/>
          <table:table-cell office:value-type="float" office:value="16.1" calcext:value-type="float">
            <text:p>16.1</text:p>
          </table:table-cell>
          <table:table-cell office:value-type="float" office:value="0.117805663392651" calcext:value-type="float">
            <text:p>0.11780566339265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6.2" calcext:value-type="float">
            <text:p>16.2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26"/>
          <table:table-cell office:value-type="float" office:value="16.2" calcext:value-type="float">
            <text:p>16.2</text:p>
          </table:table-cell>
          <table:table-cell office:value-type="float" office:value="0.117805663392651" calcext:value-type="float">
            <text:p>0.11780566339265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6.3" calcext:value-type="float">
            <text:p>16.3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26"/>
          <table:table-cell office:value-type="float" office:value="16.3" calcext:value-type="float">
            <text:p>16.3</text:p>
          </table:table-cell>
          <table:table-cell office:value-type="float" office:value="0.117805663392651" calcext:value-type="float">
            <text:p>0.11780566339265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6.4" calcext:value-type="float">
            <text:p>16.4</text:p>
          </table:table-cell>
          <table:table-cell office:value-type="float" office:value="0.114745513653629" calcext:value-type="float">
            <text:p>0.114745513653629</text:p>
          </table:table-cell>
          <table:table-cell table:number-columns-repeated="26"/>
          <table:table-cell office:value-type="float" office:value="16.4" calcext:value-type="float">
            <text:p>16.4</text:p>
          </table:table-cell>
          <table:table-cell office:value-type="float" office:value="0.117805663392651" calcext:value-type="float">
            <text:p>0.11780566339265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6.5" calcext:value-type="float">
            <text:p>16.5</text:p>
          </table:table-cell>
          <table:table-cell office:value-type="float" office:value="0.115917495152541" calcext:value-type="float">
            <text:p>0.115917495152541</text:p>
          </table:table-cell>
          <table:table-cell table:number-columns-repeated="26"/>
          <table:table-cell office:value-type="float" office:value="16.5" calcext:value-type="float">
            <text:p>16.5</text:p>
          </table:table-cell>
          <table:table-cell office:value-type="float" office:value="0.117805663392651" calcext:value-type="float">
            <text:p>0.11780566339265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6.6" calcext:value-type="float">
            <text:p>16.6</text:p>
          </table:table-cell>
          <table:table-cell office:value-type="float" office:value="0.115174433225298" calcext:value-type="float">
            <text:p>0.115174433225298</text:p>
          </table:table-cell>
          <table:table-cell table:number-columns-repeated="26"/>
          <table:table-cell office:value-type="float" office:value="16.6" calcext:value-type="float">
            <text:p>16.6</text:p>
          </table:table-cell>
          <table:table-cell office:value-type="float" office:value="0.110681294665383" calcext:value-type="float">
            <text:p>0.1106812946653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6.7" calcext:value-type="float">
            <text:p>16.7</text:p>
          </table:table-cell>
          <table:table-cell office:value-type="float" office:value="0.115174433225298" calcext:value-type="float">
            <text:p>0.115174433225298</text:p>
          </table:table-cell>
          <table:table-cell table:number-columns-repeated="26"/>
          <table:table-cell office:value-type="float" office:value="16.7" calcext:value-type="float">
            <text:p>16.7</text:p>
          </table:table-cell>
          <table:table-cell office:value-type="float" office:value="0.110681294665383" calcext:value-type="float">
            <text:p>0.1106812946653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6.8" calcext:value-type="float">
            <text:p>16.8</text:p>
          </table:table-cell>
          <table:table-cell office:value-type="float" office:value="0.115174433225298" calcext:value-type="float">
            <text:p>0.115174433225298</text:p>
          </table:table-cell>
          <table:table-cell table:number-columns-repeated="26"/>
          <table:table-cell office:value-type="float" office:value="16.8" calcext:value-type="float">
            <text:p>16.8</text:p>
          </table:table-cell>
          <table:table-cell office:value-type="float" office:value="0.110681294665383" calcext:value-type="float">
            <text:p>0.1106812946653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6.9" calcext:value-type="float">
            <text:p>16.9</text:p>
          </table:table-cell>
          <table:table-cell office:value-type="float" office:value="0.115174433225298" calcext:value-type="float">
            <text:p>0.115174433225298</text:p>
          </table:table-cell>
          <table:table-cell table:number-columns-repeated="26"/>
          <table:table-cell office:value-type="float" office:value="16.9" calcext:value-type="float">
            <text:p>16.9</text:p>
          </table:table-cell>
          <table:table-cell office:value-type="float" office:value="0.110681294665383" calcext:value-type="float">
            <text:p>0.1106812946653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26"/>
          <table:table-cell office:value-type="float" office:value="17" calcext:value-type="float">
            <text:p>17</text:p>
          </table:table-cell>
          <table:table-cell office:value-type="float" office:value="0.110681294665383" calcext:value-type="float">
            <text:p>0.1106812946653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7.1" calcext:value-type="float">
            <text:p>17.1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26"/>
          <table:table-cell office:value-type="float" office:value="17.1" calcext:value-type="float">
            <text:p>17.1</text:p>
          </table:table-cell>
          <table:table-cell office:value-type="float" office:value="0.110681294665383" calcext:value-type="float">
            <text:p>0.1106812946653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7.2" calcext:value-type="float">
            <text:p>17.2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26"/>
          <table:table-cell office:value-type="float" office:value="17.2" calcext:value-type="float">
            <text:p>17.2</text:p>
          </table:table-cell>
          <table:table-cell office:value-type="float" office:value="0.110681294665383" calcext:value-type="float">
            <text:p>0.1106812946653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7.3" calcext:value-type="float">
            <text:p>17.3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26"/>
          <table:table-cell office:value-type="float" office:value="17.3" calcext:value-type="float">
            <text:p>17.3</text:p>
          </table:table-cell>
          <table:table-cell office:value-type="float" office:value="0.110681294665383" calcext:value-type="float">
            <text:p>0.1106812946653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7.4" calcext:value-type="float">
            <text:p>17.4</text:p>
          </table:table-cell>
          <table:table-cell office:value-type="float" office:value="0.115143434906959" calcext:value-type="float">
            <text:p>0.115143434906959</text:p>
          </table:table-cell>
          <table:table-cell table:number-columns-repeated="26"/>
          <table:table-cell office:value-type="float" office:value="17.4" calcext:value-type="float">
            <text:p>17.4</text:p>
          </table:table-cell>
          <table:table-cell office:value-type="float" office:value="0.110681294665383" calcext:value-type="float">
            <text:p>0.1106812946653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7.5" calcext:value-type="float">
            <text:p>17.5</text:p>
          </table:table-cell>
          <table:table-cell office:value-type="float" office:value="0.115236230229839" calcext:value-type="float">
            <text:p>0.115236230229839</text:p>
          </table:table-cell>
          <table:table-cell table:number-columns-repeated="26"/>
          <table:table-cell office:value-type="float" office:value="17.5" calcext:value-type="float">
            <text:p>17.5</text:p>
          </table:table-cell>
          <table:table-cell office:value-type="float" office:value="0.110681294665383" calcext:value-type="float">
            <text:p>0.1106812946653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7.6" calcext:value-type="float">
            <text:p>17.6</text:p>
          </table:table-cell>
          <table:table-cell office:value-type="float" office:value="0.115236230229839" calcext:value-type="float">
            <text:p>0.115236230229839</text:p>
          </table:table-cell>
          <table:table-cell table:number-columns-repeated="26"/>
          <table:table-cell office:value-type="float" office:value="17.6" calcext:value-type="float">
            <text:p>17.6</text:p>
          </table:table-cell>
          <table:table-cell office:value-type="float" office:value="0.110681294665383" calcext:value-type="float">
            <text:p>0.1106812946653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7.7" calcext:value-type="float">
            <text:p>17.7</text:p>
          </table:table-cell>
          <table:table-cell office:value-type="float" office:value="0.115236230229839" calcext:value-type="float">
            <text:p>0.115236230229839</text:p>
          </table:table-cell>
          <table:table-cell table:number-columns-repeated="26"/>
          <table:table-cell office:value-type="float" office:value="17.7" calcext:value-type="float">
            <text:p>17.7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7.8" calcext:value-type="float">
            <text:p>17.8</text:p>
          </table:table-cell>
          <table:table-cell office:value-type="float" office:value="0.115236230229839" calcext:value-type="float">
            <text:p>0.115236230229839</text:p>
          </table:table-cell>
          <table:table-cell table:number-columns-repeated="26"/>
          <table:table-cell office:value-type="float" office:value="17.8" calcext:value-type="float">
            <text:p>17.8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7.9" calcext:value-type="float">
            <text:p>17.9</text:p>
          </table:table-cell>
          <table:table-cell office:value-type="float" office:value="0.115236230229839" calcext:value-type="float">
            <text:p>0.115236230229839</text:p>
          </table:table-cell>
          <table:table-cell table:number-columns-repeated="26"/>
          <table:table-cell office:value-type="float" office:value="17.9" calcext:value-type="float">
            <text:p>17.9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0.111075222448094" calcext:value-type="float">
            <text:p>0.111075222448094</text:p>
          </table:table-cell>
          <table:table-cell table:number-columns-repeated="26"/>
          <table:table-cell office:value-type="float" office:value="18" calcext:value-type="float">
            <text:p>18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8.1" calcext:value-type="float">
            <text:p>18.1</text:p>
          </table:table-cell>
          <table:table-cell office:value-type="float" office:value="0.111075222448094" calcext:value-type="float">
            <text:p>0.111075222448094</text:p>
          </table:table-cell>
          <table:table-cell table:number-columns-repeated="26"/>
          <table:table-cell office:value-type="float" office:value="18.1" calcext:value-type="float">
            <text:p>18.1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8.2" calcext:value-type="float">
            <text:p>18.2</text:p>
          </table:table-cell>
          <table:table-cell office:value-type="float" office:value="0.111075222448094" calcext:value-type="float">
            <text:p>0.111075222448094</text:p>
          </table:table-cell>
          <table:table-cell table:number-columns-repeated="26"/>
          <table:table-cell office:value-type="float" office:value="18.2" calcext:value-type="float">
            <text:p>18.2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8.3" calcext:value-type="float">
            <text:p>18.3</text:p>
          </table:table-cell>
          <table:table-cell office:value-type="float" office:value="0.111075222448094" calcext:value-type="float">
            <text:p>0.111075222448094</text:p>
          </table:table-cell>
          <table:table-cell table:number-columns-repeated="26"/>
          <table:table-cell office:value-type="float" office:value="18.3" calcext:value-type="float">
            <text:p>18.3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8.4" calcext:value-type="float">
            <text:p>18.4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8.4" calcext:value-type="float">
            <text:p>18.4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8.5" calcext:value-type="float">
            <text:p>18.5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8.5" calcext:value-type="float">
            <text:p>18.5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8.6" calcext:value-type="float">
            <text:p>18.6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8.6" calcext:value-type="float">
            <text:p>18.6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8.7" calcext:value-type="float">
            <text:p>18.7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8.7" calcext:value-type="float">
            <text:p>18.7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8.8" calcext:value-type="float">
            <text:p>18.8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8.8" calcext:value-type="float">
            <text:p>18.8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8.9" calcext:value-type="float">
            <text:p>18.9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8.9" calcext:value-type="float">
            <text:p>18.9</text:p>
          </table:table-cell>
          <table:table-cell office:value-type="float" office:value="0.106596531218934" calcext:value-type="float">
            <text:p>0.10659653121893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9" calcext:value-type="float">
            <text:p>19</text:p>
          </table:table-cell>
          <table:table-cell office:value-type="float" office:value="0.103517828358969" calcext:value-type="float">
            <text:p>0.10351782835896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.1" calcext:value-type="float">
            <text:p>19.1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9.1" calcext:value-type="float">
            <text:p>19.1</text:p>
          </table:table-cell>
          <table:table-cell office:value-type="float" office:value="0.103517828358969" calcext:value-type="float">
            <text:p>0.10351782835896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.2" calcext:value-type="float">
            <text:p>19.2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9.2" calcext:value-type="float">
            <text:p>19.2</text:p>
          </table:table-cell>
          <table:table-cell office:value-type="float" office:value="0.103517828358969" calcext:value-type="float">
            <text:p>0.10351782835896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.3" calcext:value-type="float">
            <text:p>19.3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9.3" calcext:value-type="float">
            <text:p>19.3</text:p>
          </table:table-cell>
          <table:table-cell office:value-type="float" office:value="0.103517828358969" calcext:value-type="float">
            <text:p>0.10351782835896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.4" calcext:value-type="float">
            <text:p>19.4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9.4" calcext:value-type="float">
            <text:p>19.4</text:p>
          </table:table-cell>
          <table:table-cell office:value-type="float" office:value="0.103517828358969" calcext:value-type="float">
            <text:p>0.10351782835896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.5" calcext:value-type="float">
            <text:p>19.5</text:p>
          </table:table-cell>
          <table:table-cell office:value-type="float" office:value="0.110218078801215" calcext:value-type="float">
            <text:p>0.110218078801215</text:p>
          </table:table-cell>
          <table:table-cell table:number-columns-repeated="26"/>
          <table:table-cell office:value-type="float" office:value="19.5" calcext:value-type="float">
            <text:p>19.5</text:p>
          </table:table-cell>
          <table:table-cell office:value-type="float" office:value="0.103517828358969" calcext:value-type="float">
            <text:p>0.10351782835896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.6" calcext:value-type="float">
            <text:p>19.6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6"/>
          <table:table-cell office:value-type="float" office:value="19.6" calcext:value-type="float">
            <text:p>19.6</text:p>
          </table:table-cell>
          <table:table-cell office:value-type="float" office:value="0.103517828358969" calcext:value-type="float">
            <text:p>0.10351782835896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.7" calcext:value-type="float">
            <text:p>19.7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6"/>
          <table:table-cell office:value-type="float" office:value="19.7" calcext:value-type="float">
            <text:p>19.7</text:p>
          </table:table-cell>
          <table:table-cell office:value-type="float" office:value="0.103517828358969" calcext:value-type="float">
            <text:p>0.10351782835896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.8" calcext:value-type="float">
            <text:p>19.8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6"/>
          <table:table-cell office:value-type="float" office:value="19.8" calcext:value-type="float">
            <text:p>19.8</text:p>
          </table:table-cell>
          <table:table-cell office:value-type="float" office:value="0.103517828358969" calcext:value-type="float">
            <text:p>0.10351782835896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9.9" calcext:value-type="float">
            <text:p>19.9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6"/>
          <table:table-cell office:value-type="float" office:value="19.9" calcext:value-type="float">
            <text:p>19.9</text:p>
          </table:table-cell>
          <table:table-cell office:value-type="float" office:value="0.103517828358969" calcext:value-type="float">
            <text:p>0.10351782835896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6"/>
          <table:table-cell office:value-type="float" office:value="20" calcext:value-type="float">
            <text:p>20</text:p>
          </table:table-cell>
          <table:table-cell office:value-type="float" office:value="0.103517828358969" calcext:value-type="float">
            <text:p>0.10351782835896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0.1" calcext:value-type="float">
            <text:p>20.1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0.2" calcext:value-type="float">
            <text:p>20.2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0.3" calcext:value-type="float">
            <text:p>20.3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0.4" calcext:value-type="float">
            <text:p>20.4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0.5" calcext:value-type="float">
            <text:p>20.5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0.6" calcext:value-type="float">
            <text:p>20.6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0.7" calcext:value-type="float">
            <text:p>20.7</text:p>
          </table:table-cell>
          <table:table-cell office:value-type="float" office:value="0.110139869043087" calcext:value-type="float">
            <text:p>0.11013986904308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0.8" calcext:value-type="float">
            <text:p>20.8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0.9" calcext:value-type="float">
            <text:p>20.9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1.1" calcext:value-type="float">
            <text:p>21.1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1.2" calcext:value-type="float">
            <text:p>21.2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1.3" calcext:value-type="float">
            <text:p>21.3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1.4" calcext:value-type="float">
            <text:p>21.4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1.5" calcext:value-type="float">
            <text:p>21.5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1.6" calcext:value-type="float">
            <text:p>21.6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1.7" calcext:value-type="float">
            <text:p>21.7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1.8" calcext:value-type="float">
            <text:p>21.8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1.9" calcext:value-type="float">
            <text:p>21.9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0.11078610011209" calcext:value-type="float">
            <text:p>0.1107861001120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2.1" calcext:value-type="float">
            <text:p>22.1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2.2" calcext:value-type="float">
            <text:p>22.2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2.3" calcext:value-type="float">
            <text:p>22.3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2.4" calcext:value-type="float">
            <text:p>22.4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2.5" calcext:value-type="float">
            <text:p>22.5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2.6" calcext:value-type="float">
            <text:p>22.6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2.7" calcext:value-type="float">
            <text:p>22.7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2.8" calcext:value-type="float">
            <text:p>22.8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2.9" calcext:value-type="float">
            <text:p>22.9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3.1" calcext:value-type="float">
            <text:p>23.1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3.2" calcext:value-type="float">
            <text:p>23.2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3.3" calcext:value-type="float">
            <text:p>23.3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3.4" calcext:value-type="float">
            <text:p>23.4</text:p>
          </table:table-cell>
          <table:table-cell office:value-type="float" office:value="0.11026817091817" calcext:value-type="float">
            <text:p>0.11026817091817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3.5" calcext:value-type="float">
            <text:p>23.5</text:p>
          </table:table-cell>
          <table:table-cell office:value-type="float" office:value="0.109185594191569" calcext:value-type="float">
            <text:p>0.10918559419156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3.6" calcext:value-type="float">
            <text:p>23.6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3.7" calcext:value-type="float">
            <text:p>23.7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3.8" calcext:value-type="float">
            <text:p>23.8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3.9" calcext:value-type="float">
            <text:p>23.9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4.1" calcext:value-type="float">
            <text:p>24.1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4.2" calcext:value-type="float">
            <text:p>24.2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4.3" calcext:value-type="float">
            <text:p>24.3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4.4" calcext:value-type="float">
            <text:p>24.4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4.5" calcext:value-type="float">
            <text:p>24.5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4.6" calcext:value-type="float">
            <text:p>24.6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4.7" calcext:value-type="float">
            <text:p>24.7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4.8" calcext:value-type="float">
            <text:p>24.8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4.9" calcext:value-type="float">
            <text:p>24.9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0.101934596809244" calcext:value-type="float">
            <text:p>0.10193459680924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5.1" calcext:value-type="float">
            <text:p>25.1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5.2" calcext:value-type="float">
            <text:p>25.2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5.3" calcext:value-type="float">
            <text:p>25.3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5.4" calcext:value-type="float">
            <text:p>25.4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5.5" calcext:value-type="float">
            <text:p>25.5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5.6" calcext:value-type="float">
            <text:p>25.6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5.7" calcext:value-type="float">
            <text:p>25.7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5.8" calcext:value-type="float">
            <text:p>25.8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5.9" calcext:value-type="float">
            <text:p>25.9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6.1" calcext:value-type="float">
            <text:p>26.1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6.2" calcext:value-type="float">
            <text:p>26.2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6.3" calcext:value-type="float">
            <text:p>26.3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6.4" calcext:value-type="float">
            <text:p>26.4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6.5" calcext:value-type="float">
            <text:p>26.5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6.6" calcext:value-type="float">
            <text:p>26.6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6.7" calcext:value-type="float">
            <text:p>26.7</text:p>
          </table:table-cell>
          <table:table-cell office:value-type="float" office:value="0.102729135315736" calcext:value-type="float">
            <text:p>0.102729135315736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6.8" calcext:value-type="float">
            <text:p>26.8</text:p>
          </table:table-cell>
          <table:table-cell office:value-type="float" office:value="0.0890314171078992" calcext:value-type="float">
            <text:p>0.0890314171078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6.9" calcext:value-type="float">
            <text:p>26.9</text:p>
          </table:table-cell>
          <table:table-cell office:value-type="float" office:value="0.0890314171078992" calcext:value-type="float">
            <text:p>0.0890314171078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0.0890314171078992" calcext:value-type="float">
            <text:p>0.0890314171078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7.1" calcext:value-type="float">
            <text:p>27.1</text:p>
          </table:table-cell>
          <table:table-cell office:value-type="float" office:value="0.0890314171078992" calcext:value-type="float">
            <text:p>0.089031417107899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7.2" calcext:value-type="float">
            <text:p>27.2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7.3" calcext:value-type="float">
            <text:p>27.3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7.4" calcext:value-type="float">
            <text:p>27.4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7.5" calcext:value-type="float">
            <text:p>27.5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7.6" calcext:value-type="float">
            <text:p>27.6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7.7" calcext:value-type="float">
            <text:p>27.7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7.8" calcext:value-type="float">
            <text:p>27.8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7.9" calcext:value-type="float">
            <text:p>27.9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8.1" calcext:value-type="float">
            <text:p>28.1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8.2" calcext:value-type="float">
            <text:p>28.2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8.3" calcext:value-type="float">
            <text:p>28.3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8.4" calcext:value-type="float">
            <text:p>28.4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8.5" calcext:value-type="float">
            <text:p>28.5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8.6" calcext:value-type="float">
            <text:p>28.6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8.7" calcext:value-type="float">
            <text:p>28.7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8.8" calcext:value-type="float">
            <text:p>28.8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8.9" calcext:value-type="float">
            <text:p>28.9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9.1" calcext:value-type="float">
            <text:p>29.1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9.2" calcext:value-type="float">
            <text:p>29.2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9.3" calcext:value-type="float">
            <text:p>29.3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9.4" calcext:value-type="float">
            <text:p>29.4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9.5" calcext:value-type="float">
            <text:p>29.5</text:p>
          </table:table-cell>
          <table:table-cell office:value-type="float" office:value="0.0894834056620029" calcext:value-type="float">
            <text:p>0.089483405662003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9.6" calcext:value-type="float">
            <text:p>29.6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9.7" calcext:value-type="float">
            <text:p>29.7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9.8" calcext:value-type="float">
            <text:p>29.8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29.9" calcext:value-type="float">
            <text:p>29.9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0.0880617294237506" calcext:value-type="float">
            <text:p>0.088061729423751</text:p>
          </table:table-cell>
          <table:table-cell table:number-columns-repeated="29"/>
        </table:table-row>
      </table:table>
      <table:table table:name="descriptor map" table:style-name="ta1">
        <table:shapes>
          <draw:frame draw:z-index="0" draw:style-name="gr1" draw:text-style-name="P1" svg:width="234.34mm" svg:height="163.47mm" svg:x="148.74mm" svg:y="14.44mm">
            <draw:object draw:notify-on-update-of-ranges="'descriptor map'.A3:'descriptor map'.A3 'descriptor map'.A4:'descriptor map'.A7 'descriptor map'.B3:'descriptor map'.B3 'descriptor map'.B4:'descriptor map'.B7 'descriptor map'.C3:'descriptor map'.C3 'descriptor map'.C4:'descriptor map'.C7 'descriptor map'.D3:'descriptor map'.D3 'descriptor map'.D4:'descriptor map'.D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9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Mahalanobis</text:p>
          </table:table-cell>
        </table:table-row>
        <table:table-row table:style-name="ro1">
          <table:table-cell office:value-type="string" calcext:value-type="string">
            <text:p>Colour Histogram</text:p>
          </table:table-cell>
          <table:table-cell table:formula="of:=ROUND(MAX([$colourHistogram.AA5:$colourHistogram.AA49]); 4)" office:value-type="float" office:value="0.1671" calcext:value-type="float">
            <text:p>0.1671</text:p>
          </table:table-cell>
          <table:table-cell table:formula="of:=ROUND(MAX([$colourHistogram.AB5:$colourHistogram.AB49]); 4)" office:value-type="float" office:value="0.1446" calcext:value-type="float">
            <text:p>0.1446</text:p>
          </table:table-cell>
          <table:table-cell table:formula="of:=ROUND([$colourHistogram.AO5]; 4)" office:value-type="float" office:value="0.1525" calcext:value-type="float">
            <text:p>0.1525</text:p>
          </table:table-cell>
        </table:table-row>
        <table:table-row table:style-name="ro1">
          <table:table-cell office:value-type="string" calcext:value-type="string">
            <text:p>Spatial Colour</text:p>
          </table:table-cell>
          <table:table-cell table:formula="of:=ROUND([$spatialColour.C25]; 4)" office:value-type="float" office:value="0.1592" calcext:value-type="float">
            <text:p>0.1592</text:p>
          </table:table-cell>
          <table:table-cell table:style-name="ce4" table:formula="of:=ROUND([$spatialColour.E5]; 4)" office:value-type="float" office:value="0.1543" calcext:value-type="float">
            <text:p>0.1543</text:p>
          </table:table-cell>
          <table:table-cell table:formula="of:=ROUND([$spatialColour.C26]; 4)" office:value-type="float" office:value="0.1598" calcext:value-type="float">
            <text:p>0.1598</text:p>
          </table:table-cell>
        </table:table-row>
        <table:table-row table:style-name="ro1">
          <table:table-cell office:value-type="string" calcext:value-type="string">
            <text:p>Spatial Texture</text:p>
          </table:table-cell>
          <table:table-cell table:formula="of:=ROUND([$spatialTexture.I3]; 4)" office:value-type="float" office:value="0.2341" calcext:value-type="float">
            <text:p>0.2341</text:p>
          </table:table-cell>
          <table:table-cell table:formula="of:=ROUND([$spatialTexture.H3]; 4)" office:value-type="float" office:value="0.2137" calcext:value-type="float">
            <text:p>0.2137</text:p>
          </table:table-cell>
          <table:table-cell table:formula="of:=ROUND([$spatialTexture.J3]; 4)" office:value-type="float" office:value="0.1438" calcext:value-type="float">
            <text:p>0.1438</text:p>
          </table:table-cell>
        </table:table-row>
        <table:table-row table:style-name="ro1">
          <table:table-cell office:value-type="string" calcext:value-type="string">
            <text:p>Spatial Colour and Texture</text:p>
          </table:table-cell>
          <table:table-cell table:formula="of:=ROUND([$spatialColourTexture.C16]; 4)" office:value-type="float" office:value="0.256" calcext:value-type="float">
            <text:p>0.256</text:p>
          </table:table-cell>
          <table:table-cell table:formula="of:=ROUND([$spatialColourTexture.E5]; 4)" office:value-type="float" office:value="0.2149" calcext:value-type="float">
            <text:p>0.2149</text:p>
          </table:table-cell>
          <table:table-cell table:style-name="ce4" table:formula="of:=ROUND(MAX([$PCA.M6:$PCA.M306]); 4)" office:value-type="float" office:value="0.2426" calcext:value-type="float">
            <text:p>0.2426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0.1446" calcext:value-type="float">
            <text:p>0.1446</text:p>
          </table:table-cell>
          <table:table-cell table:number-columns-repeated="3"/>
        </table:table-row>
        <table:table-row table:style-name="ro1">
          <table:table-cell table:style-name="ce4" table:formula="of:=ROUND(MAX([$colourHistogram.AA5:$colourHistogram.AA49]); 4)" office:value-type="float" office:value="0.1671" calcext:value-type="float">
            <text:p>0.1671</text:p>
          </table:table-cell>
          <table:table-cell table:number-columns-repeated="3"/>
        </table:table-row>
        <table:table-row table:style-name="ro1">
          <table:table-cell table:style-name="ce4" office:value-type="float" office:value="0.2137" calcext:value-type="float">
            <text:p>0.2137</text:p>
          </table:table-cell>
          <table:table-cell table:number-columns-repeated="3"/>
        </table:table-row>
        <table:table-row table:style-name="ro1">
          <table:table-cell table:style-name="ce4" office:value-type="float" office:value="0.2149" calcext:value-type="float">
            <text:p>0.21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6:13:09.620364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30T22:03:06.749123682</meta:creation-date>
    <dc:date>2019-12-03T02:56:43.145105725</dc:date>
    <meta:editing-duration>PT12H22M17S</meta:editing-duration>
    <meta:editing-cycles>43</meta:editing-cycles>
    <meta:generator>LibreOffice/6.3.2.2$Linux_X86_64 LibreOffice_project/30$Build-2</meta:generator>
    <meta:document-statistic meta:table-count="6" meta:cell-count="3892" meta:object-count="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tar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2cm" svg:height="11.47cm" xlink:href=".." xlink:type="simple" chart:class="chart:scatter" chart:style-name="ch1">
        <chart:title svg:x="2.991cm" svg:y="0.364cm" chart:style-name="ch2">
          <text:p>Global colour histogram mean average precision for varying bin count</text:p>
        </chart:title>
        <chart:legend chart:legend-position="end" svg:x="17.408cm" svg:y="4.924cm" style:legend-expansion="high" chart:style-name="ch3"/>
        <chart:plot-area chart:style-name="ch4" table:cell-range-address="colourHistogram.Z4:colourHistogram.AC49" chart:data-source-has-labels="row" svg:x="1.426cm" svg:y="1.378cm" svg:width="15.578cm" svg:height="8.871cm">
          <chartooo:coordinate-region svg:x="2.388cm" svg:y="1.582cm" svg:width="14.411cm" svg:height="8.011cm"/>
          <chart:axis chart:dimension="x" chart:name="primary-x" chart:style-name="ch5">
            <chart:title svg:x="7.634cm" svg:y="10.479cm" chart:style-name="ch6">
              <text:p>Histogram Bin Count</text:p>
            </chart:title>
          </chart:axis>
          <chart:axis chart:dimension="y" chart:name="primary-y" chart:style-name="ch7">
            <chart:title svg:x="0.451cm" svg:y="7.674cm" chart:style-name="ch8">
              <text:p>Mean Average Precision</text:p>
            </chart:title>
            <chart:grid chart:style-name="ch9" chart:class="major"/>
          </chart:axis>
          <chart:series chart:style-name="ch10" chart:values-cell-range-address="colourHistogram.AA5:colourHistogram.AA49" chart:label-cell-address="colourHistogram.AA4:colourHistogram.AA4" chart:class="chart:scatter">
            <chart:domain table:cell-range-address="colourHistogram.Z5:colourHistogram.Z49"/>
            <chart:data-point chart:repeated="45"/>
          </chart:series>
          <chart:series chart:style-name="ch11" chart:values-cell-range-address="colourHistogram.AB5:colourHistogram.AB49" chart:label-cell-address="colourHistogram.AB4:colourHistogram.AB4" chart:class="chart:scatter">
            <chart:data-point chart:repeated="22"/>
            <chart:data-point chart:style-name="ch12"/>
            <chart:data-point chart:repeated="22"/>
          </chart:series>
          <chart:series chart:style-name="ch13" chart:values-cell-range-address="colourHistogram.AC5:colourHistogram.AC49" chart:label-cell-address="colourHistogram.AC4:colourHistogram.AC4" chart:class="chart:scatter">
            <chart:data-point chart:repeated="4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L1</text:p>
                <draw:g>
                  <svg:desc>colourHistogram.AA4:colourHistogram.AA4</svg:desc>
                </draw:g>
              </table:table-cell>
              <table:table-cell office:value-type="string">
                <text:p>Euclidean</text:p>
                <draw:g>
                  <svg:desc>colourHistogram.AB4:colourHistogram.AB4</svg:desc>
                </draw:g>
              </table:table-cell>
              <table:table-cell office:value-type="string">
                <text:p>Mahalanobis</text:p>
                <draw:g>
                  <svg:desc>colourHistogram.AC4:colourHistogram.A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lourHistogram.Z5:colourHistogram.Z49</svg:desc>
                </draw:g>
              </table:table-cell>
              <table:table-cell office:value-type="float" office:value="0.120446041934112">
                <text:p>0.120446041934112</text:p>
                <draw:g>
                  <svg:desc>colourHistogram.AA5:colourHistogram.AA49</svg:desc>
                </draw:g>
              </table:table-cell>
              <table:table-cell office:value-type="float" office:value="0.120446041934112">
                <text:p>0.120446041934112</text:p>
                <draw:g>
                  <svg:desc>colourHistogram.AB5:colourHistogram.AB49</svg:desc>
                </draw:g>
              </table:table-cell>
              <table:table-cell office:value-type="float" office:value="0.120446041934112">
                <text:p>0.120446041934112</text:p>
                <draw:g>
                  <svg:desc>colourHistogram.AC5:colourHistogram.A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3998096912248">
                <text:p>0.123998096912248</text:p>
              </table:table-cell>
              <table:table-cell office:value-type="float" office:value="0.122036644821085">
                <text:p>0.122036644821085</text:p>
              </table:table-cell>
              <table:table-cell office:value-type="float" office:value="0.12210147550716">
                <text:p>0.12210147550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9204791400542">
                <text:p>0.109204791400542</text:p>
              </table:table-cell>
              <table:table-cell office:value-type="float" office:value="0.104887261664994">
                <text:p>0.104887261664994</text:p>
              </table:table-cell>
              <table:table-cell office:value-type="float" office:value="0.105276741975648">
                <text:p>0.105276741975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3306559554738">
                <text:p>0.13306559554738</text:p>
              </table:table-cell>
              <table:table-cell office:value-type="float" office:value="0.126010342369976">
                <text:p>0.126010342369976</text:p>
              </table:table-cell>
              <table:table-cell office:value-type="float" office:value="0.118688005247139">
                <text:p>0.118688005247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2146820405239">
                <text:p>0.152146820405239</text:p>
              </table:table-cell>
              <table:table-cell office:value-type="float" office:value="0.144644958223468">
                <text:p>0.144644958223468</text:p>
              </table:table-cell>
              <table:table-cell office:value-type="float" office:value="0.152460733789203">
                <text:p>0.152460733789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54257031268308">
                <text:p>0.154257031268308</text:p>
              </table:table-cell>
              <table:table-cell office:value-type="float" office:value="0.13997950700725">
                <text:p>0.13997950700725</text:p>
              </table:table-cell>
              <table:table-cell office:value-type="float" office:value="0.139662128728171">
                <text:p>0.139662128728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481109143919">
                <text:p>0.1481109143919</text:p>
              </table:table-cell>
              <table:table-cell office:value-type="float" office:value="0.138143021488532">
                <text:p>0.138143021488532</text:p>
              </table:table-cell>
              <table:table-cell office:value-type="float" office:value="0.137122866273028">
                <text:p>0.137122866273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42768454638591">
                <text:p>0.142768454638591</text:p>
              </table:table-cell>
              <table:table-cell office:value-type="float" office:value="0.124046725674837">
                <text:p>0.124046725674837</text:p>
              </table:table-cell>
              <table:table-cell office:value-type="float" office:value="0.121349611454459">
                <text:p>0.121349611454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42310183600939">
                <text:p>0.142310183600939</text:p>
              </table:table-cell>
              <table:table-cell office:value-type="float" office:value="0.123521493433612">
                <text:p>0.123521493433612</text:p>
              </table:table-cell>
              <table:table-cell office:value-type="float" office:value="0.129200506513394">
                <text:p>0.129200506513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55133302706283">
                <text:p>0.155133302706283</text:p>
              </table:table-cell>
              <table:table-cell office:value-type="float" office:value="0.132031593186733">
                <text:p>0.132031593186733</text:p>
              </table:table-cell>
              <table:table-cell office:value-type="float" office:value="0.12899557974317">
                <text:p>0.12899557974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59952370138737">
                <text:p>0.159952370138737</text:p>
              </table:table-cell>
              <table:table-cell office:value-type="float" office:value="0.136030619369085">
                <text:p>0.136030619369085</text:p>
              </table:table-cell>
              <table:table-cell office:value-type="float" office:value="0.129152093431815">
                <text:p>0.129152093431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5218018288621">
                <text:p>0.15218018288621</text:p>
              </table:table-cell>
              <table:table-cell office:value-type="float" office:value="0.128818913864675">
                <text:p>0.128818913864675</text:p>
              </table:table-cell>
              <table:table-cell office:value-type="float" office:value="0.127865211744417">
                <text:p>0.127865211744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54842953767783">
                <text:p>0.154842953767783</text:p>
              </table:table-cell>
              <table:table-cell office:value-type="float" office:value="0.126502617592079">
                <text:p>0.126502617592079</text:p>
              </table:table-cell>
              <table:table-cell office:value-type="float" office:value="0.118649416089617">
                <text:p>0.1186494160896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61051418745658">
                <text:p>0.161051418745658</text:p>
              </table:table-cell>
              <table:table-cell office:value-type="float" office:value="0.129894552010418">
                <text:p>0.129894552010418</text:p>
              </table:table-cell>
              <table:table-cell office:value-type="float" office:value="0.125347735700457">
                <text:p>0.125347735700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67072329800748">
                <text:p>0.167072329800748</text:p>
              </table:table-cell>
              <table:table-cell office:value-type="float" office:value="0.13026789224575">
                <text:p>0.13026789224575</text:p>
              </table:table-cell>
              <table:table-cell office:value-type="float" office:value="0.126435859884171">
                <text:p>0.126435859884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60827664807655">
                <text:p>0.160827664807655</text:p>
              </table:table-cell>
              <table:table-cell office:value-type="float" office:value="0.123447502742563">
                <text:p>0.123447502742563</text:p>
              </table:table-cell>
              <table:table-cell office:value-type="float" office:value="0.123412713272751">
                <text:p>0.1234127132727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64362261666687">
                <text:p>0.164362261666687</text:p>
              </table:table-cell>
              <table:table-cell office:value-type="float" office:value="0.12674735269922">
                <text:p>0.12674735269922</text:p>
              </table:table-cell>
              <table:table-cell office:value-type="float" office:value="0.118355471083547">
                <text:p>0.118355471083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66785688605479">
                <text:p>0.166785688605479</text:p>
              </table:table-cell>
              <table:table-cell office:value-type="float" office:value="0.126384466704904">
                <text:p>0.126384466704904</text:p>
              </table:table-cell>
              <table:table-cell office:value-type="float" office:value="0.120443491630761">
                <text:p>0.1204434916307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60263591228962">
                <text:p>0.160263591228962</text:p>
              </table:table-cell>
              <table:table-cell office:value-type="float" office:value="0.121441399275155">
                <text:p>0.121441399275155</text:p>
              </table:table-cell>
              <table:table-cell office:value-type="float" office:value="0.114037921846709">
                <text:p>0.114037921846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62020332299443">
                <text:p>0.162020332299443</text:p>
              </table:table-cell>
              <table:table-cell office:value-type="float" office:value="0.11313031539861">
                <text:p>0.11313031539861</text:p>
              </table:table-cell>
              <table:table-cell office:value-type="float" office:value="0.109468015708377">
                <text:p>0.1094680157083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59940936800319">
                <text:p>0.159940936800319</text:p>
              </table:table-cell>
              <table:table-cell office:value-type="float" office:value="0.117558907568298">
                <text:p>0.117558907568298</text:p>
              </table:table-cell>
              <table:table-cell office:value-type="float" office:value="0.109071154718215">
                <text:p>0.109071154718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62278095218267">
                <text:p>0.162278095218267</text:p>
              </table:table-cell>
              <table:table-cell office:value-type="float" office:value="0.118583219097783">
                <text:p>0.118583219097783</text:p>
              </table:table-cell>
              <table:table-cell office:value-type="float" office:value="0.113501818878984">
                <text:p>0.113501818878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59034791205028">
                <text:p>0.159034791205028</text:p>
              </table:table-cell>
              <table:table-cell office:value-type="float" office:value="0.119144844084146">
                <text:p>0.119144844084146</text:p>
              </table:table-cell>
              <table:table-cell office:value-type="float" office:value="0.116149501061434">
                <text:p>0.116149501061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63897117577515">
                <text:p>0.163897117577515</text:p>
              </table:table-cell>
              <table:table-cell office:value-type="float" office:value="0.12029744651725">
                <text:p>0.12029744651725</text:p>
              </table:table-cell>
              <table:table-cell office:value-type="float" office:value="0.116692290117904">
                <text:p>0.116692290117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60888402038757">
                <text:p>0.160888402038757</text:p>
              </table:table-cell>
              <table:table-cell office:value-type="float" office:value="0.118319047688269">
                <text:p>0.118319047688269</text:p>
              </table:table-cell>
              <table:table-cell office:value-type="float" office:value="0.113513208204372">
                <text:p>0.113513208204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48801954927036">
                <text:p>0.148801954927036</text:p>
              </table:table-cell>
              <table:table-cell office:value-type="float" office:value="0.111282156475003">
                <text:p>0.111282156475003</text:p>
              </table:table-cell>
              <table:table-cell office:value-type="float" office:value="0.101861896271327">
                <text:p>0.101861896271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48993701648752">
                <text:p>0.148993701648752</text:p>
              </table:table-cell>
              <table:table-cell office:value-type="float" office:value="0.106741539292381">
                <text:p>0.106741539292381</text:p>
              </table:table-cell>
              <table:table-cell office:value-type="float" office:value="0.106253392869246">
                <text:p>0.106253392869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5305577208853">
                <text:p>0.15305577208853</text:p>
              </table:table-cell>
              <table:table-cell office:value-type="float" office:value="0.109781579642637">
                <text:p>0.109781579642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43317748930659">
                <text:p>0.143317748930659</text:p>
              </table:table-cell>
              <table:table-cell office:value-type="float" office:value="0.105742515705905">
                <text:p>0.105742515705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45351717869495">
                <text:p>0.145351717869495</text:p>
              </table:table-cell>
              <table:table-cell office:value-type="float" office:value="0.104896583681062">
                <text:p>0.10489658368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42097468137284">
                <text:p>0.142097468137284</text:p>
              </table:table-cell>
              <table:table-cell office:value-type="float" office:value="0.104704942191277">
                <text:p>0.10470494219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40527970679822">
                <text:p>0.140527970679822</text:p>
              </table:table-cell>
              <table:table-cell office:value-type="float" office:value="0.101475570822618">
                <text:p>0.10147557082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35214881666659">
                <text:p>0.135214881666659</text:p>
              </table:table-cell>
              <table:table-cell office:value-type="float" office:value="0.0991231342843856">
                <text:p>0.099123134284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36357515692144">
                <text:p>0.136357515692144</text:p>
              </table:table-cell>
              <table:table-cell office:value-type="float" office:value="0.0997950963827784">
                <text:p>0.099795096382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40700140472771">
                <text:p>0.140700140472771</text:p>
              </table:table-cell>
              <table:table-cell office:value-type="float" office:value="0.103104107024338">
                <text:p>0.103104107024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38598943748191">
                <text:p>0.138598943748191</text:p>
              </table:table-cell>
              <table:table-cell office:value-type="float" office:value="0.102849462539916">
                <text:p>0.102849462539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35788276491083">
                <text:p>0.135788276491083</text:p>
              </table:table-cell>
              <table:table-cell office:value-type="float" office:value="0.100422147688197">
                <text:p>0.100422147688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34293919190219">
                <text:p>0.134293919190219</text:p>
              </table:table-cell>
              <table:table-cell office:value-type="float" office:value="0.100798093844246">
                <text:p>0.100798093844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32848327301983">
                <text:p>0.132848327301983</text:p>
              </table:table-cell>
              <table:table-cell office:value-type="float" office:value="0.0995211531557291">
                <text:p>0.0995211531557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31591434956053">
                <text:p>0.131591434956053</text:p>
              </table:table-cell>
              <table:table-cell office:value-type="float" office:value="0.0961239008960811">
                <text:p>0.0961239008960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28494444319841">
                <text:p>0.128494444319841</text:p>
              </table:table-cell>
              <table:table-cell office:value-type="float" office:value="0.0946089579583946">
                <text:p>0.0946089579583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30167289144936">
                <text:p>0.130167289144936</text:p>
              </table:table-cell>
              <table:table-cell office:value-type="float" office:value="0.0941670271205735">
                <text:p>0.0941670271205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24101643482191">
                <text:p>0.124101643482191</text:p>
              </table:table-cell>
              <table:table-cell office:value-type="float" office:value="0.0887360295485891">
                <text:p>0.0887360295485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24302393109459">
                <text:p>0.124302393109459</text:p>
              </table:table-cell>
              <table:table-cell office:value-type="float" office:value="0.0867679509207879">
                <text:p>0.0867679509207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22293246594421">
                <text:p>0.122293246594421</text:p>
              </table:table-cell>
              <table:table-cell office:value-type="float" office:value="0.0896874031667113">
                <text:p>0.08968740316671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radial" draw:cx="50%" draw:cy="50%" draw:start="100%" draw:end="0%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516cm" svg:y="0.315cm" chart:style-name="ch2">
          <text:p>Spatial texture MAP for varying edge angle histogram bin count</text:p>
        </chart:title>
        <chart:plot-area chart:style-name="ch3" table:cell-range-address="spatialTexture.A4:spatialTexture.B22" svg:x="1.342cm" svg:y="1.28cm" svg:width="14.338cm" svg:height="6.548cm">
          <chartooo:coordinate-region svg:x="2.304cm" svg:y="1.484cm" svg:width="13.171cm" svg:height="5.688cm"/>
          <chart:axis chart:dimension="x" chart:name="primary-x" chart:style-name="ch4">
            <chart:title svg:x="7.73cm" svg:y="8.009cm" chart:style-name="ch5">
              <text:p>Bin Count</text:p>
            </chart:title>
          </chart:axis>
          <chart:axis chart:dimension="y" chart:name="primary-y" chart:style-name="ch4">
            <chart:title svg:x="0.451cm" svg:y="6.415cm" chart:style-name="ch6">
              <text:p>Mean Average Precision</text:p>
            </chart:title>
            <chart:grid chart:style-name="ch7" chart:class="major"/>
          </chart:axis>
          <chart:series chart:style-name="ch8" chart:values-cell-range-address="spatialTexture.B4:spatialTexture.B22" chart:class="chart:scatter">
            <chart:domain table:cell-range-address="spatialTexture.A4:spatialTexture.A22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atialTexture.A4:spatialTexture.A22</svg:desc>
                </draw:g>
              </table:table-cell>
              <table:table-cell office:value-type="float" office:value="0.120121612787363">
                <text:p>0.120121612787363</text:p>
                <draw:g>
                  <svg:desc>spatialTexture.B4:spatialTexture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34595457652872">
                <text:p>0.0734595457652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7105994540046">
                <text:p>0.137105994540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8302864365869">
                <text:p>0.088302864365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72151770112695">
                <text:p>0.172151770112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4998888259061">
                <text:p>0.14998888259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10093460567691">
                <text:p>0.210093460567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62156396921991">
                <text:p>0.162156396921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06009694752591">
                <text:p>0.20600969475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94782674348264">
                <text:p>0.194782674348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06066108376681">
                <text:p>0.206066108376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89001310736172">
                <text:p>0.189001310736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97542351307939">
                <text:p>0.1975423513079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95175092615052">
                <text:p>0.195175092615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95737901374382">
                <text:p>0.195737901374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9353860783673">
                <text:p>0.19353860783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87667548384295">
                <text:p>0.187667548384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89931186482027">
                <text:p>0.189931186482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8756204416172">
                <text:p>0.18756204416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19cm" svg:y="0.315cm" chart:style-name="ch2">
          <text:p>Spatial texture MAP for varying magnitude thresholds</text:p>
        </chart:title>
        <chart:plot-area chart:style-name="ch3" table:cell-range-address="spatialTexture.D4:spatialTexture.E23" svg:x="1.342cm" svg:y="1.28cm" svg:width="14.338cm" svg:height="6.548cm">
          <chartooo:coordinate-region svg:x="2.304cm" svg:y="1.484cm" svg:width="13.121cm" svg:height="5.688cm"/>
          <chart:axis chart:dimension="x" chart:name="primary-x" chart:style-name="ch4">
            <chart:title svg:x="6.917cm" svg:y="8.009cm" chart:style-name="ch5">
              <text:p>Magnitude Threshold</text:p>
            </chart:title>
          </chart:axis>
          <chart:axis chart:dimension="y" chart:name="primary-y" chart:style-name="ch4">
            <chart:title svg:x="0.451cm" svg:y="6.415cm" chart:style-name="ch6">
              <text:p>Mean Average Precision</text:p>
            </chart:title>
            <chart:grid chart:style-name="ch7" chart:class="major"/>
          </chart:axis>
          <chart:series chart:style-name="ch8" chart:values-cell-range-address="spatialTexture.E4:spatialTexture.E23" chart:class="chart:scatter">
            <chart:domain table:cell-range-address="spatialTexture.D4:spatialTexture.D23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patialTexture.D4:spatialTexture.D23</svg:desc>
                </draw:g>
              </table:table-cell>
              <table:table-cell office:value-type="float" office:value="0.18985682428527">
                <text:p>0.18985682428527</text:p>
                <draw:g>
                  <svg:desc>spatialTexture.E4:spatialTexture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89268386112103">
                <text:p>0.189268386112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195716094612265">
                <text:p>0.195716094612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199705483485795">
                <text:p>0.199705483485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204658550865377">
                <text:p>0.204658550865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208754277347306">
                <text:p>0.208754277347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210587796721644">
                <text:p>0.210587796721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210093460567691">
                <text:p>0.210093460567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213698282978194">
                <text:p>0.213698282978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211207820949002">
                <text:p>0.211207820949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206204389914809">
                <text:p>0.206204389914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206638535733983">
                <text:p>0.2066385357339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205510397479482">
                <text:p>0.205510397479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202220674247699">
                <text:p>0.20222067424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197337774746488">
                <text:p>0.197337774746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189248007756157">
                <text:p>0.189248007756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188943385411632">
                <text:p>0.188943385411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187477382445339">
                <text:p>0.1874773824453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184106288977242">
                <text:p>0.184106288977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32cm" svg:height="10.748cm" xlink:href=".." xlink:type="simple" chart:class="chart:scatter" chart:style-name="ch1">
        <chart:title svg:x="2.699cm" svg:y="0.349cm" chart:style-name="ch2">
          <text:p>Spatial colour and texture MAP as dimensionality is reduced</text:p>
        </chart:title>
        <chart:plot-area chart:style-name="ch3" table:cell-range-address="PCA.A6:PCA.C200" svg:x="1.376cm" svg:y="1.348cm" svg:width="16.002cm" svg:height="8.194cm">
          <chartooo:coordinate-region svg:x="2.338cm" svg:y="1.552cm" svg:width="14.733cm" svg:height="7.334cm"/>
          <chart:axis chart:dimension="x" chart:name="primary-x" chart:style-name="ch4">
            <chart:title svg:x="7.808cm" svg:y="9.757cm" chart:style-name="ch5">
              <text:p>% Energy Reduction</text:p>
            </chart:title>
          </chart:axis>
          <chart:axis chart:dimension="y" chart:name="primary-y" chart:style-name="ch6">
            <chart:title svg:x="0.451cm" svg:y="7.306cm" chart:style-name="ch7">
              <text:p>Mean Average Precision</text:p>
            </chart:title>
            <chart:grid chart:style-name="ch8" chart:class="major"/>
          </chart:axis>
          <chart:series chart:style-name="ch9" chart:values-cell-range-address="PCA.B6:PCA.B200" chart:class="chart:scatter">
            <chart:domain table:cell-range-address="PCA.A6:PCA.A200"/>
            <chart:data-point chart:repeated="195"/>
          </chart:series>
          <chart:series chart:style-name="ch10" chart:values-cell-range-address="PCA.C6:PCA.C200" chart:class="chart:scatter">
            <chart:data-point chart:repeated="1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CA.A6:PCA.A200</svg:desc>
                </draw:g>
              </table:table-cell>
              <table:table-cell office:value-type="float" office:value="0.103330521151079">
                <text:p>0.103330521151079</text:p>
                <draw:g>
                  <svg:desc>PCA.B6:PCA.B200</svg:desc>
                </draw:g>
              </table:table-cell>
              <table:table-cell office:value-type="float" office:value="0.2149">
                <text:p>0.2149</text:p>
                <draw:g>
                  <svg:desc>PCA.C6:PCA.C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36695332950844">
                <text:p>0.13669533295084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173528555620183">
                <text:p>0.17352855562018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07499273152066">
                <text:p>0.20749927315206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35773707674974">
                <text:p>0.23577370767497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232830004328035">
                <text:p>0.23283000432803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217798959223576">
                <text:p>0.21779895922357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191319843339957">
                <text:p>0.19131984333995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166253643033319">
                <text:p>0.16625364303331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7874316289864">
                <text:p>0.1787431628986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171866004618567">
                <text:p>0.17186600461856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154584992388985">
                <text:p>0.15458499238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155408792167781">
                <text:p>0.155408792167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136419262035504">
                <text:p>0.13641926203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.131580099230904">
                <text:p>0.131580099230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111075222448094">
                <text:p>0.11107522244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890314171078992">
                <text:p>0.089031417107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0.0865203112490056">
                <text:p>0.086520311249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0.0831765640446307">
                <text:p>0.083176564044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0.0831765640446307">
                <text:p>0.083176564044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0.0831765640446307">
                <text:p>0.083176564044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0.0831765640446307">
                <text:p>0.083176564044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822927890996743">
                <text:p>0.082292789099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0.0822927890996743">
                <text:p>0.082292789099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0822927890996743">
                <text:p>0.082292789099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0.0822927890996743">
                <text:p>0.082292789099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0.0822927890996743">
                <text:p>0.082292789099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0.0808833991333744">
                <text:p>0.080883399133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0.0808833991333744">
                <text:p>0.080883399133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0.0808833991333744">
                <text:p>0.080883399133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0.0808833991333744">
                <text:p>0.080883399133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0.0808833991333744">
                <text:p>0.080883399133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0796380143179128">
                <text:p>0.07963801431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0.0796380143179128">
                <text:p>0.07963801431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0.0796380143179128">
                <text:p>0.07963801431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0.0796380143179128">
                <text:p>0.07963801431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0.0796380143179128">
                <text:p>0.07963801431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0.0765586086716243">
                <text:p>0.076558608671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">
                <text:p>93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">
                <text:p>98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">
                <text:p>99</text:p>
              </table:table-cell>
              <table:table-cell office:value-type="float" office:value="0.0762693253285306">
                <text:p>0.076269325328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42cm" svg:height="10.711cm" xlink:href=".." xlink:type="simple" chart:class="chart:scatter" chart:style-name="ch1">
        <chart:title svg:x="3.354cm" svg:y="0.349cm" chart:style-name="ch2">
          <text:p>Spatial colour and texture MAP as dimensionality is reduced</text:p>
        </chart:title>
        <chart:plot-area chart:style-name="ch3" table:cell-range-address="PCA.L6:PCA.N306" svg:x="1.402cm" svg:y="1.348cm" svg:width="17.26cm" svg:height="8.157cm">
          <chartooo:coordinate-region svg:x="2.364cm" svg:y="1.553cm" svg:width="16.093cm" svg:height="7.296cm"/>
          <chart:axis chart:dimension="x" chart:name="primary-x" chart:style-name="ch4">
            <chart:title svg:x="8.463cm" svg:y="9.72cm" chart:style-name="ch5">
              <text:p>% Energy Reduction</text:p>
            </chart:title>
          </chart:axis>
          <chart:axis chart:dimension="y" chart:name="primary-y" chart:style-name="ch6">
            <chart:title svg:x="0.451cm" svg:y="7.287cm" chart:style-name="ch7">
              <text:p>Mean Average Precision</text:p>
            </chart:title>
            <chart:grid chart:style-name="ch8" chart:class="major"/>
          </chart:axis>
          <chart:series chart:style-name="ch9" chart:values-cell-range-address="PCA.M6:PCA.M306" chart:class="chart:scatter">
            <chart:domain table:cell-range-address="PCA.L6:PCA.L306"/>
            <chart:data-point chart:repeated="301"/>
          </chart:series>
          <chart:series chart:style-name="ch10" chart:values-cell-range-address="PCA.N6:PCA.N306" chart:class="chart:scatter"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CA.L6:PCA.L306</svg:desc>
                </draw:g>
              </table:table-cell>
              <table:table-cell office:value-type="float" office:value="0.103330521151079">
                <text:p>0.103330521151079</text:p>
                <draw:g>
                  <svg:desc>PCA.M6:PCA.M306</svg:desc>
                </draw:g>
              </table:table-cell>
              <table:table-cell office:value-type="float" office:value="0.2149">
                <text:p>0.2149</text:p>
                <draw:g>
                  <svg:desc>PCA.N6:PCA.N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20618125919003">
                <text:p>0.12061812591900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36695332950844">
                <text:p>0.13669533295084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152228714052574">
                <text:p>0.15222871405257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63770737274295">
                <text:p>0.16377073727429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73528555620183">
                <text:p>0.17352855562018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193116363263715">
                <text:p>0.19311636326371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199324601319847">
                <text:p>0.19932460131984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02831486782768">
                <text:p>0.202831486782768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208951450779497">
                <text:p>0.20895145077949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207499273152066">
                <text:p>0.20749927315206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213996976429462">
                <text:p>0.21399697642946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223896936938649">
                <text:p>0.22389693693864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28494554247116">
                <text:p>0.22849455424711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232810455339881">
                <text:p>0.23281045533988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233703309310497">
                <text:p>0.23370330931049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234976391713583">
                <text:p>0.23497639171358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242643387309802">
                <text:p>0.24264338730980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238194715494612">
                <text:p>0.23819471549461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236707156554431">
                <text:p>0.23670715655443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235773707674974">
                <text:p>0.23577370767497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230253073972842">
                <text:p>0.23025307397284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234323593032826">
                <text:p>0.23432359303282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233622725123771">
                <text:p>0.23362272512377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231387528502858">
                <text:p>0.231387528502858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233422083057602">
                <text:p>0.23342208305760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238830309318719">
                <text:p>0.23883030931871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237133979791428">
                <text:p>0.237133979791428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240198509825567">
                <text:p>0.24019850982556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238443032611031">
                <text:p>0.23844303261103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232830004328035">
                <text:p>0.23283000432803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231942405636432">
                <text:p>0.23194240563643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228933522942803">
                <text:p>0.22893352294280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229849055299674">
                <text:p>0.22984905529967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224264406374107">
                <text:p>0.22426440637410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227885853033209">
                <text:p>0.22788585303320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227534319197287">
                <text:p>0.22753431919728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228221268627308">
                <text:p>0.228221268627308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228458304949129">
                <text:p>0.22845830494912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219923678768194">
                <text:p>0.21992367876819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217798959223576">
                <text:p>0.21779895922357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21106943687069">
                <text:p>0.2110694368706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208639367423824">
                <text:p>0.20863936742382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193883946221061">
                <text:p>0.19388394622106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191592659077464">
                <text:p>0.19159265907746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196027132612257">
                <text:p>0.19602713261225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19925214418916">
                <text:p>0.1992521441891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197125150566643">
                <text:p>0.197125150566643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196971204564796">
                <text:p>0.19697120456479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19124083341845">
                <text:p>0.1912408334184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191319843339957">
                <text:p>0.19131984333995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186722840788162">
                <text:p>0.18672284078816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186722840788162">
                <text:p>0.186722840788162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187828854847526">
                <text:p>0.18782885484752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189141288718541">
                <text:p>0.18914128871854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194077330763351">
                <text:p>0.194077330763351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194185889985029">
                <text:p>0.19418588998502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194185889985029">
                <text:p>0.19418588998502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192357763232977">
                <text:p>0.19235776323297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192357763232977">
                <text:p>0.19235776323297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166253643033319">
                <text:p>0.16625364303331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167743685215679">
                <text:p>0.16774368521567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168282707659856">
                <text:p>0.168282707659856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172551984262305">
                <text:p>0.17255198426230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172551984262305">
                <text:p>0.17255198426230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172107573002134">
                <text:p>0.17210757300213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171828274596645">
                <text:p>0.171828274596645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17286881421914">
                <text:p>0.1728688142191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179103589666497">
                <text:p>0.179103589666497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17874316289864">
                <text:p>0.1787431628986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17874316289864">
                <text:p>0.17874316289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173953270483322">
                <text:p>0.17395327048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173953270483322">
                <text:p>0.173953270483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174104754569727">
                <text:p>0.1741047545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174104754569727">
                <text:p>0.1741047545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17468295625357">
                <text:p>0.1746829562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74680697027457">
                <text:p>0.174680697027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174682751699277">
                <text:p>0.174682751699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71866004618567">
                <text:p>0.171866004618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171866004618567">
                <text:p>0.171866004618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171866004618567">
                <text:p>0.171866004618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161915123089985">
                <text:p>0.16191512308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161915123089985">
                <text:p>0.16191512308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165576921448312">
                <text:p>0.165576921448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16329513698138">
                <text:p>0.16329513698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16329513698138">
                <text:p>0.16329513698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162577018281401">
                <text:p>0.16257701828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15491615098441">
                <text:p>0.1549161509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15491615098441">
                <text:p>0.1549161509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154584992388985">
                <text:p>0.15458499238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154584992388985">
                <text:p>0.15458499238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154584992388985">
                <text:p>0.15458499238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155012066400151">
                <text:p>0.155012066400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155282677631341">
                <text:p>0.15528267763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155282677631341">
                <text:p>0.15528267763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155319274501841">
                <text:p>0.15531927450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155319274501841">
                <text:p>0.15531927450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155319274501841">
                <text:p>0.15531927450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155778884415653">
                <text:p>0.155778884415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155778884415653">
                <text:p>0.155778884415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155408792167781">
                <text:p>0.155408792167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155408792167781">
                <text:p>0.155408792167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.136905193557527">
                <text:p>0.136905193557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.136905193557527">
                <text:p>0.136905193557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136905193557527">
                <text:p>0.136905193557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.137579434125004">
                <text:p>0.137579434125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137491583241824">
                <text:p>0.13749158324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137491583241824">
                <text:p>0.13749158324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137491583241824">
                <text:p>0.13749158324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137491583241824">
                <text:p>0.13749158324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136419262035504">
                <text:p>0.13641926203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130638818943518">
                <text:p>0.13063881894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130638818943518">
                <text:p>0.13063881894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130638818943518">
                <text:p>0.13063881894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130322883639523">
                <text:p>0.13032288363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130322883639523">
                <text:p>0.13032288363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130322883639523">
                <text:p>0.13032288363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130322883639523">
                <text:p>0.13032288363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130322883639523">
                <text:p>0.13032288363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130811421930301">
                <text:p>0.13081142193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130445053502996">
                <text:p>0.13044505350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130445053502996">
                <text:p>0.13044505350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130445053502996">
                <text:p>0.13044505350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131272352792735">
                <text:p>0.131272352792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131272352792735">
                <text:p>0.131272352792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131272352792735">
                <text:p>0.131272352792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131580099230904">
                <text:p>0.131580099230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131580099230904">
                <text:p>0.131580099230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131580099230904">
                <text:p>0.131580099230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120324303664108">
                <text:p>0.12032430366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120324303664108">
                <text:p>0.12032430366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120324303664108">
                <text:p>0.12032430366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118821921845044">
                <text:p>0.11882192184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119411723567972">
                <text:p>0.11941172356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118206042953315">
                <text:p>0.1182060429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117892220035382">
                <text:p>0.117892220035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114745513653629">
                <text:p>0.11474551365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115917495152541">
                <text:p>0.115917495152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115174433225298">
                <text:p>0.11517443322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115174433225298">
                <text:p>0.11517443322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115174433225298">
                <text:p>0.11517443322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115174433225298">
                <text:p>0.11517443322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115143434906959">
                <text:p>0.11514343490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115236230229839">
                <text:p>0.11523623022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115236230229839">
                <text:p>0.11523623022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115236230229839">
                <text:p>0.11523623022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115236230229839">
                <text:p>0.11523623022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115236230229839">
                <text:p>0.11523623022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111075222448094">
                <text:p>0.11107522244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111075222448094">
                <text:p>0.11107522244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111075222448094">
                <text:p>0.11107522244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111075222448094">
                <text:p>0.11107522244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0.110218078801215">
                <text:p>0.11021807880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0.110139869043087">
                <text:p>0.1101398690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11078610011209">
                <text:p>0.1107861001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0.11026817091817">
                <text:p>0.110268170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0.109185594191569">
                <text:p>0.10918559419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0.101934596809244">
                <text:p>0.1019345968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0.102729135315736">
                <text:p>0.10272913531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0.0890314171078992">
                <text:p>0.089031417107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0.0890314171078992">
                <text:p>0.089031417107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0.0890314171078992">
                <text:p>0.089031417107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0.0890314171078992">
                <text:p>0.089031417107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">
                <text:p>28.9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">
                <text:p>29.1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">
                <text:p>29.2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">
                <text:p>29.3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">
                <text:p>29.4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">
                <text:p>29.5</text:p>
              </table:table-cell>
              <table:table-cell office:value-type="float" office:value="0.0894834056620029">
                <text:p>0.089483405662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">
                <text:p>29.6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">
                <text:p>29.7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">
                <text:p>29.9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0.0880617294237506">
                <text:p>0.08806172942375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33cm" svg:y="0.315cm" chart:style-name="ch2">
          <text:p>Spatial colour and texture MAP as dimensionality is reduced</text:p>
        </chart:title>
        <chart:plot-area chart:style-name="ch3" table:cell-range-address="PCA.L6:PCA.M86" svg:x="1.342cm" svg:y="1.28cm" svg:width="14.338cm" svg:height="6.548cm">
          <chartooo:coordinate-region svg:x="2.304cm" svg:y="1.485cm" svg:width="13.274cm" svg:height="5.687cm"/>
          <chart:axis chart:dimension="x" chart:name="primary-x" chart:style-name="ch4">
            <chart:title svg:x="6.384cm" svg:y="8.009cm" chart:style-name="ch5">
              <text:p>% Dimensionality Reduction</text:p>
            </chart:title>
          </chart:axis>
          <chart:axis chart:dimension="y" chart:name="primary-y" chart:style-name="ch6">
            <chart:title svg:x="0.451cm" svg:y="6.415cm" chart:style-name="ch7">
              <text:p>Mean Average Precision</text:p>
            </chart:title>
            <chart:grid chart:style-name="ch8" chart:class="major"/>
          </chart:axis>
          <chart:series chart:style-name="ch9" chart:values-cell-range-address="PCA.M6:PCA.M86" chart:class="chart:scatter">
            <chart:domain table:cell-range-address="PCA.L6:PCA.L86"/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CA.L6:PCA.L86</svg:desc>
                </draw:g>
              </table:table-cell>
              <table:table-cell office:value-type="float" office:value="0.103330521151079">
                <text:p>0.103330521151079</text:p>
                <draw:g>
                  <svg:desc>PCA.M6:PCA.M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20618125919003">
                <text:p>0.120618125919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36695332950844">
                <text:p>0.136695332950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152228714052574">
                <text:p>0.152228714052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63770737274295">
                <text:p>0.163770737274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73528555620183">
                <text:p>0.173528555620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193116363263715">
                <text:p>0.193116363263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199324601319847">
                <text:p>0.199324601319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02831486782768">
                <text:p>0.202831486782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208951450779497">
                <text:p>0.208951450779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207499273152066">
                <text:p>0.207499273152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213996976429462">
                <text:p>0.213996976429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223896936938649">
                <text:p>0.223896936938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28494554247116">
                <text:p>0.228494554247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232810455339881">
                <text:p>0.232810455339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233703309310497">
                <text:p>0.233703309310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234976391713583">
                <text:p>0.234976391713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242643387309802">
                <text:p>0.242643387309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238194715494612">
                <text:p>0.238194715494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236707156554431">
                <text:p>0.236707156554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235773707674974">
                <text:p>0.235773707674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230253073972842">
                <text:p>0.230253073972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234323593032826">
                <text:p>0.234323593032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233622725123771">
                <text:p>0.233622725123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231387528502858">
                <text:p>0.231387528502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233422083057602">
                <text:p>0.233422083057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238830309318719">
                <text:p>0.2388303093187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237133979791428">
                <text:p>0.237133979791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240198509825567">
                <text:p>0.240198509825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238443032611031">
                <text:p>0.238443032611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232830004328035">
                <text:p>0.232830004328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231942405636432">
                <text:p>0.231942405636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228933522942803">
                <text:p>0.228933522942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229849055299674">
                <text:p>0.2298490552996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224264406374107">
                <text:p>0.224264406374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227885853033209">
                <text:p>0.227885853033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227534319197287">
                <text:p>0.227534319197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228221268627308">
                <text:p>0.228221268627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228458304949129">
                <text:p>0.228458304949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219923678768194">
                <text:p>0.219923678768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217798959223576">
                <text:p>0.217798959223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21106943687069">
                <text:p>0.21106943687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208639367423824">
                <text:p>0.2086393674238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193883946221061">
                <text:p>0.193883946221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191592659077464">
                <text:p>0.191592659077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196027132612257">
                <text:p>0.196027132612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19925214418916">
                <text:p>0.199252144189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197125150566643">
                <text:p>0.197125150566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196971204564796">
                <text:p>0.196971204564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19124083341845">
                <text:p>0.191240833418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191319843339957">
                <text:p>0.1913198433399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186722840788162">
                <text:p>0.186722840788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186722840788162">
                <text:p>0.186722840788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187828854847526">
                <text:p>0.187828854847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189141288718541">
                <text:p>0.189141288718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194077330763351">
                <text:p>0.1940773307633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194185889985029">
                <text:p>0.194185889985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194185889985029">
                <text:p>0.1941858899850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192357763232977">
                <text:p>0.1923577632329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192357763232977">
                <text:p>0.1923577632329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166253643033319">
                <text:p>0.166253643033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167743685215679">
                <text:p>0.1677436852156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168282707659856">
                <text:p>0.1682827076598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172551984262305">
                <text:p>0.172551984262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172551984262305">
                <text:p>0.172551984262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172107573002134">
                <text:p>0.172107573002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171828274596645">
                <text:p>0.171828274596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17286881421914">
                <text:p>0.172868814219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179103589666497">
                <text:p>0.1791035896664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17874316289864">
                <text:p>0.17874316289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17874316289864">
                <text:p>0.17874316289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173953270483322">
                <text:p>0.173953270483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173953270483322">
                <text:p>0.1739532704833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174104754569727">
                <text:p>0.1741047545697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174104754569727">
                <text:p>0.174104754569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17468295625357">
                <text:p>0.17468295625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74680697027457">
                <text:p>0.174680697027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174682751699277">
                <text:p>0.174682751699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71866004618567">
                <text:p>0.1718660046185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171866004618567">
                <text:p>0.1718660046185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171866004618567">
                <text:p>0.1718660046185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32cm" svg:height="10.748cm" xlink:href=".." xlink:type="simple" chart:class="chart:scatter" chart:style-name="ch1">
        <chart:title svg:x="2.699cm" svg:y="0.349cm" chart:style-name="ch2">
          <text:p>Spatial colour and texture MAP as dimensionality is reduced</text:p>
        </chart:title>
        <chart:plot-area chart:style-name="ch3" table:cell-range-address="PCA.AA6:PCA.AC139" svg:x="1.376cm" svg:y="1.348cm" svg:width="16.002cm" svg:height="8.194cm">
          <chartooo:coordinate-region svg:x="2.338cm" svg:y="1.553cm" svg:width="14.733cm" svg:height="7.333cm"/>
          <chart:axis chart:dimension="x" chart:name="primary-x" chart:style-name="ch4">
            <chart:title svg:x="7.808cm" svg:y="9.757cm" chart:style-name="ch5">
              <text:p>% Energy Reduction</text:p>
            </chart:title>
          </chart:axis>
          <chart:axis chart:dimension="y" chart:name="primary-y" chart:style-name="ch6">
            <chart:title svg:x="0.451cm" svg:y="7.306cm" chart:style-name="ch7">
              <text:p>Mean Average Precision</text:p>
            </chart:title>
            <chart:grid chart:style-name="ch8" chart:class="major"/>
          </chart:axis>
          <chart:series chart:style-name="ch9" chart:values-cell-range-address="PCA.AB6:PCA.AB139" chart:class="chart:scatter">
            <chart:domain table:cell-range-address="PCA.AA6:PCA.AA139"/>
            <chart:data-point chart:repeated="134"/>
          </chart:series>
          <chart:series chart:style-name="ch10" chart:values-cell-range-address="PCA.AC6:PCA.AC139" chart:class="chart:scatter">
            <chart:data-point chart:repeated="1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CA.AA6:PCA.AA139</svg:desc>
                </draw:g>
              </table:table-cell>
              <table:table-cell office:value-type="float" office:value="0.120781920754056">
                <text:p>0.120781920754056</text:p>
                <draw:g>
                  <svg:desc>PCA.AB6:PCA.AB139</svg:desc>
                </draw:g>
              </table:table-cell>
              <table:table-cell office:value-type="float" office:value="0.217">
                <text:p>0.217</text:p>
                <draw:g>
                  <svg:desc>PCA.AC6:PCA.AC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65589179566213">
                <text:p>0.165589179566213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206712567945148">
                <text:p>0.20671256794514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37711782228619">
                <text:p>0.23771178222861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4403229266546">
                <text:p>0.24403229266546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0.229027969662328">
                <text:p>0.22902796966232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17257937035775">
                <text:p>0.21725793703577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217232983161733">
                <text:p>0.217232983161733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202339883843944">
                <text:p>0.20233988384394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185987998695499">
                <text:p>0.18598799869549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.175468752797056">
                <text:p>0.175468752797056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164260251881082">
                <text:p>0.16426025188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137373778046775">
                <text:p>0.137373778046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14092712726549">
                <text:p>0.14092712726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.132562809762053">
                <text:p>0.13256280976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0.132795382824603">
                <text:p>0.132795382824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0.120107478817536">
                <text:p>0.12010747881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0.119337166846616">
                <text:p>0.11933716684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0.121820322399613">
                <text:p>0.12182032239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17805663392651">
                <text:p>0.1178056633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0.102538845314941">
                <text:p>0.102538845314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0.102538845314941">
                <text:p>0.102538845314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0.0981997749569605">
                <text:p>0.0981997749569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0.0981997749569605">
                <text:p>0.0981997749569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0.0995350764962344">
                <text:p>0.099535076496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995350764962344">
                <text:p>0.099535076496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0.0829920244592623">
                <text:p>0.0829920244592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0.0829920244592623">
                <text:p>0.0829920244592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0.0829920244592623">
                <text:p>0.0829920244592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0.0808617156848781">
                <text:p>0.080861715684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0.0808617156848781">
                <text:p>0.080861715684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0.0808617156848781">
                <text:p>0.080861715684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0.0808617156848781">
                <text:p>0.080861715684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0.0802217084280833">
                <text:p>0.080221708428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0.0802217084280833">
                <text:p>0.080221708428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0802217084280833">
                <text:p>0.080221708428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0.0802217084280833">
                <text:p>0.080221708428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0.0802217084280833">
                <text:p>0.080221708428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0802217084280833">
                <text:p>0.080221708428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0.078891594411525">
                <text:p>0.078891594411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0.078891594411525">
                <text:p>0.078891594411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0.078891594411525">
                <text:p>0.078891594411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0.078891594411525">
                <text:p>0.078891594411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0.078891594411525">
                <text:p>0.078891594411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0.0773498305717966">
                <text:p>0.0773498305717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773498305717966">
                <text:p>0.0773498305717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0.0773498305717966">
                <text:p>0.0773498305717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0.0773498305717966">
                <text:p>0.0773498305717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0.0773498305717966">
                <text:p>0.0773498305717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">
                <text:p>61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0.0740523372683006">
                <text:p>0.074052337268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">
                <text:p>92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">
                <text:p>99</text:p>
              </table:table-cell>
              <table:table-cell office:value-type="float" office:value="0.0737069706657377">
                <text:p>0.0737069706657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42cm" svg:height="10.711cm" xlink:href=".." xlink:type="simple" chart:class="chart:scatter" chart:style-name="ch1">
        <chart:title svg:x="3.354cm" svg:y="0.349cm" chart:style-name="ch2">
          <text:p>Spatial colour and texture MAP as dimensionality is reduced</text:p>
        </chart:title>
        <chart:plot-area chart:style-name="ch3" table:cell-range-address="PCA.AN6:PCA.AP206" svg:x="1.402cm" svg:y="1.348cm" svg:width="17.26cm" svg:height="8.157cm">
          <chartooo:coordinate-region svg:x="2.364cm" svg:y="1.553cm" svg:width="16.093cm" svg:height="7.296cm"/>
          <chart:axis chart:dimension="x" chart:name="primary-x" chart:style-name="ch4">
            <chart:title svg:x="8.463cm" svg:y="9.72cm" chart:style-name="ch5">
              <text:p>% Energy Reduction</text:p>
            </chart:title>
          </chart:axis>
          <chart:axis chart:dimension="y" chart:name="primary-y" chart:style-name="ch6">
            <chart:title svg:x="0.451cm" svg:y="7.287cm" chart:style-name="ch7">
              <text:p>Mean Average Precision</text:p>
            </chart:title>
            <chart:grid chart:style-name="ch8" chart:class="major"/>
          </chart:axis>
          <chart:series chart:style-name="ch9" chart:values-cell-range-address="PCA.AO6:PCA.AO206" chart:class="chart:scatter">
            <chart:domain table:cell-range-address="PCA.AN6:PCA.AN206"/>
            <chart:data-point chart:repeated="201"/>
          </chart:series>
          <chart:series chart:style-name="ch10" chart:values-cell-range-address="PCA.AP6:PCA.AP206" chart:class="chart:scatter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CA.AN6:PCA.AN206</svg:desc>
                </draw:g>
              </table:table-cell>
              <table:table-cell office:value-type="float" office:value="0.120781920754056">
                <text:p>0.120781920754056</text:p>
                <draw:g>
                  <svg:desc>PCA.AO6:PCA.AO206</svg:desc>
                </draw:g>
              </table:table-cell>
              <table:table-cell office:value-type="float" office:value="0.217">
                <text:p>0.217</text:p>
                <draw:g>
                  <svg:desc>PCA.AP6:PCA.AP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49848007867338">
                <text:p>0.14984800786733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65589179566213">
                <text:p>0.165589179566213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188458778584848">
                <text:p>0.18845877858484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201731060434231">
                <text:p>0.201731060434231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206712567945148">
                <text:p>0.20671256794514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221711659857437">
                <text:p>0.22171165985743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222163575920558">
                <text:p>0.22216357592055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32855851717503">
                <text:p>0.232855851717503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241367010999518">
                <text:p>0.24136701099951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237711782228619">
                <text:p>0.23771178222861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233953407468692">
                <text:p>0.233953407468692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242537817528539">
                <text:p>0.24253781752853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46226724854025">
                <text:p>0.24622672485402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2510418719153">
                <text:p>0.2510418719153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246512004989881">
                <text:p>0.246512004989881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24625719429265">
                <text:p>0.2462571942926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244841793210412">
                <text:p>0.244841793210412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242500229462841">
                <text:p>0.242500229462841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24231873162262">
                <text:p>0.24231873162262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24403229266546">
                <text:p>0.24403229266546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243380544741744">
                <text:p>0.24338054474174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240867665934921">
                <text:p>0.240867665934921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237920351589082">
                <text:p>0.237920351589082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235160677819478">
                <text:p>0.23516067781947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235306585727426">
                <text:p>0.235306585727426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227448335383723">
                <text:p>0.227448335383723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229027969662328">
                <text:p>0.22902796966232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227120161652597">
                <text:p>0.22712016165259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226085003466228">
                <text:p>0.22608500346622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217257937035775">
                <text:p>0.21725793703577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217232981185604">
                <text:p>0.21723298118560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218042700395627">
                <text:p>0.21804270039562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211411458415716">
                <text:p>0.211411458415716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2234373261878">
                <text:p>0.223437326187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212880249254806">
                <text:p>0.212880249254806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213660607124555">
                <text:p>0.21366060712455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21340888718458">
                <text:p>0.2134088871845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213204571244827">
                <text:p>0.21320457124482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213324299576173">
                <text:p>0.213324299576173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217232983161733">
                <text:p>0.217232983161733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216984721945654">
                <text:p>0.21698472194565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216058389046847">
                <text:p>0.21605838904684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216058389046847">
                <text:p>0.21605838904684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205828411698902">
                <text:p>0.205828411698902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194395704787902">
                <text:p>0.194395704787902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19545396840187">
                <text:p>0.1954539684018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19545396840187">
                <text:p>0.1954539684018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201789307961071">
                <text:p>0.201789307961071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202339883843944">
                <text:p>0.20233988384394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202339883843944">
                <text:p>0.20233988384394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204652508926475">
                <text:p>0.20465250892647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204652508926475">
                <text:p>0.20465250892647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200737888543969">
                <text:p>0.20073788854396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200782111218299">
                <text:p>0.20078211121829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20199412622828">
                <text:p>0.2019941262282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20199412622828">
                <text:p>0.2019941262282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20199412622828">
                <text:p>0.2019941262282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183559196478167">
                <text:p>0.18355919647816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183325859780937">
                <text:p>0.18332585978093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185987998695499">
                <text:p>0.18598799869549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185987998695499">
                <text:p>0.18598799869549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185928212113678">
                <text:p>0.18592821211367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185928212113678">
                <text:p>0.18592821211367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180652539052463">
                <text:p>0.180652539052463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179106656089565">
                <text:p>0.17910665608956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179106656089565">
                <text:p>0.179106656089565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177847152362249">
                <text:p>0.17784715236224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177847152362249">
                <text:p>0.17784715236224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177847152362249">
                <text:p>0.17784715236224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175468752797056">
                <text:p>0.17546875279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175468752797056">
                <text:p>0.17546875279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178483554358198">
                <text:p>0.178483554358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177605297686595">
                <text:p>0.177605297686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177605297686595">
                <text:p>0.177605297686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177605297686595">
                <text:p>0.177605297686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74357143580752">
                <text:p>0.17435714358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175061528849345">
                <text:p>0.175061528849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63569709087976">
                <text:p>0.16356970908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164260251881082">
                <text:p>0.16426025188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164260251881082">
                <text:p>0.16426025188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164260251881082">
                <text:p>0.16426025188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150757528302299">
                <text:p>0.150757528302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150757528302299">
                <text:p>0.150757528302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150757528302299">
                <text:p>0.150757528302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15049349152319">
                <text:p>0.15049349152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15049349152319">
                <text:p>0.15049349152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136834923795577">
                <text:p>0.136834923795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137530987892259">
                <text:p>0.13753098789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137530987892259">
                <text:p>0.13753098789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137373778046775">
                <text:p>0.137373778046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137373778046775">
                <text:p>0.137373778046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137373778046775">
                <text:p>0.137373778046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142948708372569">
                <text:p>0.142948708372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14407600555509">
                <text:p>0.14407600555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14407600555509">
                <text:p>0.14407600555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14407600555509">
                <text:p>0.14407600555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14407600555509">
                <text:p>0.14407600555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14407600555509">
                <text:p>0.14407600555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14092712726549">
                <text:p>0.14092712726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14092712726549">
                <text:p>0.14092712726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14092712726549">
                <text:p>0.14092712726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.132595289374873">
                <text:p>0.132595289374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.132595289374873">
                <text:p>0.132595289374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132125934132224">
                <text:p>0.13212593413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.132125934132224">
                <text:p>0.13212593413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132125934132224">
                <text:p>0.13212593413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132125934132224">
                <text:p>0.13212593413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132125934132224">
                <text:p>0.13212593413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132562809762053">
                <text:p>0.13256280976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132562809762053">
                <text:p>0.13256280976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132562809762053">
                <text:p>0.13256280976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132562809762053">
                <text:p>0.13256280976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132562809762053">
                <text:p>0.13256280976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132562809762053">
                <text:p>0.13256280976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133170546926043">
                <text:p>0.133170546926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133170546926043">
                <text:p>0.133170546926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133170546926043">
                <text:p>0.133170546926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133170546926043">
                <text:p>0.133170546926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132795382824603">
                <text:p>0.132795382824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132795382824603">
                <text:p>0.132795382824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129072468247449">
                <text:p>0.129072468247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130361950575632">
                <text:p>0.13036195057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130361950575632">
                <text:p>0.13036195057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130361950575632">
                <text:p>0.13036195057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130361950575632">
                <text:p>0.13036195057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130361950575632">
                <text:p>0.13036195057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130361950575632">
                <text:p>0.13036195057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130361950575632">
                <text:p>0.13036195057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130916136584215">
                <text:p>0.130916136584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120107478817536">
                <text:p>0.12010747881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120107478817536">
                <text:p>0.12010747881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120107478817536">
                <text:p>0.12010747881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120107478817536">
                <text:p>0.12010747881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120107478817536">
                <text:p>0.12010747881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120107478817536">
                <text:p>0.12010747881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120107478817536">
                <text:p>0.12010747881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119337166846616">
                <text:p>0.11933716684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119337166846616">
                <text:p>0.11933716684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119337166846616">
                <text:p>0.11933716684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119337166846616">
                <text:p>0.11933716684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119337166846616">
                <text:p>0.11933716684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119337166846616">
                <text:p>0.11933716684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119337166846616">
                <text:p>0.11933716684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119337166846616">
                <text:p>0.11933716684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119337166846616">
                <text:p>0.11933716684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121820322399613">
                <text:p>0.12182032239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121820322399613">
                <text:p>0.12182032239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121820322399613">
                <text:p>0.12182032239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121820322399613">
                <text:p>0.12182032239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121820322399613">
                <text:p>0.12182032239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121820322399613">
                <text:p>0.12182032239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121820322399613">
                <text:p>0.12182032239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121820322399613">
                <text:p>0.12182032239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121820322399613">
                <text:p>0.12182032239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12146605273467">
                <text:p>0.12146605273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12146605273467">
                <text:p>0.12146605273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12146605273467">
                <text:p>0.12146605273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117805663392651">
                <text:p>0.1178056633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117805663392651">
                <text:p>0.1178056633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117805663392651">
                <text:p>0.1178056633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117805663392651">
                <text:p>0.1178056633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117805663392651">
                <text:p>0.1178056633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117805663392651">
                <text:p>0.1178056633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117805663392651">
                <text:p>0.1178056633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117805663392651">
                <text:p>0.1178056633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110681294665383">
                <text:p>0.11068129466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106596531218934">
                <text:p>0.106596531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103517828358969">
                <text:p>0.1035178283589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9pt" style:font-size-asian="10pt" style:font-size-complex="10pt"/>
    </style:style>
    <style:style style:name="ch12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35cm" svg:height="16.348cm" xlink:href=".." xlink:type="simple" chart:class="chart:bar" chart:style-name="ch1">
        <chart:title svg:x="8.738cm" svg:y="0.461cm" chart:style-name="ch2">
          <text:p>Descriptor MAP Comparison</text:p>
        </chart:title>
        <chart:legend chart:legend-position="end" svg:x="20.623cm" svg:y="7.363cm" style:legend-expansion="high" chart:style-name="ch3"/>
        <chart:plot-area chart:style-name="ch4" table:cell-range-address="'descriptor map'.A3:'descriptor map'.D7" chart:data-source-has-labels="both" svg:x="1.49cm" svg:y="1.572cm" svg:width="18.665cm" svg:height="13.458cm">
          <chartooo:coordinate-region svg:x="2.452cm" svg:y="1.777cm" svg:width="17.703cm" svg:height="12.597cm"/>
          <chart:axis chart:dimension="x" chart:name="primary-x" chart:style-name="ch5" chartooo:axis-type="auto">
            <chartooo:date-scale/>
            <chart:title svg:x="10.015cm" svg:y="15.357cm" chart:style-name="ch6">
              <text:p>Descriptor</text:p>
            </chart:title>
            <chart:categories table:cell-range-address="'descriptor map'.A4:'descriptor map'.A7"/>
          </chart:axis>
          <chart:axis chart:dimension="y" chart:name="primary-y" chart:style-name="ch7">
            <chart:title svg:x="0.451cm" svg:y="10.162cm" chart:style-name="ch8">
              <text:p>Mean Average Precision</text:p>
            </chart:title>
            <chart:grid chart:style-name="ch9" chart:class="major"/>
          </chart:axis>
          <chart:series chart:style-name="ch10" chart:values-cell-range-address="'descriptor map'.B4:'descriptor map'.B7" chart:label-cell-address="'descriptor map'.B3:'descriptor map'.B3" chart:class="chart:bar">
            <chart:data-point chart:repeated="4"/>
          </chart:series>
          <chart:series chart:style-name="ch11" chart:values-cell-range-address="'descriptor map'.C4:'descriptor map'.C7" chart:label-cell-address="'descriptor map'.C3:'descriptor map'.C3" chart:class="chart:bar">
            <chart:data-point chart:repeated="4"/>
          </chart:series>
          <chart:series chart:style-name="ch12" chart:values-cell-range-address="'descriptor map'.D4:'descriptor map'.D7" chart:label-cell-address="'descriptor map'.D3:'descriptor map'.D3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descriptor map'.B3:'descriptor map'.B3</svg:desc>
                </draw:g>
              </table:table-cell>
              <table:table-cell office:value-type="string">
                <text:p>Euclidean</text:p>
                <draw:g>
                  <svg:desc>'descriptor map'.C3:'descriptor map'.C3</svg:desc>
                </draw:g>
              </table:table-cell>
              <table:table-cell office:value-type="string">
                <text:p>Mahalanobis</text:p>
                <draw:g>
                  <svg:desc>'descriptor map'.D3:'descriptor map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lour Histogram</text:p>
                <draw:g>
                  <svg:desc>'descriptor map'.A4:'descriptor map'.A7</svg:desc>
                </draw:g>
              </table:table-cell>
              <table:table-cell office:value-type="float" office:value="0.1671">
                <text:p>0.1671</text:p>
                <draw:g>
                  <svg:desc>'descriptor map'.B4:'descriptor map'.B7</svg:desc>
                </draw:g>
              </table:table-cell>
              <table:table-cell office:value-type="float" office:value="0.1446">
                <text:p>0.1446</text:p>
                <draw:g>
                  <svg:desc>'descriptor map'.C4:'descriptor map'.C7</svg:desc>
                </draw:g>
              </table:table-cell>
              <table:table-cell office:value-type="float" office:value="0.1525">
                <text:p>0.1525</text:p>
                <draw:g>
                  <svg:desc>'descriptor map'.D4:'descriptor map'.D7</svg:desc>
                </draw:g>
              </table:table-cell>
            </table:table-row>
            <table:table-row>
              <table:table-cell office:value-type="string">
                <text:p>Spatial Colour</text:p>
              </table:table-cell>
              <table:table-cell office:value-type="float" office:value="0.1592">
                <text:p>0.1592</text:p>
              </table:table-cell>
              <table:table-cell office:value-type="float" office:value="0.1543">
                <text:p>0.1543</text:p>
              </table:table-cell>
              <table:table-cell office:value-type="float" office:value="0.1598">
                <text:p>0.1598</text:p>
              </table:table-cell>
            </table:table-row>
            <table:table-row>
              <table:table-cell office:value-type="string">
                <text:p>Spatial Texture</text:p>
              </table:table-cell>
              <table:table-cell office:value-type="float" office:value="0.2341">
                <text:p>0.2341</text:p>
              </table:table-cell>
              <table:table-cell office:value-type="float" office:value="0.2137">
                <text:p>0.2137</text:p>
              </table:table-cell>
              <table:table-cell office:value-type="float" office:value="0.1438">
                <text:p>0.1438</text:p>
              </table:table-cell>
            </table:table-row>
            <table:table-row>
              <table:table-cell office:value-type="string">
                <text:p>Spatial Colour and Texture</text:p>
              </table:table-cell>
              <table:table-cell office:value-type="float" office:value="0.256">
                <text:p>0.256</text:p>
              </table:table-cell>
              <table:table-cell office:value-type="float" office:value="0.2149">
                <text:p>0.2149</text:p>
              </table:table-cell>
              <table:table-cell office:value-type="float" office:value="0.2426">
                <text:p>0.24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